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, Arial, Tahoma, sans-" svg:font-family="Helvetica, Arial, Tahoma, sans-" style:font-family-generic="system"/>
    <style:font-face style:name="synthese, sans-serif" svg:font-family="synthese, sans-serif" style:font-family-generic="system"/>
    <style:font-face style:name="inherit" svg:font-family="inherit" style:font-family-generic="system"/>
    <style:font-face style:name="Roboto, Arial, sans-serif" svg:font-family="Roboto, Arial, sans-serif" style:font-family-generic="system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Helvetica, Arial, Tahoma, sans-" fo:color="#333333" fo:font-size="10.5pt" style:font-size-asian="10.5pt"/>
    </style:style>
    <style:style style:name="T3" style:parent-style-name="Fuentedepárrafopredeter." style:family="text">
      <style:text-properties style:font-name="Helvetica, Arial, Tahoma, sans-" fo:color="#333333" fo:font-size="10.5pt" style:font-size-asian="10.5pt" fo:background-color="#FFFF00"/>
    </style:style>
    <style:style style:name="T4" style:parent-style-name="Fuentedepárrafopredeter." style:family="text">
      <style:text-properties style:font-name="Helvetica, Arial, Tahoma, sans-" fo:color="#333333" fo:font-size="10.5pt" style:font-size-asian="10.5pt"/>
    </style:style>
    <style:style style:name="T5" style:parent-style-name="Fuentedepárrafopredeter." style:family="text">
      <style:text-properties style:font-name="Helvetica, Arial, Tahoma, sans-" fo:color="#333333" fo:font-size="10.5pt" style:font-size-asian="10.5pt"/>
    </style:style>
    <style:style style:name="T6" style:parent-style-name="Fuentedepárrafopredeter." style:family="text">
      <style:text-properties style:font-name="Helvetica, Arial, Tahoma, sans-" fo:font-weight="bold" style:font-weight-asian="bold" style:font-weight-complex="bold" fo:color="#800000" fo:font-size="10.5pt" style:font-size-asian="10.5pt"/>
    </style:style>
    <style:style style:name="T7" style:parent-style-name="Fuentedepárrafopredeter." style:family="text">
      <style:text-properties style:font-name="Helvetica, Arial, Tahoma, sans-" fo:color="#333333" fo:font-size="10.5pt" style:font-size-asian="10.5pt"/>
    </style:style>
    <style:style style:name="P8" style:parent-style-name="Textbody" style:family="paragraph">
      <style:text-properties style:font-name="Helvetica, Arial, Tahoma, sans-" fo:color="#333333" fo:font-size="10.5pt" style:font-size-asian="10.5pt"/>
    </style:style>
    <style:style style:name="P9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0" style:parent-style-name="Textbody" style:family="paragraph">
      <style:paragraph-properties fo:widows="2" fo:orphans="2" fo:margin-bottom="0.1041in"/>
    </style:style>
    <style:style style:name="T11" style:parent-style-name="Fuentedepárrafopredeter." style:family="text">
      <style:text-properties style:font-name="Helvetica, Arial, Tahoma, sans-" fo:color="#333333" fo:font-size="10.5pt" style:font-size-asian="10.5pt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Helvetica, Arial, Tahoma, sans-" fo:color="#333333" fo:font-size="10.5pt" style:font-size-asian="10.5pt"/>
    </style:style>
    <style:style style:name="T13" style:parent-style-name="Fuentedepárrafopredeter." style:family="text">
      <style:text-properties style:font-name-asian="Times New Roman" style:font-name-complex="Times New Roman" fo:color="#333333"/>
    </style:style>
    <style:style style:name="T14" style:parent-style-name="Fuentedepárrafopredeter." style:family="text">
      <style:text-properties style:font-name-asian="Times New Roman" style:font-name-complex="Times New Roman" fo:color="#333333"/>
    </style:style>
    <style:style style:name="P15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16" style:parent-style-name="Standard" style:family="paragraph">
      <style:paragraph-properties style:text-autospace="none"/>
    </style:style>
    <style:style style:name="T17" style:parent-style-name="Fuentedepárrafopredeter." style:family="text">
      <style:text-properties style:font-name-asian="Times New Roman" style:font-name-complex="Times New Roman"/>
    </style:style>
    <style:style style:name="T1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paragraph-properties style:text-autospace="none"/>
    </style:style>
    <style:style style:name="T20" style:parent-style-name="Fuentedepárrafopredeter." style:family="text">
      <style:text-properties style:font-name-asian="Times New Roman" style:font-name-complex="Times New Roman"/>
    </style:style>
    <style:style style:name="T2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style:font-name-asian="Times New Roman" style:font-name-complex="Times New Roman"/>
    </style:style>
    <style:style style:name="T2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4" style:parent-style-name="Fuentedepárrafopredeter." style:family="text">
      <style:text-properties style:font-name-asian="Times New Roman" style:font-name-complex="Times New Roman" fo:font-weight="bold" style:font-weight-asian="bold" style:font-weight-complex="bold"/>
    </style:style>
    <style:style style:name="P25" style:parent-style-name="Standard" style:family="paragraph">
      <style:paragraph-properties style:text-autospace="none"/>
    </style:style>
    <style:style style:name="T26" style:parent-style-name="Fuentedepárrafopredeter." style:family="text">
      <style:text-properties style:font-name-asian="Times New Roman" style:font-name-complex="Times New Roman"/>
    </style:style>
    <style:style style:name="T2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8" style:parent-style-name="Fuentedepárrafopredeter." style:family="text">
      <style:text-properties style:font-name-asian="Times New Roman" style:font-name-complex="Times New Roman"/>
    </style:style>
    <style:style style:name="P29" style:parent-style-name="Standard" style:family="paragraph">
      <style:paragraph-properties style:text-autospace="none"/>
      <style:text-properties style:font-name="Helvetica, Arial, Tahoma, sans-" style:font-name-asian="Times New Roman" style:font-name-complex="Times New Roman" fo:color="#333333"/>
    </style:style>
    <style:style style:name="P30" style:parent-style-name="Textbody" style:family="paragraph">
      <style:paragraph-properties fo:widows="2" fo:orphans="2" fo:margin-bottom="0.1041in"/>
    </style:style>
    <style:style style:name="T31" style:parent-style-name="Fuentedepárrafopredeter." style:family="text">
      <style:text-properties style:font-name="Helvetica, Arial, Tahoma, sans-" fo:color="#333333" fo:font-size="10.5pt" style:font-size-asian="10.5pt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Helvetica, Arial, Tahoma, sans-" fo:color="#333333" fo:font-size="10.5pt" style:font-size-asian="10.5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Helvetica, Arial, Tahoma, sans-" fo:color="#333333" fo:font-size="10.5pt" style:font-size-asian="10.5pt"/>
    </style:style>
    <style:style style:name="P34" style:parent-style-name="Textbody" style:family="paragraph">
      <style:paragraph-properties fo:widows="2" fo:orphans="2" fo:margin-bottom="0.1041in"/>
    </style:style>
    <style:style style:name="T35" style:parent-style-name="Fuentedepárrafopredeter." style:family="text">
      <style:text-properties style:font-name="Helvetica, Arial, Tahoma, sans-" fo:color="#333333" fo:font-size="10.5pt" style:font-size-asian="10.5pt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Helvetica, Arial, Tahoma, sans-" fo:color="#333333" fo:font-size="10.5pt" style:font-size-asian="10.5pt"/>
    </style:style>
    <style:style style:name="T37" style:parent-style-name="Fuentedepárrafopredeter." style:family="text">
      <style:text-properties style:font-name="Helvetica, Arial, Tahoma, sans-" fo:color="#333333" fo:font-size="10.5pt" style:font-size-asian="10.5pt"/>
    </style:style>
    <style:style style:name="P38" style:parent-style-name="Textbody" style:family="paragraph">
      <style:paragraph-properties fo:widows="2" fo:orphans="2" fo:margin-bottom="0.1041in"/>
    </style:style>
    <style:style style:name="T39" style:parent-style-name="Fuentedepárrafopredeter." style:family="text">
      <style:text-properties style:font-name="Helvetica, Arial, Tahoma, sans-" fo:color="#333333" fo:font-size="10.5pt" style:font-size-asian="10.5pt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Helvetica, Arial, Tahoma, sans-" fo:color="#333333" fo:font-size="10.5pt" style:font-size-asian="10.5pt"/>
    </style:style>
    <style:style style:name="P41" style:parent-style-name="Standard" style:family="paragraph">
      <style:paragraph-properties fo:widows="2" fo:orphans="2" fo:margin-bottom="0.1041in"/>
    </style:style>
    <style:style style:name="T42" style:parent-style-name="Fuentedepárrafopredeter." style:family="text">
      <style:text-properties style:font-name-asian="Times New Roman" style:font-name-complex="Times New Roman" fo:color="#333333"/>
    </style:style>
    <style:style style:name="T4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44" style:parent-style-name="Fuentedepárrafopredeter." style:family="text">
      <style:text-properties style:font-name-asian="Times New Roman" style:font-name-complex="Times New Roman" fo:color="#333333"/>
    </style:style>
    <style:style style:name="P45" style:parent-style-name="Standard" style:family="paragraph">
      <style:paragraph-properties style:text-autospace="none"/>
    </style:style>
    <style:style style:name="T46" style:parent-style-name="Fuentedepárrafopredeter." style:family="text">
      <style:text-properties style:font-name-asian="Times New Roman" style:font-name-complex="Times New Roman"/>
    </style:style>
    <style:style style:name="T47" style:parent-style-name="Fuentedepárrafopredeter." style:family="text">
      <style:text-properties style:font-name-asian="Times New Roman" style:font-name-complex="Times New Roman"/>
    </style:style>
    <style:style style:name="T4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9" style:parent-style-name="Fuentedepárrafopredeter." style:family="text">
      <style:text-properties style:font-name-asian="Times New Roman" style:font-name-complex="Times New Roman"/>
    </style:style>
    <style:style style:name="T5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51" style:parent-style-name="Fuentedepárrafopredeter." style:family="text">
      <style:text-properties style:font-name-asian="Times New Roman" style:font-name-complex="Times New Roman"/>
    </style:style>
    <style:style style:name="T52" style:parent-style-name="Fuentedepárrafopredeter." style:family="text">
      <style:text-properties style:font-name-asian="Times New Roman" style:font-name-complex="Times New Roman" fo:font-weight="bold" style:font-weight-asian="bold" style:font-weight-complex="bold"/>
    </style:style>
    <style:style style:name="T53" style:parent-style-name="Fuentedepárrafopredeter." style:family="text">
      <style:text-properties style:font-name-asian="Times New Roman" style:font-name-complex="Times New Roman"/>
    </style:style>
    <style:style style:name="T5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55" style:parent-style-name="Fuentedepárrafopredeter." style:family="text">
      <style:text-properties style:font-name-asian="Times New Roman" style:font-name-complex="Times New Roman"/>
    </style:style>
    <style:style style:name="P56" style:parent-style-name="Standard" style:family="paragraph">
      <style:paragraph-properties style:text-autospace="none"/>
    </style:style>
    <style:style style:name="T5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58" style:parent-style-name="Fuentedepárrafopredeter." style:family="text">
      <style:text-properties style:font-name-asian="Times New Roman" style:font-name-complex="Times New Roman"/>
    </style:style>
    <style:style style:name="T5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60" style:parent-style-name="Fuentedepárrafopredeter." style:family="text">
      <style:text-properties style:font-name-asian="Times New Roman" style:font-name-complex="Times New Roman"/>
    </style:style>
    <style:style style:name="P61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62" style:parent-style-name="Standard" style:family="paragraph">
      <style:paragraph-properties fo:widows="2" fo:orphans="2" fo:margin-bottom="0.1041in"/>
      <style:text-properties style:font-name-asian="Times New Roman" style:font-name-complex="Times New Roman" fo:color="#333333"/>
    </style:style>
    <style:style style:name="P63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64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65" style:parent-style-name="Standard" style:family="paragraph">
      <style:paragraph-properties style:text-autospace="none"/>
    </style:style>
    <style:style style:name="T66" style:parent-style-name="Fuentedepárrafopredeter." style:family="text">
      <style:text-properties style:font-name-asian="Times New Roman" style:font-name-complex="Times New Roman"/>
    </style:style>
    <style:style style:name="T6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68" style:parent-style-name="Fuentedepárrafopredeter." style:family="text">
      <style:text-properties style:font-name-asian="Times New Roman" style:font-name-complex="Times New Roman"/>
    </style:style>
    <style:style style:name="T6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70" style:parent-style-name="Fuentedepárrafopredeter." style:family="text">
      <style:text-properties style:font-name-asian="Times New Roman" style:font-name-complex="Times New Roman"/>
    </style:style>
    <style:style style:name="T7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72" style:parent-style-name="Fuentedepárrafopredeter." style:family="text">
      <style:text-properties style:font-name-asian="Times New Roman" style:font-name-complex="Times New Roman"/>
    </style:style>
    <style:style style:name="T73" style:parent-style-name="Fuentedepárrafopredeter." style:family="text">
      <style:text-properties style:font-name-asian="Times New Roman" style:font-name-complex="Times New Roman"/>
    </style:style>
    <style:style style:name="T7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75" style:parent-style-name="Fuentedepárrafopredeter." style:family="text">
      <style:text-properties style:font-name-asian="Times New Roman" style:font-name-complex="Times New Roman"/>
    </style:style>
    <style:style style:name="T76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77" style:parent-style-name="Fuentedepárrafopredeter." style:family="text">
      <style:text-properties style:font-name-asian="Times New Roman" style:font-name-complex="Times New Roman"/>
    </style:style>
    <style:style style:name="T7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79" style:parent-style-name="Fuentedepárrafopredeter." style:family="text">
      <style:text-properties style:font-name-asian="Times New Roman" style:font-name-complex="Times New Roman"/>
    </style:style>
    <style:style style:name="T8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background-color="#FFFF00"/>
    </style:style>
    <style:style style:name="T81" style:parent-style-name="Fuentedepárrafopredeter." style:family="text">
      <style:text-properties style:font-name-asian="Times New Roman" style:font-name-complex="Times New Roman" fo:background-color="#FFFF00"/>
    </style:style>
    <style:style style:name="P82" style:parent-style-name="Standard" style:family="paragraph">
      <style:paragraph-properties fo:widows="2" fo:orphans="2" fo:margin-bottom="0.1041in"/>
      <style:text-properties style:font-name-asian="Times New Roman" style:font-name-complex="Times New Roman" fo:color="#333333"/>
    </style:style>
    <style:style style:name="P83" style:parent-style-name="Standard" style:family="paragraph">
      <style:paragraph-properties fo:widows="2" fo:orphans="2" fo:margin-bottom="0.1041in"/>
    </style:style>
    <style:style style:name="T84" style:parent-style-name="Fuentedepárrafopredeter." style:family="text">
      <style:text-properties style:font-name-asian="Times New Roman" style:font-name-complex="Times New Roman" fo:color="#333333"/>
    </style:style>
    <style:style style:name="T8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86" style:parent-style-name="Fuentedepárrafopredeter." style:family="text">
      <style:text-properties style:font-name-asian="Times New Roman" style:font-name-complex="Times New Roman" fo:color="#333333"/>
    </style:style>
    <style:style style:name="T87" style:parent-style-name="Fuentedepárrafopredeter." style:family="text">
      <style:text-properties style:font-name-asian="Times New Roman" style:font-name-complex="Times New Roman"/>
    </style:style>
    <style:style style:name="T88" style:parent-style-name="Fuentedepárrafopredeter." style:family="text">
      <style:text-properties style:font-name-asian="Times New Roman" style:font-name-complex="Times New Roman"/>
    </style:style>
    <style:style style:name="T8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90" style:parent-style-name="Fuentedepárrafopredeter." style:family="text">
      <style:text-properties style:font-name-asian="Times New Roman" style:font-name-complex="Times New Roman"/>
    </style:style>
    <style:style style:name="T9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92" style:parent-style-name="Fuentedepárrafopredeter." style:family="text">
      <style:text-properties style:font-name-asian="Times New Roman" style:font-name-complex="Times New Roman"/>
    </style:style>
    <style:style style:name="T9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94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95" style:parent-style-name="Standard" style:family="paragraph">
      <style:paragraph-properties fo:widows="2" fo:orphans="2" fo:margin-bottom="0.1041in"/>
    </style:style>
    <style:style style:name="T96" style:parent-style-name="Fuentedepárrafopredeter." style:family="text">
      <style:text-properties style:font-name-asian="Times New Roman" style:font-name-complex="Times New Roman" fo:color="#333333"/>
    </style:style>
    <style:style style:name="T9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9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99" style:parent-style-name="Fuentedepárrafopredeter." style:family="text">
      <style:text-properties style:font-name-asian="Times New Roman" style:font-name-complex="Times New Roman" fo:color="#333333"/>
    </style:style>
    <style:style style:name="T10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101" style:parent-style-name="Fuentedepárrafopredeter." style:family="text">
      <style:text-properties style:font-name-asian="Times New Roman" style:font-name-complex="Times New Roman" fo:color="#333333"/>
    </style:style>
    <style:style style:name="T102" style:parent-style-name="Fuentedepárrafopredeter." style:family="text">
      <style:text-properties style:font-name-asian="Times New Roman" style:font-name-complex="Times New Roman"/>
    </style:style>
    <style:style style:name="T103" style:parent-style-name="Fuentedepárrafopredeter." style:family="text">
      <style:text-properties style:font-name-asian="Times New Roman" style:font-name-complex="Times New Roman"/>
    </style:style>
    <style:style style:name="T10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05" style:parent-style-name="Fuentedepárrafopredeter." style:family="text">
      <style:text-properties style:font-name-asian="Times New Roman" style:font-name-complex="Times New Roman"/>
    </style:style>
    <style:style style:name="P106" style:parent-style-name="Standard" style:family="paragraph">
      <style:paragraph-properties fo:widows="2" fo:orphans="2" fo:margin-bottom="0.1041in"/>
    </style:style>
    <style:style style:name="T107" style:parent-style-name="Fuentedepárrafopredeter." style:family="text">
      <style:text-properties style:font-name-asian="Times New Roman" style:font-name-complex="Times New Roman" fo:color="#333333"/>
    </style:style>
    <style:style style:name="T10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333333"/>
    </style:style>
    <style:style style:name="T109" style:parent-style-name="Fuentedepárrafopredeter." style:family="text">
      <style:text-properties style:font-name-asian="Times New Roman" style:font-name-complex="Times New Roman" fo:color="#333333"/>
    </style:style>
    <style:style style:name="T110" style:parent-style-name="Fuentedepárrafopredeter." style:family="text">
      <style:text-properties style:font-name-asian="Times New Roman" style:font-name-complex="Times New Roman"/>
    </style:style>
    <style:style style:name="T11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12" style:parent-style-name="Fuentedepárrafopredeter." style:family="text">
      <style:text-properties style:font-name-asian="Times New Roman" style:font-name-complex="Times New Roman"/>
    </style:style>
    <style:style style:name="T11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14" style:parent-style-name="Fuentedepárrafopredeter." style:family="text">
      <style:text-properties style:font-name-asian="Times New Roman" style:font-name-complex="Times New Roman"/>
    </style:style>
    <style:style style:name="T115" style:parent-style-name="Fuentedepárrafopredeter." style:family="text">
      <style:text-properties style:font-name-asian="Times New Roman" style:font-name-complex="Times New Roman"/>
    </style:style>
    <style:style style:name="P116" style:parent-style-name="Standard" style:family="paragraph">
      <style:paragraph-properties style:text-autospace="none"/>
    </style:style>
    <style:style style:name="T117" style:parent-style-name="Fuentedepárrafopredeter." style:family="text">
      <style:text-properties style:font-name-asian="Times New Roman" style:font-name-complex="Times New Roman"/>
    </style:style>
    <style:style style:name="T11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119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120" style:parent-style-name="Standard" style:family="paragraph">
      <style:paragraph-properties style:text-autospace="none"/>
    </style:style>
    <style:style style:name="T121" style:parent-style-name="Fuentedepárrafopredeter." style:family="text">
      <style:text-properties style:font-name-asian="Times New Roman" style:font-name-complex="Times New Roman"/>
    </style:style>
    <style:style style:name="T12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123" style:parent-style-name="Standard" style:family="paragraph">
      <style:paragraph-properties style:text-autospace="none"/>
    </style:style>
    <style:style style:name="T124" style:parent-style-name="Fuentedepárrafopredeter." style:family="text">
      <style:text-properties style:font-name-asian="Times New Roman" style:font-name-complex="Times New Roman"/>
    </style:style>
    <style:style style:name="T12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26" style:parent-style-name="Fuentedepárrafopredeter." style:family="text">
      <style:text-properties style:font-name-asian="Times New Roman" style:font-name-complex="Times New Roman"/>
    </style:style>
    <style:style style:name="P127" style:parent-style-name="Standard" style:family="paragraph">
      <style:paragraph-properties style:text-autospace="none"/>
    </style:style>
    <style:style style:name="T128" style:parent-style-name="Fuentedepárrafopredeter." style:family="text">
      <style:text-properties style:font-name-asian="Times New Roman" style:font-name-complex="Times New Roman"/>
    </style:style>
    <style:style style:name="T12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30" style:parent-style-name="Fuentedepárrafopredeter." style:family="text">
      <style:text-properties style:font-name-asian="Times New Roman" style:font-name-complex="Times New Roman"/>
    </style:style>
    <style:style style:name="P131" style:parent-style-name="Standard" style:family="paragraph">
      <style:paragraph-properties style:text-autospace="none"/>
    </style:style>
    <style:style style:name="T132" style:parent-style-name="Fuentedepárrafopredeter." style:family="text">
      <style:text-properties style:font-name-asian="Times New Roman" style:font-name-complex="Times New Roman"/>
    </style:style>
    <style:style style:name="T13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34" style:parent-style-name="Fuentedepárrafopredeter." style:family="text">
      <style:text-properties style:font-name-asian="Times New Roman" style:font-name-complex="Times New Roman"/>
    </style:style>
    <style:style style:name="P135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136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37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38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39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40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141" style:parent-style-name="Textbody" style:family="paragraph">
      <style:text-properties style:font-name="Helvetica, Arial, Tahoma, sans-" fo:font-weight="bold" style:font-weight-asian="bold" style:font-weight-complex="bold" fo:color="#333333" fo:font-size="14pt" style:font-size-asian="14pt" style:font-size-complex="14pt"/>
    </style:style>
    <style:style style:name="P142" style:parent-style-name="Textbody" style:family="paragraph">
      <style:text-properties style:font-name="synthese, sans-serif" fo:font-weight="bold" style:font-weight-asian="bold" style:font-weight-complex="bold" fo:color="#333333" fo:font-size="14pt" style:font-size-asian="14pt" style:font-size-complex="14pt" fo:language="en" fo:country="US"/>
    </style:style>
    <style:style style:name="P143" style:parent-style-name="Textbody" style:family="paragraph">
      <style:paragraph-properties fo:widows="2" fo:orphans="2" fo:margin-bottom="0in"/>
    </style:style>
    <style:style style:name="T144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45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46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47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48" style:parent-style-name="Textbody" style:family="paragraph">
      <style:paragraph-properties fo:widows="2" fo:orphans="2" fo:margin-top="0.052in" fo:margin-bottom="0.0972in"/>
    </style:style>
    <style:style style:name="T149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50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51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52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53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54" style:parent-style-name="Textbody" style:family="paragraph">
      <style:paragraph-properties fo:widows="2" fo:orphans="2" fo:margin-top="0.052in" fo:margin-bottom="0.0972in"/>
    </style:style>
    <style:style style:name="T155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56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57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58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59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60" style:parent-style-name="Textbody" style:family="paragraph">
      <style:paragraph-properties fo:widows="2" fo:orphans="2" fo:margin-top="0.052in" fo:margin-bottom="0.0972in"/>
    </style:style>
    <style:style style:name="T161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62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63" style:parent-style-name="Textbody" style:family="paragraph">
      <style:paragraph-properties fo:widows="2" fo:orphans="2" fo:margin-top="0.052in" fo:margin-bottom="0.0972in"/>
    </style:style>
    <style:style style:name="T164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65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66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67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68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69" style:parent-style-name="Textbody" style:family="paragraph">
      <style:paragraph-properties fo:widows="2" fo:orphans="2" fo:margin-top="0.052in" fo:margin-bottom="0.0972in"/>
    </style:style>
    <style:style style:name="T170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71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72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73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74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75" style:parent-style-name="Textbody" style:family="paragraph">
      <style:paragraph-properties fo:widows="2" fo:orphans="2" fo:margin-top="0.052in" fo:margin-bottom="0.0972in"/>
    </style:style>
    <style:style style:name="T176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77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78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79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80" style:parent-style-name="Textbody" style:family="paragraph">
      <style:paragraph-properties fo:widows="2" fo:orphans="2" fo:margin-top="0.052in" fo:margin-bottom="0.0972in"/>
    </style:style>
    <style:style style:name="T181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82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83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T184" style:parent-style-name="Fuentedepárrafopredeter." style:family="text">
      <style:text-properties style:font-name="synthese, sans-serif" fo:color="#000000" fo:font-size="14pt" style:font-size-asian="14pt"/>
    </style:style>
    <style:style style:name="P185" style:parent-style-name="Textbody" style:family="paragraph">
      <style:paragraph-properties fo:widows="2" fo:orphans="2" fo:margin-top="0.052in" fo:margin-bottom="0.0972in"/>
    </style:style>
    <style:style style:name="T186" style:parent-style-name="StrongEmphasis" style:family="text">
      <style:text-properties style:font-name="synthese, sans-serif" fo:font-weight="normal" style:font-weight-asian="normal" fo:color="#000000" fo:font-size="14pt" style:font-size-asian="14pt" fo:language="en" fo:country="US"/>
    </style:style>
    <style:style style:name="T187" style:parent-style-name="Fuentedepárrafopredeter." style:family="text">
      <style:text-properties style:font-name="synthese, sans-serif" fo:color="#000000" fo:font-size="14pt" style:font-size-asian="14pt" fo:language="en" fo:country="US"/>
    </style:style>
    <style:style style:name="P188" style:parent-style-name="Textbody" style:family="paragraph">
      <style:text-properties style:font-name="Helvetica, Arial, Tahoma, sans-" fo:font-weight="bold" style:font-weight-asian="bold" style:font-weight-complex="bold" fo:color="#333333" fo:font-size="14pt" style:font-size-asian="14pt" style:font-size-complex="14pt"/>
    </style:style>
    <style:style style:name="T189" style:parent-style-name="StrongEmphasis" style:family="text">
      <style:text-properties style:font-name="inherit" fo:color="#555555" fo:font-size="12.5pt" style:font-size-asian="12.5pt"/>
    </style:style>
    <style:style style:name="T190" style:parent-style-name="Fuentedepárrafopredeter." style:family="text">
      <style:text-properties style:font-name="Roboto, Arial, sans-serif" fo:color="#555555" fo:font-size="12.5pt" style:font-size-asian="12.5pt"/>
    </style:style>
    <style:style style:name="T191" style:parent-style-name="Fuentedepárrafopredeter." style:family="text">
      <style:text-properties style:font-name="Roboto, Arial, sans-serif" fo:color="#555555" fo:font-size="12.5pt" style:font-size-asian="12.5pt"/>
    </style:style>
    <style:style style:name="T192" style:parent-style-name="Énfasis" style:family="text">
      <style:text-properties style:font-name="inherit" fo:color="#555555" fo:font-size="12.5pt" style:font-size-asian="12.5pt"/>
    </style:style>
    <style:style style:name="T193" style:parent-style-name="Fuentedepárrafopredeter." style:family="text">
      <style:text-properties style:font-name="Roboto, Arial, sans-serif" fo:color="#555555" fo:font-size="12.5pt" style:font-size-asian="12.5pt"/>
    </style:style>
    <style:style style:name="T194" style:parent-style-name="Énfasis" style:family="text">
      <style:text-properties style:font-name="inherit" fo:color="#555555" fo:font-size="12.5pt" style:font-size-asian="12.5pt"/>
    </style:style>
    <style:style style:name="T195" style:parent-style-name="Fuentedepárrafopredeter." style:family="text">
      <style:text-properties style:font-name="Roboto, Arial, sans-serif" fo:color="#555555" fo:font-size="12.5pt" style:font-size-asian="12.5pt"/>
    </style:style>
    <style:style style:name="T196" style:parent-style-name="Énfasis" style:family="text">
      <style:text-properties style:font-name="inherit" fo:color="#555555" fo:font-size="12.5pt" style:font-size-asian="12.5pt"/>
    </style:style>
    <style:style style:name="P197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198" style:parent-style-name="StrongEmphasis" style:family="text">
      <style:text-properties style:font-name="inherit" fo:color="#555555" fo:font-size="12.5pt" style:font-size-asian="12.5pt"/>
    </style:style>
    <style:style style:name="T199" style:parent-style-name="Fuentedepárrafopredeter." style:family="text">
      <style:text-properties style:font-name="Roboto, Arial, sans-serif" fo:color="#555555" fo:font-size="12.5pt" style:font-size-asian="12.5pt"/>
    </style:style>
    <style:style style:name="T200" style:parent-style-name="Énfasis" style:family="text">
      <style:text-properties style:font-name="inherit" fo:color="#555555" fo:font-size="12.5pt" style:font-size-asian="12.5pt"/>
    </style:style>
    <style:style style:name="T201" style:parent-style-name="Fuentedepárrafopredeter." style:family="text">
      <style:text-properties style:font-name="Roboto, Arial, sans-serif" fo:color="#555555" fo:font-size="12.5pt" style:font-size-asian="12.5pt"/>
    </style:style>
    <style:style style:name="T202" style:parent-style-name="Énfasis" style:family="text">
      <style:text-properties style:font-name="inherit" fo:color="#555555" fo:font-size="12.5pt" style:font-size-asian="12.5pt"/>
    </style:style>
    <style:style style:name="T203" style:parent-style-name="Énfasis" style:family="text">
      <style:text-properties style:font-name="inherit" fo:color="#555555" fo:font-size="12.5pt" style:font-size-asian="12.5pt"/>
    </style:style>
    <style:style style:name="T204" style:parent-style-name="Fuentedepárrafopredeter." style:family="text">
      <style:text-properties style:font-name="Roboto, Arial, sans-serif" fo:color="#555555" fo:font-size="12.5pt" style:font-size-asian="12.5pt"/>
    </style:style>
    <style:style style:name="T205" style:parent-style-name="Énfasis" style:family="text">
      <style:text-properties style:font-name="inherit" fo:color="#555555" fo:font-size="12.5pt" style:font-size-asian="12.5pt"/>
    </style:style>
    <style:style style:name="T206" style:parent-style-name="Fuentedepárrafopredeter." style:family="text">
      <style:text-properties style:font-name="Roboto, Arial, sans-serif" fo:color="#555555" fo:font-size="12.5pt" style:font-size-asian="12.5pt"/>
    </style:style>
    <style:style style:name="T207" style:parent-style-name="Énfasis" style:family="text">
      <style:text-properties style:font-name="inherit" fo:color="#555555" fo:font-size="12.5pt" style:font-size-asian="12.5pt"/>
    </style:style>
    <style:style style:name="P208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209" style:parent-style-name="StrongEmphasis" style:family="text">
      <style:text-properties style:font-name="inherit" fo:color="#555555" fo:font-size="12.5pt" style:font-size-asian="12.5pt"/>
    </style:style>
    <style:style style:name="T210" style:parent-style-name="Fuentedepárrafopredeter." style:family="text">
      <style:text-properties style:font-name="Roboto, Arial, sans-serif" fo:color="#555555" fo:font-size="12.5pt" style:font-size-asian="12.5pt"/>
    </style:style>
    <style:style style:name="T211" style:parent-style-name="Énfasis" style:family="text">
      <style:text-properties style:font-name="inherit" fo:color="#555555" fo:font-size="12.5pt" style:font-size-asian="12.5pt"/>
    </style:style>
    <style:style style:name="T212" style:parent-style-name="Fuentedepárrafopredeter." style:family="text">
      <style:text-properties style:font-name="Roboto, Arial, sans-serif" fo:color="#555555" fo:font-size="12.5pt" style:font-size-asian="12.5pt"/>
    </style:style>
    <style:style style:name="T213" style:parent-style-name="Énfasis" style:family="text">
      <style:text-properties style:font-name="inherit" fo:color="#555555" fo:font-size="12.5pt" style:font-size-asian="12.5pt"/>
    </style:style>
    <style:style style:name="T214" style:parent-style-name="Fuentedepárrafopredeter." style:family="text">
      <style:text-properties style:font-name="Roboto, Arial, sans-serif" fo:color="#555555" fo:font-size="12.5pt" style:font-size-asian="12.5pt"/>
    </style:style>
    <style:style style:name="T215" style:parent-style-name="Énfasis" style:family="text">
      <style:text-properties style:font-name="inherit" fo:color="#555555" fo:font-size="12.5pt" style:font-size-asian="12.5pt"/>
    </style:style>
    <style:style style:name="P216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217" style:parent-style-name="StrongEmphasis" style:family="text">
      <style:text-properties style:font-name="inherit" fo:color="#555555" fo:font-size="12.5pt" style:font-size-asian="12.5pt"/>
    </style:style>
    <style:style style:name="T218" style:parent-style-name="Fuentedepárrafopredeter." style:family="text">
      <style:text-properties style:font-name="Roboto, Arial, sans-serif" fo:color="#555555" fo:font-size="12.5pt" style:font-size-asian="12.5pt"/>
    </style:style>
    <style:style style:name="T219" style:parent-style-name="Énfasis" style:family="text">
      <style:text-properties style:font-name="inherit" fo:color="#555555" fo:font-size="12.5pt" style:font-size-asian="12.5pt"/>
    </style:style>
    <style:style style:name="T220" style:parent-style-name="Fuentedepárrafopredeter." style:family="text">
      <style:text-properties style:font-name="Roboto, Arial, sans-serif" fo:color="#555555" fo:font-size="12.5pt" style:font-size-asian="12.5pt"/>
    </style:style>
    <style:style style:name="T221" style:parent-style-name="Fuentedepárrafopredeter." style:family="text">
      <style:text-properties style:font-name="Roboto, Arial, sans-serif" fo:color="#555555" fo:font-size="12.5pt" style:font-size-asian="12.5pt"/>
    </style:style>
    <style:style style:name="T222" style:parent-style-name="Énfasis" style:family="text">
      <style:text-properties style:font-name="inherit" fo:color="#555555" fo:font-size="12.5pt" style:font-size-asian="12.5pt"/>
    </style:style>
    <style:style style:name="T223" style:parent-style-name="Fuentedepárrafopredeter." style:family="text">
      <style:text-properties style:font-name="Roboto, Arial, sans-serif" fo:color="#555555" fo:font-size="12.5pt" style:font-size-asian="12.5pt"/>
    </style:style>
    <style:style style:name="T224" style:parent-style-name="Énfasis" style:family="text">
      <style:text-properties style:font-name="inherit" fo:color="#555555" fo:font-size="12.5pt" style:font-size-asian="12.5pt"/>
    </style:style>
    <style:style style:name="T225" style:parent-style-name="Fuentedepárrafopredeter." style:family="text">
      <style:text-properties style:font-name="Roboto, Arial, sans-serif" fo:color="#555555" fo:font-size="12.5pt" style:font-size-asian="12.5pt"/>
    </style:style>
    <style:style style:name="T226" style:parent-style-name="StrongEmphasis" style:family="text">
      <style:text-properties style:font-name="inherit" fo:color="#555555" fo:font-size="12.5pt" style:font-size-asian="12.5pt"/>
    </style:style>
    <style:style style:name="T227" style:parent-style-name="Fuentedepárrafopredeter." style:family="text">
      <style:text-properties style:font-name="Roboto, Arial, sans-serif" fo:color="#555555" fo:font-size="12.5pt" style:font-size-asian="12.5pt"/>
    </style:style>
    <style:style style:name="T228" style:parent-style-name="Fuentedepárrafopredeter." style:family="text">
      <style:text-properties style:font-name="Roboto, Arial, sans-serif" fo:color="#555555" fo:font-size="12.5pt" style:font-size-asian="12.5pt"/>
    </style:style>
    <style:style style:name="T229" style:parent-style-name="Fuentedepárrafopredeter." style:family="text">
      <style:text-properties style:font-name="Roboto, Arial, sans-serif" fo:color="#198CFF" fo:font-size="12.5pt" style:font-size-asian="12.5pt"/>
    </style:style>
    <style:style style:name="T230" style:parent-style-name="Fuentedepárrafopredeter." style:family="text">
      <style:text-properties style:font-name="Roboto, Arial, sans-serif" fo:color="#555555" fo:font-size="12.5pt" style:font-size-asian="12.5pt"/>
    </style:style>
    <style:style style:name="P231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232" style:parent-style-name="StrongEmphasis" style:family="text">
      <style:text-properties style:font-name="inherit" fo:color="#555555" fo:font-size="12.5pt" style:font-size-asian="12.5pt"/>
    </style:style>
    <style:style style:name="T233" style:parent-style-name="Fuentedepárrafopredeter." style:family="text">
      <style:text-properties style:font-name="Roboto, Arial, sans-serif" fo:color="#555555" fo:font-size="12.5pt" style:font-size-asian="12.5pt"/>
    </style:style>
    <style:style style:name="T234" style:parent-style-name="Fuentedepárrafopredeter." style:family="text">
      <style:text-properties style:font-name="Roboto, Arial, sans-serif" fo:color="#555555" fo:font-size="12.5pt" style:font-size-asian="12.5pt"/>
    </style:style>
    <style:style style:name="T235" style:parent-style-name="Énfasis" style:family="text">
      <style:text-properties style:font-name="inherit" fo:color="#555555" fo:font-size="12.5pt" style:font-size-asian="12.5pt"/>
    </style:style>
    <style:style style:name="T236" style:parent-style-name="Fuentedepárrafopredeter." style:family="text">
      <style:text-properties style:font-name="Roboto, Arial, sans-serif" fo:color="#555555" fo:font-size="12.5pt" style:font-size-asian="12.5pt"/>
    </style:style>
    <style:style style:name="T237" style:parent-style-name="Énfasis" style:family="text">
      <style:text-properties style:font-name="inherit" fo:color="#555555" fo:font-size="12.5pt" style:font-size-asian="12.5pt"/>
    </style:style>
    <style:style style:name="T238" style:parent-style-name="Fuentedepárrafopredeter." style:family="text">
      <style:text-properties style:font-name="Roboto, Arial, sans-serif" fo:color="#555555" fo:font-size="12.5pt" style:font-size-asian="12.5pt"/>
    </style:style>
    <style:style style:name="T239" style:parent-style-name="Énfasis" style:family="text">
      <style:text-properties style:font-name="inherit" fo:color="#555555" fo:font-size="12.5pt" style:font-size-asian="12.5pt"/>
    </style:style>
    <style:style style:name="P240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241" style:parent-style-name="StrongEmphasis" style:family="text">
      <style:text-properties style:font-name="inherit" fo:color="#555555" fo:font-size="12.5pt" style:font-size-asian="12.5pt"/>
    </style:style>
    <style:style style:name="T242" style:parent-style-name="Fuentedepárrafopredeter." style:family="text">
      <style:text-properties style:font-name="Roboto, Arial, sans-serif" fo:color="#555555" fo:font-size="12.5pt" style:font-size-asian="12.5pt"/>
    </style:style>
    <style:style style:name="T243" style:parent-style-name="Énfasis" style:family="text">
      <style:text-properties style:font-name="inherit" fo:color="#555555" fo:font-size="12.5pt" style:font-size-asian="12.5pt"/>
    </style:style>
    <style:style style:name="T244" style:parent-style-name="Fuentedepárrafopredeter." style:family="text">
      <style:text-properties style:font-name="Roboto, Arial, sans-serif" fo:color="#555555" fo:font-size="12.5pt" style:font-size-asian="12.5pt"/>
    </style:style>
    <style:style style:name="T245" style:parent-style-name="Fuentedepárrafopredeter." style:family="text">
      <style:text-properties style:font-name="Roboto, Arial, sans-serif" fo:color="#555555" fo:font-size="12.5pt" style:font-size-asian="12.5pt"/>
    </style:style>
    <style:style style:name="T246" style:parent-style-name="Fuentedepárrafopredeter." style:family="text">
      <style:text-properties style:font-name="Roboto, Arial, sans-serif" fo:color="#198CFF" fo:font-size="12.5pt" style:font-size-asian="12.5pt"/>
    </style:style>
    <style:style style:name="T247" style:parent-style-name="Fuentedepárrafopredeter." style:family="text">
      <style:text-properties style:font-name="Roboto, Arial, sans-serif" fo:color="#555555" fo:font-size="12.5pt" style:font-size-asian="12.5pt"/>
    </style:style>
    <style:style style:name="T248" style:parent-style-name="Fuentedepárrafopredeter." style:family="text">
      <style:text-properties style:font-name="Roboto, Arial, sans-serif" fo:color="#555555" fo:font-size="12.5pt" style:font-size-asian="12.5pt"/>
    </style:style>
    <style:style style:name="T249" style:parent-style-name="Énfasis" style:family="text">
      <style:text-properties style:font-name="inherit" fo:color="#555555" fo:font-size="12.5pt" style:font-size-asian="12.5pt"/>
    </style:style>
    <style:style style:name="T250" style:parent-style-name="Fuentedepárrafopredeter." style:family="text">
      <style:text-properties style:font-name="Roboto, Arial, sans-serif" fo:color="#555555" fo:font-size="12.5pt" style:font-size-asian="12.5pt"/>
    </style:style>
    <style:style style:name="P251" style:parent-style-name="Textbody" style:family="paragraph">
      <style:text-properties style:font-name="Helvetica, Arial, Tahoma, sans-" fo:font-weight="bold" style:font-weight-asian="bold" style:font-weight-complex="bold" fo:color="#333333" fo:font-size="14pt" style:font-size-asian="14pt" style:font-size-complex="14pt"/>
    </style:style>
    <style:style style:name="P252" style:parent-style-name="Standard" style:family="paragraph">
      <style:paragraph-properties fo:widows="2" fo:orphans="2" fo:margin-bottom="0.1041in"/>
      <style:text-properties style:font-name-asian="Times New Roman" style:font-name-complex="Times New Roman" fo:font-weight="bold" style:font-weight-asian="bold" style:font-weight-complex="bold" fo:color="#333333"/>
    </style:style>
    <style:style style:name="P253" style:parent-style-name="Standard" style:family="paragraph">
      <style:paragraph-properties style:text-autospace="none"/>
    </style:style>
    <style:style style:name="T254" style:parent-style-name="Fuentedepárrafopredeter." style:family="text">
      <style:text-properties style:font-name-asian="Times New Roman" style:font-name-complex="Times New Roman"/>
    </style:style>
    <style:style style:name="T25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56" style:parent-style-name="Fuentedepárrafopredeter." style:family="text">
      <style:text-properties style:font-name-asian="Times New Roman" style:font-name-complex="Times New Roman"/>
    </style:style>
    <style:style style:name="T25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258" style:parent-style-name="Standard" style:family="paragraph">
      <style:paragraph-properties style:text-autospace="none"/>
    </style:style>
    <style:style style:name="T259" style:parent-style-name="Fuentedepárrafopredeter." style:family="text">
      <style:text-properties style:font-name-asian="Times New Roman" style:font-name-complex="Times New Roman"/>
    </style:style>
    <style:style style:name="T26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61" style:parent-style-name="Fuentedepárrafopredeter." style:family="text">
      <style:text-properties style:font-name-asian="Times New Roman" style:font-name-complex="Times New Roman"/>
    </style:style>
    <style:style style:name="T26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63" style:parent-style-name="Fuentedepárrafopredeter." style:family="text">
      <style:text-properties style:font-name-asian="Times New Roman" style:font-name-complex="Times New Roman"/>
    </style:style>
    <style:style style:name="T26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65" style:parent-style-name="Fuentedepárrafopredeter." style:family="text">
      <style:text-properties style:font-name-asian="Times New Roman" style:font-name-complex="Times New Roman"/>
    </style:style>
    <style:style style:name="T266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67" style:parent-style-name="Fuentedepárrafopredeter." style:family="text">
      <style:text-properties style:font-name-asian="Times New Roman" style:font-name-complex="Times New Roman"/>
    </style:style>
    <style:style style:name="P268" style:parent-style-name="Standard" style:family="paragraph">
      <style:paragraph-properties style:text-autospace="none"/>
    </style:style>
    <style:style style:name="T269" style:parent-style-name="Fuentedepárrafopredeter." style:family="text">
      <style:text-properties style:font-name-asian="Times New Roman" style:font-name-complex="Times New Roman"/>
    </style:style>
    <style:style style:name="T27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71" style:parent-style-name="Fuentedepárrafopredeter." style:family="text">
      <style:text-properties style:font-name-asian="Times New Roman" style:font-name-complex="Times New Roman"/>
    </style:style>
    <style:style style:name="T27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73" style:parent-style-name="Fuentedepárrafopredeter." style:family="text">
      <style:text-properties style:font-name-asian="Times New Roman" style:font-name-complex="Times New Roman"/>
    </style:style>
    <style:style style:name="T27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75" style:parent-style-name="Fuentedepárrafopredeter." style:family="text">
      <style:text-properties style:font-name-asian="Times New Roman" style:font-name-complex="Times New Roman"/>
    </style:style>
    <style:style style:name="T276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77" style:parent-style-name="Fuentedepárrafopredeter." style:family="text">
      <style:text-properties style:font-name-asian="Times New Roman" style:font-name-complex="Times New Roman"/>
    </style:style>
    <style:style style:name="P278" style:parent-style-name="Standard" style:family="paragraph">
      <style:paragraph-properties style:text-autospace="none"/>
    </style:style>
    <style:style style:name="T279" style:parent-style-name="Fuentedepárrafopredeter." style:family="text">
      <style:text-properties style:font-name-asian="Times New Roman" style:font-name-complex="Times New Roman"/>
    </style:style>
    <style:style style:name="T280" style:parent-style-name="Fuentedepárrafopredeter." style:family="text">
      <style:text-properties style:font-name-asian="Times New Roman" style:font-name-complex="Times New Roman"/>
    </style:style>
    <style:style style:name="T28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82" style:parent-style-name="Fuentedepárrafopredeter." style:family="text">
      <style:text-properties style:font-name-asian="Times New Roman" style:font-name-complex="Times New Roman"/>
    </style:style>
    <style:style style:name="P283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284" style:parent-style-name="Standard" style:family="paragraph">
      <style:paragraph-properties style:text-autospace="none"/>
    </style:style>
    <style:style style:name="T285" style:parent-style-name="Fuentedepárrafopredeter." style:family="text">
      <style:text-properties style:font-name-asian="Times New Roman" style:font-name-complex="Times New Roman"/>
    </style:style>
    <style:style style:name="T286" style:parent-style-name="Fuentedepárrafopredeter." style:family="text">
      <style:text-properties style:font-name-asian="Times New Roman" style:font-name-complex="Times New Roman" fo:font-weight="bold" style:font-weight-asian="bold" style:font-weight-complex="bold"/>
    </style:style>
    <style:style style:name="T287" style:parent-style-name="Fuentedepárrafopredeter." style:family="text">
      <style:text-properties style:font-name-asian="Times New Roman" style:font-name-complex="Times New Roman"/>
    </style:style>
    <style:style style:name="P288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289" style:parent-style-name="Standard" style:family="paragraph">
      <style:paragraph-properties style:text-autospace="none"/>
    </style:style>
    <style:style style:name="T290" style:parent-style-name="Fuentedepárrafopredeter." style:family="text">
      <style:text-properties style:font-name-asian="Times New Roman" style:font-name-complex="Times New Roman"/>
    </style:style>
    <style:style style:name="T29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92" style:parent-style-name="Fuentedepárrafopredeter." style:family="text">
      <style:text-properties style:font-name-asian="Times New Roman" style:font-name-complex="Times New Roman"/>
    </style:style>
    <style:style style:name="T29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9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95" style:parent-style-name="Fuentedepárrafopredeter." style:family="text">
      <style:text-properties style:font-name-asian="Times New Roman" style:font-name-complex="Times New Roman"/>
    </style:style>
    <style:style style:name="P296" style:parent-style-name="Standard" style:family="paragraph">
      <style:paragraph-properties style:text-autospace="none"/>
    </style:style>
    <style:style style:name="T297" style:parent-style-name="Fuentedepárrafopredeter." style:family="text">
      <style:text-properties style:font-name-asian="Times New Roman" style:font-name-complex="Times New Roman"/>
    </style:style>
    <style:style style:name="T29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99" style:parent-style-name="Fuentedepárrafopredeter." style:family="text">
      <style:text-properties style:font-name-asian="Times New Roman" style:font-name-complex="Times New Roman"/>
    </style:style>
    <style:style style:name="P300" style:parent-style-name="Standard" style:family="paragraph">
      <style:paragraph-properties style:text-autospace="none"/>
    </style:style>
    <style:style style:name="T301" style:parent-style-name="Fuentedepárrafopredeter." style:family="text">
      <style:text-properties style:font-name-asian="Times New Roman" style:font-name-complex="Times New Roman"/>
    </style:style>
    <style:style style:name="T30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03" style:parent-style-name="Fuentedepárrafopredeter." style:family="text">
      <style:text-properties style:font-name-asian="Times New Roman" style:font-name-complex="Times New Roman"/>
    </style:style>
    <style:style style:name="T304" style:parent-style-name="Fuentedepárrafopredeter." style:family="text">
      <style:text-properties style:font-name-asian="Times New Roman" style:font-name-complex="Times New Roman"/>
    </style:style>
    <style:style style:name="P305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06" style:parent-style-name="Standard" style:family="paragraph">
      <style:paragraph-properties style:text-autospace="none"/>
      <style:text-properties style:font-name-asian="Times New Roman" style:font-name-complex="Times New Roman" fo:color="#800000"/>
    </style:style>
    <style:style style:name="P307" style:parent-style-name="Standard" style:family="paragraph">
      <style:paragraph-properties style:text-autospace="none"/>
    </style:style>
    <style:style style:name="T308" style:parent-style-name="Fuentedepárrafopredeter." style:family="text">
      <style:text-properties style:font-name-asian="Times New Roman" style:font-name-complex="Times New Roman" fo:color="#800000"/>
    </style:style>
    <style:style style:name="T30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800000"/>
    </style:style>
    <style:style style:name="T310" style:parent-style-name="Fuentedepárrafopredeter." style:family="text">
      <style:text-properties style:font-name-asian="Times New Roman" style:font-name-complex="Times New Roman" fo:color="#800000"/>
    </style:style>
    <style:style style:name="T31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800000"/>
    </style:style>
    <style:style style:name="T312" style:parent-style-name="Fuentedepárrafopredeter." style:family="text">
      <style:text-properties style:font-name-asian="Times New Roman" style:font-name-complex="Times New Roman" fo:color="#800000"/>
    </style:style>
    <style:style style:name="P313" style:parent-style-name="Standard" style:family="paragraph">
      <style:paragraph-properties style:text-autospace="none"/>
    </style:style>
    <style:style style:name="T314" style:parent-style-name="Fuentedepárrafopredeter." style:family="text">
      <style:text-properties style:font-name-asian="Times New Roman" style:font-name-complex="Times New Roman" fo:color="#800000"/>
    </style:style>
    <style:style style:name="T31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800000"/>
    </style:style>
    <style:style style:name="T316" style:parent-style-name="Fuentedepárrafopredeter." style:family="text">
      <style:text-properties style:font-name-asian="Times New Roman" style:font-name-complex="Times New Roman" fo:color="#800000"/>
    </style:style>
    <style:style style:name="T317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800000"/>
    </style:style>
    <style:style style:name="T318" style:parent-style-name="Fuentedepárrafopredeter." style:family="text">
      <style:text-properties style:font-name-asian="Times New Roman" style:font-name-complex="Times New Roman" fo:color="#800000"/>
    </style:style>
    <style:style style:name="T31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800000"/>
    </style:style>
    <style:style style:name="T320" style:parent-style-name="Fuentedepárrafopredeter." style:family="text">
      <style:text-properties style:font-name-asian="Times New Roman" style:font-name-complex="Times New Roman" fo:color="#800000"/>
    </style:style>
    <style:style style:name="P321" style:parent-style-name="Standard" style:family="paragraph">
      <style:paragraph-properties style:text-autospace="none"/>
    </style:style>
    <style:style style:name="T322" style:parent-style-name="Fuentedepárrafopredeter." style:family="text">
      <style:text-properties style:font-name-asian="Times New Roman" style:font-name-complex="Times New Roman" fo:color="#800000"/>
    </style:style>
    <style:style style:name="T323" style:parent-style-name="Fuentedepárrafopredeter." style:family="text">
      <style:text-properties style:font-name-asian="Times New Roman" style:font-name-complex="Times New Roman" fo:color="#800000"/>
    </style:style>
    <style:style style:name="T32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800000"/>
    </style:style>
    <style:style style:name="P325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26" style:parent-style-name="Textbody" style:family="paragraph">
      <style:text-properties style:font-name="Helvetica, Arial, Tahoma, sans-" fo:color="#333333" fo:font-size="10.5pt" style:font-size-asian="10.5pt"/>
    </style:style>
    <style:style style:name="P327" style:parent-style-name="Standard" style:family="paragraph">
      <style:paragraph-properties fo:widows="2" fo:orphans="2" fo:margin-bottom="0.1041in"/>
    </style:style>
    <style:style style:name="T328" style:parent-style-name="StrongEmphasis" style:family="text">
      <style:text-properties style:font-name-asian="Times New Roman" style:font-name-complex="Times New Roman"/>
    </style:style>
    <style:style style:name="T329" style:parent-style-name="StrongEmphasis" style:family="text">
      <style:text-properties style:font-name-asian="Times New Roman" style:font-name-complex="Times New Roman" fo:font-style="italic" style:font-style-asian="italic" style:font-style-complex="italic" fo:background-color="#FFFF00"/>
    </style:style>
    <style:style style:name="T330" style:parent-style-name="StrongEmphasis" style:family="text">
      <style:text-properties style:font-name-asian="Times New Roman" style:font-name-complex="Times New Roman" fo:background-color="#FFFF00"/>
    </style:style>
    <style:style style:name="T331" style:parent-style-name="StrongEmphasis" style:family="text">
      <style:text-properties style:font-name-asian="Times New Roman" style:font-name-complex="Times New Roman" fo:font-style="italic" style:font-style-asian="italic" style:font-style-complex="italic" fo:background-color="#FFFF00"/>
    </style:style>
    <style:style style:name="T332" style:parent-style-name="StrongEmphasis" style:family="text">
      <style:text-properties style:font-name-asian="Times New Roman" style:font-name-complex="Times New Roman" fo:background-color="#FFFF00"/>
    </style:style>
    <style:style style:name="T333" style:parent-style-name="StrongEmphasis" style:family="text">
      <style:text-properties style:font-name-asian="Times New Roman" style:font-name-complex="Times New Roman"/>
    </style:style>
    <style:style style:name="P334" style:parent-style-name="Standard" style:family="paragraph">
      <style:paragraph-properties style:text-autospace="none"/>
    </style:style>
    <style:style style:name="T33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36" style:parent-style-name="Fuentedepárrafopredeter." style:family="text">
      <style:text-properties style:font-name-asian="Times New Roman" style:font-name-complex="Times New Roman"/>
    </style:style>
    <style:style style:name="P337" style:parent-style-name="Standard" style:family="paragraph">
      <style:paragraph-properties style:text-autospace="none"/>
      <style:text-properties style:font-name-asian="Times New Roman" style:font-name-complex="Times New Roman" fo:background-color="#FFFF00"/>
    </style:style>
    <style:style style:name="P338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39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40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41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42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43" style:parent-style-name="Standard" style:family="paragraph">
      <style:paragraph-properties style:text-autospace="none"/>
      <style:text-properties style:font-name-asian="Times New Roman" style:font-name-complex="Times New Roman" fo:font-weight="bold" style:font-weight-asian="bold" style:font-weight-complex="bold"/>
    </style:style>
    <style:style style:name="P344" style:parent-style-name="Standard" style:family="paragraph">
      <style:paragraph-properties style:text-autospace="none"/>
      <style:text-properties style:font-name-asian="Times New Roman" style:font-name-complex="Times New Roman" fo:font-weight="bold" style:font-weight-asian="bold" style:font-weight-complex="bold"/>
    </style:style>
    <style:style style:name="P345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46" style:parent-style-name="Textbody" style:family="paragraph">
      <style:paragraph-properties fo:widows="2" fo:orphans="2" fo:margin-bottom="0.1041in"/>
    </style:style>
    <style:style style:name="T347" style:parent-style-name="StrongEmphasis" style:family="text">
      <style:text-properties style:font-name="Helvetica, Arial, Tahoma, sans-" fo:color="#333333" fo:font-size="10.5pt" style:font-size-asian="10.5pt"/>
    </style:style>
    <style:style style:name="P348" style:parent-style-name="Textbody" style:family="paragraph">
      <style:paragraph-properties fo:widows="2" fo:orphans="2" fo:margin-bottom="0.1041in"/>
    </style:style>
    <style:style style:name="T349" style:parent-style-name="StrongEmphasis" style:family="text">
      <style:text-properties style:font-name="Helvetica, Arial, Tahoma, sans-" fo:color="#333333" fo:font-size="10.5pt" style:font-size-asian="10.5pt" fo:background-color="#FFFF00"/>
    </style:style>
    <style:style style:name="T350" style:parent-style-name="StrongEmphasis" style:family="text">
      <style:text-properties style:font-name="Helvetica, Arial, Tahoma, sans-" fo:color="#333333" fo:font-size="10.5pt" style:font-size-asian="10.5pt" fo:background-color="#FFFF00"/>
    </style:style>
    <style:style style:name="T351" style:parent-style-name="StrongEmphasis" style:family="text">
      <style:text-properties style:font-name-asian="Times New Roman" style:font-name-complex="Times New Roman" fo:color="#333333" fo:background-color="#FFFF00"/>
    </style:style>
    <style:style style:name="P352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53" style:parent-style-name="Textbody" style:family="paragraph">
      <style:paragraph-properties fo:widows="2" fo:orphans="2" fo:margin-bottom="0.1041in"/>
    </style:style>
    <style:style style:name="T354" style:parent-style-name="StrongEmphasis" style:family="text">
      <style:text-properties style:font-name="Helvetica, Arial, Tahoma, sans-" fo:color="#333333" fo:font-size="10.5pt" style:font-size-asian="10.5pt"/>
    </style:style>
    <style:style style:name="P355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56" style:parent-style-name="Textbody" style:family="paragraph">
      <style:paragraph-properties fo:widows="2" fo:orphans="2" fo:margin-bottom="0.1041in"/>
    </style:style>
    <style:style style:name="T357" style:parent-style-name="StrongEmphasis" style:family="text">
      <style:text-properties style:font-name="Helvetica, Arial, Tahoma, sans-" fo:color="#333333" fo:font-size="10.5pt" style:font-size-asian="10.5pt"/>
    </style:style>
    <style:style style:name="P358" style:parent-style-name="Standard" style:family="paragraph">
      <style:paragraph-properties fo:widows="2" fo:orphans="2" fo:margin-bottom="0.1041in"/>
    </style:style>
    <style:style style:name="T359" style:parent-style-name="StrongEmphasis" style:family="text">
      <style:text-properties style:font-name-asian="Times New Roman" style:font-name-complex="Times New Roman" fo:color="#333333"/>
    </style:style>
    <style:style style:name="P360" style:parent-style-name="Standard" style:family="paragraph">
      <style:paragraph-properties style:text-autospace="none"/>
    </style:style>
    <style:style style:name="T361" style:parent-style-name="Fuentedepárrafopredeter." style:family="text">
      <style:text-properties style:font-name-asian="Times New Roman" style:font-name-complex="Times New Roman"/>
    </style:style>
    <style:style style:name="T36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63" style:parent-style-name="Fuentedepárrafopredeter." style:family="text">
      <style:text-properties style:font-name-asian="Times New Roman" style:font-name-complex="Times New Roman"/>
    </style:style>
    <style:style style:name="T364" style:parent-style-name="Fuentedepárrafopredeter." style:family="text">
      <style:text-properties style:font-name-asian="Times New Roman" style:font-name-complex="Times New Roman" fo:font-style="italic" style:font-style-asian="italic" style:font-style-complex="italic"/>
    </style:style>
    <style:style style:name="T365" style:parent-style-name="Fuentedepárrafopredeter." style:family="text">
      <style:text-properties style:font-name-asian="Times New Roman" style:font-name-complex="Times New Roman"/>
    </style:style>
    <style:style style:name="T366" style:parent-style-name="Fuentedepárrafopredeter." style:family="text">
      <style:text-properties style:font-name-asian="Times New Roman" style:font-name-complex="Times New Roman"/>
    </style:style>
    <style:style style:name="P367" style:parent-style-name="Standard" style:family="paragraph">
      <style:paragraph-properties style:text-autospace="none"/>
    </style:style>
    <style:style style:name="T368" style:parent-style-name="Fuentedepárrafopredeter." style:family="text">
      <style:text-properties style:font-name-asian="Times New Roman" style:font-name-complex="Times New Roman"/>
    </style:style>
    <style:style style:name="T369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70" style:parent-style-name="Fuentedepárrafopredeter." style:family="text">
      <style:text-properties style:font-name-asian="Times New Roman" style:font-name-complex="Times New Roman"/>
    </style:style>
    <style:style style:name="T371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72" style:parent-style-name="Fuentedepárrafopredeter." style:family="text">
      <style:text-properties style:font-name-asian="Times New Roman" style:font-name-complex="Times New Roman"/>
    </style:style>
    <style:style style:name="P373" style:parent-style-name="Standard" style:family="paragraph">
      <style:paragraph-properties style:text-autospace="none"/>
    </style:style>
    <style:style style:name="T374" style:parent-style-name="Fuentedepárrafopredeter." style:family="text">
      <style:text-properties style:font-name-asian="Times New Roman" style:font-name-complex="Times New Roman"/>
    </style:style>
    <style:style style:name="T37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376" style:parent-style-name="Fuentedepárrafopredeter." style:family="text">
      <style:text-properties style:font-name-asian="Times New Roman" style:font-name-complex="Times New Roman"/>
    </style:style>
    <style:style style:name="P377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378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79" style:parent-style-name="Textbody" style:family="paragraph">
      <style:paragraph-properties fo:widows="2" fo:orphans="2" fo:margin-bottom="0.1041in"/>
    </style:style>
    <style:style style:name="T380" style:parent-style-name="StrongEmphasis" style:family="text">
      <style:text-properties style:font-name="Helvetica, Arial, Tahoma, sans-" fo:color="#333333" fo:font-size="10.5pt" style:font-size-asian="10.5pt"/>
    </style:style>
    <style:style style:name="T381" style:parent-style-name="StrongEmphasis" style:family="text">
      <style:text-properties style:font-name="Courier" style:font-name-asian="Courier" style:font-name-complex="Courier" fo:color="#333333" fo:font-size="9pt" style:font-size-asian="9pt" style:font-size-complex="9pt"/>
    </style:style>
    <style:style style:name="T382" style:parent-style-name="StrongEmphasis" style:family="text">
      <style:text-properties style:font-name="Helvetica, Arial, Tahoma, sans-" fo:color="#333333" fo:font-size="10.5pt" style:font-size-asian="10.5pt"/>
    </style:style>
    <style:style style:name="P383" style:parent-style-name="Textbody" style:family="paragraph">
      <style:paragraph-properties fo:widows="2" fo:orphans="2" fo:margin-bottom="0.1041in"/>
      <style:text-properties style:font-name="Helvetica, Arial, Tahoma, sans-" fo:color="#333333" fo:font-size="10.5pt" style:font-size-asian="10.5pt"/>
    </style:style>
    <style:style style:name="P384" style:parent-style-name="Textbody" style:family="paragraph">
      <style:paragraph-properties fo:widows="2" fo:orphans="2" fo:margin-bottom="0.1041in"/>
    </style:style>
    <style:style style:name="T385" style:parent-style-name="StrongEmphasis" style:family="text">
      <style:text-properties style:font-name="Helvetica, Arial, Tahoma, sans-" fo:color="#333333" fo:font-size="10.5pt" style:font-size-asian="10.5pt"/>
    </style:style>
    <style:style style:name="T386" style:parent-style-name="StrongEmphasis" style:family="text">
      <style:text-properties style:font-name="Helvetica, Arial, Tahoma, sans-" fo:color="#333333" fo:font-size="10.5pt" style:font-size-asian="10.5pt"/>
    </style:style>
    <style:style style:name="P387" style:parent-style-name="Textbody" style:family="paragraph">
      <style:paragraph-properties fo:widows="2" fo:orphans="2" fo:margin-bottom="0.1041in"/>
    </style:style>
    <style:style style:name="T388" style:parent-style-name="StrongEmphasis" style:family="text">
      <style:text-properties style:font-name="Helvetica, Arial, Tahoma, sans-" fo:color="#333333" fo:font-size="10.5pt" style:font-size-asian="10.5pt"/>
    </style:style>
    <style:style style:name="P389" style:parent-style-name="Standard" style:family="paragraph">
      <style:paragraph-properties fo:widows="2" fo:orphans="2" fo:margin-bottom="0.1041in"/>
      <style:text-properties style:font-name="Courier" style:font-name-asian="Courier" style:font-name-complex="Courier" fo:color="#333333" fo:font-size="9pt" style:font-size-asian="9pt" style:font-size-complex="9pt" fo:language="en" fo:country="US"/>
    </style:style>
    <style:style style:name="P390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1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2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3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4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5" style:parent-style-name="Standard" style:family="paragraph">
      <style:paragraph-properties style:text-autospace="none"/>
      <style:text-properties style:font-name="Courier" style:font-name-asian="Courier" style:font-name-complex="Courier" fo:font-weight="bold" style:font-weight-asian="bold" style:font-weight-complex="bold" fo:font-size="9pt" style:font-size-asian="9pt" style:font-size-complex="9pt" fo:language="en" fo:country="US"/>
    </style:style>
    <style:style style:name="P396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397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98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399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400" style:parent-style-name="Standard" style:family="paragraph">
      <style:paragraph-properties style:text-autospace="none"/>
      <style:text-properties style:font-name-asian="Times New Roman" style:font-name-complex="Times New Roman" fo:font-weight="bold" style:font-weight-asian="bold" style:font-weight-complex="bold"/>
    </style:style>
    <style:style style:name="P401" style:parent-style-name="Standard" style:family="paragraph">
      <style:paragraph-properties style:text-autospace="none"/>
    </style:style>
    <style:style style:name="T402" style:parent-style-name="Fuentedepárrafopredeter." style:family="text">
      <style:text-properties style:font-name-asian="Times New Roman" style:font-name-complex="Times New Roman"/>
    </style:style>
    <style:style style:name="T40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4" style:parent-style-name="Fuentedepárrafopredeter." style:family="text">
      <style:text-properties style:font-name-asian="Times New Roman" style:font-name-complex="Times New Roman"/>
    </style:style>
    <style:style style:name="T40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6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7" style:parent-style-name="Fuentedepárrafopredeter." style:family="text">
      <style:text-properties style:font-name-asian="Times New Roman" style:font-name-complex="Times New Roman"/>
    </style:style>
    <style:style style:name="T408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09" style:parent-style-name="Fuentedepárrafopredeter." style:family="text">
      <style:text-properties style:font-name-asian="Times New Roman" style:font-name-complex="Times New Roman"/>
    </style:style>
    <style:style style:name="P410" style:parent-style-name="Standard" style:family="paragraph">
      <style:paragraph-properties style:text-autospace="none"/>
      <style:text-properties style:font-name-asian="Times New Roman" style:font-name-complex="Times New Roman"/>
    </style:style>
    <style:style style:name="P411" style:parent-style-name="Standard" style:family="paragraph">
      <style:paragraph-properties style:text-autospace="none"/>
    </style:style>
    <style:style style:name="T412" style:parent-style-name="Fuentedepárrafopredeter." style:family="text">
      <style:text-properties style:font-name-asian="Times New Roman" style:font-name-complex="Times New Roman"/>
    </style:style>
    <style:style style:name="T413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14" style:parent-style-name="Fuentedepárrafopredeter." style:family="text">
      <style:text-properties style:font-name-asian="Times New Roman" style:font-name-complex="Times New Roman"/>
    </style:style>
    <style:style style:name="T415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16" style:parent-style-name="Fuentedepárrafopredeter." style:family="text">
      <style:text-properties style:font-name-asian="Times New Roman" style:font-name-complex="Times New Roman"/>
    </style:style>
    <style:style style:name="P417" style:parent-style-name="Standard" style:family="paragraph">
      <style:paragraph-properties style:text-autospace="none"/>
    </style:style>
    <style:style style:name="T418" style:parent-style-name="Fuentedepárrafopredeter." style:family="text">
      <style:text-properties style:font-name-asian="Times New Roman" style:font-name-complex="Times New Roman"/>
    </style:style>
    <style:style style:name="T419" style:parent-style-name="Fuentedepárrafopredeter." style:family="text">
      <style:text-properties style:font-name-asian="Times New Roman" style:font-name-complex="Times New Roman"/>
    </style:style>
    <style:style style:name="T420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21" style:parent-style-name="Fuentedepárrafopredeter." style:family="text">
      <style:text-properties style:font-name-asian="Times New Roman" style:font-name-complex="Times New Roman"/>
    </style:style>
    <style:style style:name="T42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23" style:parent-style-name="Fuentedepárrafopredeter." style:family="text">
      <style:text-properties style:font-name-asian="Times New Roman" style:font-name-complex="Times New Roman"/>
    </style:style>
    <style:style style:name="T424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425" style:parent-style-name="Fuentedepárrafopredeter." style:family="text">
      <style:text-properties style:font-name-asian="Times New Roman" style:font-name-complex="Times New Roman"/>
    </style:style>
    <style:style style:name="P426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27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28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29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30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31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32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P433" style:parent-style-name="Standard" style:family="paragraph">
      <style:paragraph-properties style:text-autospace="none"/>
      <style:text-properties style:font-name="Courier" style:font-name-asian="Courier" style:font-name-complex="Courier" fo:font-weight="bold" style:font-weight-asian="bold" style:font-weight-complex="bold" fo:font-size="9pt" style:font-size-asian="9pt" style:font-size-complex="9pt" fo:language="en" fo:country="US"/>
    </style:style>
    <style:style style:name="P434" style:parent-style-name="Standard" style:family="paragraph">
      <style:paragraph-properties style:text-autospace="none"/>
    </style:style>
    <style:style style:name="T435" style:parent-style-name="Fuentedepárrafopredeter." style:family="text"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T436" style:parent-style-name="Fuentedepárrafopredeter." style:family="text">
      <style:text-properties style:font-name="Courier" style:font-name-asian="Courier" style:font-name-complex="Courier" fo:font-size="9pt" style:font-size-asian="9pt" style:font-size-complex="9pt" fo:language="en" fo:country="US"/>
    </style:style>
    <style:style style:name="T437" style:parent-style-name="Fuentedepárrafopredeter." style:family="text">
      <style:text-properties style:font-name="Courier" style:font-name-asian="Courier" style:font-name-complex="Courier" fo:font-size="9pt" style:font-size-asian="9pt" style:font-size-complex="9pt"/>
    </style:style>
    <style:style style:name="P438" style:parent-style-name="Standard" style:family="paragraph">
      <style:paragraph-properties style:text-autospace="none"/>
      <style:text-properties style:font-name="Courier" style:font-name-asian="Courier" style:font-name-complex="Courier" fo:font-weight="bold" style:font-weight-asian="bold" style:font-weight-complex="bold" fo:font-size="9pt" style:font-size-asian="9pt" style:font-size-complex="9pt"/>
    </style:style>
    <style:style style:name="P439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440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441" style:parent-style-name="Standard" style:family="paragraph">
      <style:paragraph-properties style:text-autospace="none"/>
      <style:text-properties style:font-name="Courier" style:font-name-asian="Courier" style:font-name-complex="Courier" fo:font-size="9pt" style:font-size-asian="9pt" style:font-size-complex="9pt"/>
    </style:style>
    <style:style style:name="P442" style:parent-style-name="Standard" style:family="paragraph">
      <style:paragraph-properties fo:widows="2" fo:orphans="2"/>
    </style:style>
    <style:style style:name="T443" style:parent-style-name="Fuentedepárrafopredeter." style:family="text">
      <style:text-properties style:font-name="Roboto, Arial, sans-serif" fo:color="#555555" fo:font-size="12.5pt" style:font-size-asian="12.5pt"/>
    </style:style>
    <style:style style:name="T444" style:parent-style-name="Énfasis" style:family="text">
      <style:text-properties style:font-name="Roboto, Arial, sans-serif" fo:color="#555555" fo:font-size="12.5pt" style:font-size-asian="12.5pt"/>
    </style:style>
    <style:style style:name="T445" style:parent-style-name="Fuentedepárrafopredeter." style:family="text">
      <style:text-properties style:font-name="Roboto, Arial, sans-serif" fo:color="#555555" fo:font-size="12.5pt" style:font-size-asian="12.5pt"/>
    </style:style>
    <style:style style:name="T446" style:parent-style-name="Énfasis" style:family="text">
      <style:text-properties style:font-name="inherit" fo:font-weight="bold" style:font-weight-asian="bold" fo:color="#555555" fo:font-size="12.5pt" style:font-size-asian="12.5pt"/>
    </style:style>
    <style:style style:name="T447" style:parent-style-name="Fuentedepárrafopredeter." style:family="text">
      <style:text-properties fo:color="#555555"/>
    </style:style>
    <style:style style:name="T448" style:parent-style-name="Fuentedepárrafopredeter." style:family="text">
      <style:text-properties style:font-name="Roboto, Arial, sans-serif" fo:color="#555555" fo:font-size="12.5pt" style:font-size-asian="12.5pt"/>
    </style:style>
    <style:style style:name="T449" style:parent-style-name="Énfasis" style:family="text">
      <style:text-properties style:font-name="Roboto, Arial, sans-serif" fo:color="#555555" fo:font-size="12.5pt" style:font-size-asian="12.5pt"/>
    </style:style>
    <style:style style:name="P450" style:parent-style-name="Standard" style:family="paragraph">
      <style:text-properties fo:language="en" fo:country="US"/>
    </style:style>
    <style:style style:name="P451" style:parent-style-name="Standard" style:family="paragraph">
      <style:text-properties fo:language="en" fo:country="US"/>
    </style:style>
    <style:style style:name="T452" style:parent-style-name="Fuentedepárrafopredeter." style:family="text">
      <style:text-properties fo:language="en" fo:country="US"/>
    </style:style>
    <style:style style:name="T453" style:parent-style-name="Fuentedepárrafopredeter." style:family="text">
      <style:text-properties style:font-name="Roboto, Arial, sans-serif" fo:color="#555555" fo:font-size="12.5pt" style:font-size-asian="12.5pt"/>
    </style:style>
    <style:style style:name="T454" style:parent-style-name="Énfasis" style:family="text">
      <style:text-properties style:font-name="Roboto, Arial, sans-serif" fo:color="#555555" fo:font-size="12.5pt" style:font-size-asian="12.5pt"/>
    </style:style>
    <style:style style:name="T455" style:parent-style-name="Fuentedepárrafopredeter." style:family="text">
      <style:text-properties style:font-name="Roboto, Arial, sans-serif" fo:color="#555555" fo:font-size="12.5pt" style:font-size-asian="12.5pt"/>
    </style:style>
    <style:style style:name="T456" style:parent-style-name="Fuentedepárrafopredeter." style:family="text">
      <style:text-properties style:font-name="Roboto, Arial, sans-serif" fo:color="#555555" fo:font-size="12.5pt" style:font-size-asian="12.5pt"/>
    </style:style>
    <style:style style:name="P457" style:parent-style-name="Standard" style:family="paragraph">
      <style:text-properties fo:language="en" fo:country="US"/>
    </style:style>
    <style:style style:name="P458" style:parent-style-name="Standard" style:family="paragraph">
      <style:text-properties fo:language="en" fo:country="US"/>
    </style:style>
    <style:style style:name="T459" style:parent-style-name="Fuentedepárrafopredeter." style:family="text">
      <style:text-properties fo:language="en" fo:country="US"/>
    </style:style>
    <style:style style:name="P46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46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462" style:parent-style-name="Normal" style:family="paragraph">
      <style:paragraph-properties fo:widows="2" fo:orphans="2" style:vertical-align="auto"/>
      <style:text-properties fo:hyphenate="true"/>
    </style:style>
    <style:style style:name="T46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6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6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6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6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6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7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7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7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7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7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7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7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47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478" style:parent-style-name="Normal" style:family="paragraph">
      <style:paragraph-properties fo:widows="2" fo:orphans="2" style:vertical-align="auto"/>
      <style:text-properties fo:hyphenate="true"/>
    </style:style>
    <style:style style:name="T47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8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8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8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8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8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8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8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8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9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491" style:parent-style-name="Standard" style:family="paragraph">
      <style:text-properties fo:language="en" fo:country="US"/>
    </style:style>
    <style:style style:name="P49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493" style:parent-style-name="Normal" style:family="paragraph">
      <style:paragraph-properties fo:widows="2" fo:orphans="2" style:vertical-align="auto"/>
      <style:text-properties fo:hyphenate="true"/>
    </style:style>
    <style:style style:name="T49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49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9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9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49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49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0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0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0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0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0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0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0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0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0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0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1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1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1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1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1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1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51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517" style:parent-style-name="Normal" style:family="paragraph">
      <style:paragraph-properties fo:widows="2" fo:orphans="2" style:vertical-align="auto"/>
      <style:text-properties fo:hyphenate="true"/>
    </style:style>
    <style:style style:name="T51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1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2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2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2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2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2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2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2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2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2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3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3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3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3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3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3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3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3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3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3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54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41" style:parent-style-name="Fuentedepárrafopredeter." style:family="tex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00" fo:language="en" fo:country="US" style:language-asian="es" style:country-asian="ES" style:language-complex="ar" style:country-complex="SA"/>
    </style:style>
    <style:style style:name="P542" style:parent-style-name="Normal" style:family="paragraph">
      <style:paragraph-properties fo:widows="2" fo:orphans="2" style:vertical-align="auto"/>
      <style:text-properties fo:hyphenate="true"/>
    </style:style>
    <style:style style:name="T54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4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4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4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4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4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4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5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5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5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5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5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5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5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5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5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559" style:parent-style-name="Standard" style:family="paragraph">
      <style:text-properties fo:language="en" fo:country="US"/>
    </style:style>
    <style:style style:name="P56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561" style:parent-style-name="Normal" style:family="paragraph">
      <style:paragraph-properties fo:widows="2" fo:orphans="2" style:vertical-align="auto"/>
      <style:text-properties fo:hyphenate="true"/>
    </style:style>
    <style:style style:name="T56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6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6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6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6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6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6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6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7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7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7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7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7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7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7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77" style:parent-style-name="Fuentedepárrafopredeter." style:family="text">
      <style:text-properties style:font-name-asian="Times New Roman" style:font-name-complex="Times New Roman" fo:color="#0000CD" style:letter-kerning="false" style:language-asian="es" style:country-asian="ES" style:language-complex="ar" style:country-complex="SA"/>
    </style:style>
    <style:style style:name="T578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79" style:parent-style-name="Fuentedepárrafopredeter." style:family="text">
      <style:text-properties style:font-name-asian="Times New Roman" style:font-name-complex="Times New Roman" fo:color="#0000CD" style:letter-kerning="false" style:language-asian="es" style:country-asian="ES" style:language-complex="ar" style:country-complex="SA"/>
    </style:style>
    <style:style style:name="T580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P581" style:parent-style-name="Standard" style:family="paragraph">
      <style:text-properties fo:language="en" fo:country="US"/>
    </style:style>
    <style:style style:name="P58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583" style:parent-style-name="Normal" style:family="paragraph">
      <style:paragraph-properties fo:widows="2" fo:orphans="2" style:vertical-align="auto"/>
      <style:text-properties fo:hyphenate="true"/>
    </style:style>
    <style:style style:name="T58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8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8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58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8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8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9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9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9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9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9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59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9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597" style:parent-style-name="Fuentedepárrafopredeter." style:family="text">
      <style:text-properties style:font-name-asian="Times New Roman" style:font-name-complex="Times New Roman" fo:color="#0000CD" style:letter-kerning="false" style:language-asian="es" style:country-asian="ES" style:language-complex="ar" style:country-complex="SA"/>
    </style:style>
    <style:style style:name="T598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9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style:language-asian="es" style:country-asian="ES" style:language-complex="ar" style:country-complex="SA"/>
    </style:style>
    <style:style style:name="T600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60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style:language-asian="es" style:country-asian="ES" style:language-complex="ar" style:country-complex="SA"/>
    </style:style>
    <style:style style:name="T602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60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style:language-asian="es" style:country-asian="ES" style:language-complex="ar" style:country-complex="SA"/>
    </style:style>
    <style:style style:name="T604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P605" style:parent-style-name="Standard" style:family="paragraph">
      <style:text-properties fo:language="en" fo:country="US"/>
    </style:style>
    <style:style style:name="T606" style:parent-style-name="sqlkeywordcolor" style:family="text">
      <style:text-properties fo:color="#0000CD" fo:language="en" fo:country="US"/>
    </style:style>
    <style:style style:name="T607" style:parent-style-name="sqlcolor" style:family="text">
      <style:text-properties fo:color="#000000" fo:language="en" fo:country="US"/>
    </style:style>
    <style:style style:name="T608" style:parent-style-name="sqlkeywordcolor" style:family="text">
      <style:text-properties fo:color="#0000CD" fo:language="en" fo:country="US"/>
    </style:style>
    <style:style style:name="T609" style:parent-style-name="sqlcolor" style:family="text">
      <style:text-properties fo:color="#000000" fo:language="en" fo:country="US"/>
    </style:style>
    <style:style style:name="T610" style:parent-style-name="Énfasis" style:family="text">
      <style:text-properties fo:color="#000000" fo:language="en" fo:country="US"/>
    </style:style>
    <style:style style:name="T611" style:parent-style-name="Fuentedepárrafopredeter." style:family="text">
      <style:text-properties fo:color="#000000" fo:language="en" fo:country="US"/>
    </style:style>
    <style:style style:name="T612" style:parent-style-name="sqlkeywordcolor" style:family="text">
      <style:text-properties fo:color="#0000CD" fo:language="en" fo:country="US"/>
    </style:style>
    <style:style style:name="T613" style:parent-style-name="sqlcolor" style:family="text">
      <style:text-properties fo:color="#000000" fo:language="en" fo:country="US"/>
    </style:style>
    <style:style style:name="T614" style:parent-style-name="Énfasis" style:family="text">
      <style:text-properties fo:color="#000000" fo:language="en" fo:country="US"/>
    </style:style>
    <style:style style:name="T615" style:parent-style-name="sqlcolor" style:family="text">
      <style:text-properties fo:color="#000000" fo:language="en" fo:country="US"/>
    </style:style>
    <style:style style:name="T616" style:parent-style-name="Énfasis" style:family="text">
      <style:text-properties fo:color="#000000" fo:language="en" fo:country="US"/>
    </style:style>
    <style:style style:name="T617" style:parent-style-name="sqlcolor" style:family="text">
      <style:text-properties fo:color="#000000" fo:language="en" fo:country="US"/>
    </style:style>
    <style:style style:name="T618" style:parent-style-name="Énfasis" style:family="text">
      <style:text-properties fo:color="#000000" fo:language="en" fo:country="US"/>
    </style:style>
    <style:style style:name="T619" style:parent-style-name="sqlcolor" style:family="text">
      <style:text-properties fo:color="#000000" fo:language="en" fo:country="US"/>
    </style:style>
    <style:style style:name="P62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621" style:parent-style-name="Normal" style:family="paragraph">
      <style:paragraph-properties fo:widows="2" fo:orphans="2" style:vertical-align="auto"/>
      <style:text-properties fo:hyphenate="true"/>
    </style:style>
    <style:style style:name="T62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2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2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2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2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3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3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3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3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3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3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3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3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63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639" style:parent-style-name="Normal" style:family="paragraph">
      <style:paragraph-properties fo:widows="2" fo:orphans="2" style:vertical-align="auto"/>
      <style:text-properties fo:hyphenate="true"/>
    </style:style>
    <style:style style:name="T64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4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4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4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4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4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5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5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5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5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5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5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5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5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658" style:parent-style-name="Standard" style:family="paragraph">
      <style:text-properties fo:language="en" fo:country="US"/>
    </style:style>
    <style:style style:name="P65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660" style:parent-style-name="Normal" style:family="paragraph">
      <style:paragraph-properties fo:widows="2" fo:orphans="2" style:vertical-align="auto"/>
      <style:text-properties fo:hyphenate="true"/>
    </style:style>
    <style:style style:name="T66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6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6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6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6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6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6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6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6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7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7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7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7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7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7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76" style:parent-style-name="Fuentedepárrafopredeter." style:family="text">
      <style:text-properties style:font-name-asian="Times New Roman" style:font-name-complex="Times New Roman" fo:color="#0000CD" style:letter-kerning="false" style:language-asian="es" style:country-asian="ES" style:language-complex="ar" style:country-complex="SA"/>
    </style:style>
    <style:style style:name="T677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67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style:language-asian="es" style:country-asian="ES" style:language-complex="ar" style:country-complex="SA"/>
    </style:style>
    <style:style style:name="T679" style:parent-style-name="Fuentedepárrafopredeter." style:family="text">
      <style:text-properties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P680" style:parent-style-name="Standard" style:family="paragraph">
      <style:text-properties fo:language="en" fo:country="US"/>
    </style:style>
    <style:style style:name="P68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682" style:parent-style-name="Normal" style:family="paragraph">
      <style:paragraph-properties fo:widows="2" fo:orphans="2" style:vertical-align="auto"/>
      <style:text-properties fo:hyphenate="true"/>
    </style:style>
    <style:style style:name="T68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8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8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8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8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8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8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9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9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692" style:parent-style-name="Standard" style:family="paragraph">
      <style:text-properties fo:language="en" fo:country="US"/>
    </style:style>
    <style:style style:name="P69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94" style:parent-style-name="Fuentedepárrafopredeter.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s" style:country-asian="ES" style:language-complex="ar" style:country-complex="SA"/>
    </style:style>
    <style:style style:name="P695" style:parent-style-name="Normal" style:family="paragraph">
      <style:paragraph-properties fo:widows="2" fo:orphans="2" style:vertical-align="auto"/>
      <style:text-properties fo:hyphenate="true"/>
    </style:style>
    <style:style style:name="T69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69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69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69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0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0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0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0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0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0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0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0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0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0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1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1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12" style:parent-style-name="Standard" style:family="paragraph">
      <style:text-properties fo:language="en" fo:country="US"/>
    </style:style>
    <style:style style:name="P71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714" style:parent-style-name="Normal" style:family="paragraph">
      <style:paragraph-properties fo:widows="2" fo:orphans="2" style:vertical-align="auto"/>
      <style:text-properties fo:hyphenate="true"/>
    </style:style>
    <style:style style:name="T71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1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1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1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1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2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2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2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2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2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2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2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2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28" style:parent-style-name="Standard" style:family="paragraph">
      <style:text-properties fo:language="en" fo:country="US"/>
    </style:style>
    <style:style style:name="P72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730" style:parent-style-name="Normal" style:family="paragraph">
      <style:paragraph-properties fo:widows="2" fo:orphans="2" style:vertical-align="auto"/>
      <style:text-properties fo:hyphenate="true"/>
    </style:style>
    <style:style style:name="T73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3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3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3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3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3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37" style:parent-style-name="Normal" style:family="paragraph">
      <style:paragraph-properties fo:widows="2" fo:orphans="2" style:vertical-align="auto"/>
      <style:text-properties fo:hyphenate="true"/>
    </style:style>
    <style:style style:name="T73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3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4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4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4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4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44" style:parent-style-name="Normal" style:family="paragraph">
      <style:paragraph-properties fo:widows="2" fo:orphans="2" style:vertical-align="auto"/>
      <style:text-properties fo:hyphenate="true"/>
    </style:style>
    <style:style style:name="T74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4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4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4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4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5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5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5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5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5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5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5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5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5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5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60" style:parent-style-name="Standard" style:family="paragraph">
      <style:text-properties fo:language="en" fo:country="US"/>
    </style:style>
    <style:style style:name="P76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s" style:country-asian="ES" style:language-complex="ar" style:country-complex="SA" fo:hyphenate="true"/>
    </style:style>
    <style:style style:name="P76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s" style:country-asian="ES" style:language-complex="ar" style:country-complex="SA" fo:hyphenate="true"/>
    </style:style>
    <style:style style:name="P763" style:parent-style-name="Standard" style:family="paragraph">
      <style:text-properties fo:language="en" fo:country="US"/>
    </style:style>
    <style:style style:name="P76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765" style:parent-style-name="Normal" style:family="paragraph">
      <style:paragraph-properties fo:widows="2" fo:orphans="2" style:vertical-align="auto"/>
      <style:text-properties fo:hyphenate="true"/>
    </style:style>
    <style:style style:name="T76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6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6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6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7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7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7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7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7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7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7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7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7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7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8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8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782" style:parent-style-name="Standard" style:family="paragraph">
      <style:text-properties fo:language="en" fo:country="US"/>
    </style:style>
    <style:style style:name="P78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784" style:parent-style-name="Normal" style:family="paragraph">
      <style:paragraph-properties fo:widows="2" fo:orphans="2" style:vertical-align="auto"/>
      <style:text-properties fo:hyphenate="true"/>
    </style:style>
    <style:style style:name="T78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8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8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8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8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9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9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9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9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9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9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79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9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79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79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0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0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0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803" style:parent-style-name="Standard" style:family="paragraph">
      <style:text-properties fo:language="en" fo:country="US"/>
    </style:style>
    <style:style style:name="T804" style:parent-style-name="sqlkeywordcolor" style:family="text">
      <style:text-properties fo:color="#0000CD" fo:language="en" fo:country="US"/>
    </style:style>
    <style:style style:name="T805" style:parent-style-name="sqlcolor" style:family="text">
      <style:text-properties fo:color="#000000" fo:language="en" fo:country="US"/>
    </style:style>
    <style:style style:name="T806" style:parent-style-name="sqlkeywordcolor" style:family="text">
      <style:text-properties fo:color="#0000CD" fo:language="en" fo:country="US"/>
    </style:style>
    <style:style style:name="T807" style:parent-style-name="sqlcolor" style:family="text">
      <style:text-properties fo:color="#000000" fo:language="en" fo:country="US"/>
    </style:style>
    <style:style style:name="T808" style:parent-style-name="Fuentedepárrafopredeter." style:family="text">
      <style:text-properties fo:color="#000000" fo:language="en" fo:country="US"/>
    </style:style>
    <style:style style:name="T809" style:parent-style-name="sqlkeywordcolor" style:family="text">
      <style:text-properties fo:color="#0000CD" fo:language="en" fo:country="US"/>
    </style:style>
    <style:style style:name="T810" style:parent-style-name="sqlcolor" style:family="text">
      <style:text-properties fo:color="#000000" fo:language="en" fo:country="US"/>
    </style:style>
    <style:style style:name="T811" style:parent-style-name="sqlkeywordcolor" style:family="text">
      <style:text-properties fo:color="#0000CD" fo:language="en" fo:country="US"/>
    </style:style>
    <style:style style:name="T812" style:parent-style-name="sqlcolor" style:family="text">
      <style:text-properties fo:color="#000000" fo:language="en" fo:country="US"/>
    </style:style>
    <style:style style:name="T813" style:parent-style-name="sqlstringcolor" style:family="text">
      <style:text-properties fo:color="#A52A2A" fo:language="en" fo:country="US"/>
    </style:style>
    <style:style style:name="T814" style:parent-style-name="sqlcolor" style:family="text">
      <style:text-properties fo:color="#000000" fo:language="en" fo:country="US"/>
    </style:style>
    <style:style style:name="T815" style:parent-style-name="sqlstringcolor" style:family="text">
      <style:text-properties fo:color="#A52A2A" fo:language="en" fo:country="US"/>
    </style:style>
    <style:style style:name="T816" style:parent-style-name="sqlcolor" style:family="text">
      <style:text-properties fo:color="#000000" fo:language="en" fo:country="US"/>
    </style:style>
    <style:style style:name="T817" style:parent-style-name="sqlstringcolor" style:family="text">
      <style:text-properties fo:color="#A52A2A" fo:language="en" fo:country="US"/>
    </style:style>
    <style:style style:name="T818" style:parent-style-name="sqlcolor" style:family="text">
      <style:text-properties fo:color="#000000" fo:language="en" fo:country="US"/>
    </style:style>
    <style:style style:name="T819" style:parent-style-name="sqlkeywordcolor" style:family="text">
      <style:text-properties fo:color="#0000CD" fo:language="en" fo:country="US"/>
    </style:style>
    <style:style style:name="T820" style:parent-style-name="sqlcolor" style:family="text">
      <style:text-properties fo:color="#000000" fo:language="en" fo:country="US"/>
    </style:style>
    <style:style style:name="T821" style:parent-style-name="sqlkeywordcolor" style:family="text">
      <style:text-properties fo:color="#0000CD" fo:language="en" fo:country="US"/>
    </style:style>
    <style:style style:name="T822" style:parent-style-name="sqlcolor" style:family="text">
      <style:text-properties fo:color="#000000" fo:language="en" fo:country="US"/>
    </style:style>
    <style:style style:name="T823" style:parent-style-name="Fuentedepárrafopredeter." style:family="text">
      <style:text-properties fo:color="#000000" fo:language="en" fo:country="US"/>
    </style:style>
    <style:style style:name="T824" style:parent-style-name="sqlkeywordcolor" style:family="text">
      <style:text-properties fo:color="#0000CD" fo:language="en" fo:country="US"/>
    </style:style>
    <style:style style:name="T825" style:parent-style-name="sqlcolor" style:family="text">
      <style:text-properties fo:color="#000000" fo:language="en" fo:country="US"/>
    </style:style>
    <style:style style:name="T826" style:parent-style-name="sqlkeywordcolor" style:family="text">
      <style:text-properties fo:color="#0000CD" fo:language="en" fo:country="US"/>
    </style:style>
    <style:style style:name="T827" style:parent-style-name="sqlcolor" style:family="text">
      <style:text-properties fo:color="#000000" fo:language="en" fo:country="US"/>
    </style:style>
    <style:style style:name="T828" style:parent-style-name="sqlkeywordcolor" style:family="text">
      <style:text-properties fo:color="#0000CD" fo:language="en" fo:country="US"/>
    </style:style>
    <style:style style:name="T829" style:parent-style-name="sqlcolor" style:family="text">
      <style:text-properties fo:color="#000000" fo:language="en" fo:country="US"/>
    </style:style>
    <style:style style:name="T830" style:parent-style-name="sqlstringcolor" style:family="text">
      <style:text-properties fo:color="#A52A2A" fo:language="en" fo:country="US"/>
    </style:style>
    <style:style style:name="T831" style:parent-style-name="sqlcolor" style:family="text">
      <style:text-properties fo:color="#000000" fo:language="en" fo:country="US"/>
    </style:style>
    <style:style style:name="T832" style:parent-style-name="sqlstringcolor" style:family="text">
      <style:text-properties fo:color="#A52A2A" fo:language="en" fo:country="US"/>
    </style:style>
    <style:style style:name="T833" style:parent-style-name="sqlcolor" style:family="text">
      <style:text-properties fo:color="#000000" fo:language="en" fo:country="US"/>
    </style:style>
    <style:style style:name="T834" style:parent-style-name="sqlstringcolor" style:family="text">
      <style:text-properties fo:color="#A52A2A" fo:language="en" fo:country="US"/>
    </style:style>
    <style:style style:name="T835" style:parent-style-name="sqlcolor" style:family="text">
      <style:text-properties fo:color="#000000" fo:language="en" fo:country="US"/>
    </style:style>
    <style:style style:name="T836" style:parent-style-name="sqlkeywordcolor" style:family="text">
      <style:text-properties fo:color="#0000CD" fo:language="en" fo:country="US"/>
    </style:style>
    <style:style style:name="T837" style:parent-style-name="sqlcolor" style:family="text">
      <style:text-properties fo:color="#000000" fo:language="en" fo:country="US"/>
    </style:style>
    <style:style style:name="T838" style:parent-style-name="sqlkeywordcolor" style:family="text">
      <style:text-properties fo:color="#0000CD" fo:language="en" fo:country="US"/>
    </style:style>
    <style:style style:name="T839" style:parent-style-name="sqlcolor" style:family="text">
      <style:text-properties fo:color="#000000" fo:language="en" fo:country="US"/>
    </style:style>
    <style:style style:name="T840" style:parent-style-name="Fuentedepárrafopredeter." style:family="text">
      <style:text-properties fo:color="#000000" fo:language="en" fo:country="US"/>
    </style:style>
    <style:style style:name="T841" style:parent-style-name="sqlkeywordcolor" style:family="text">
      <style:text-properties fo:color="#0000CD" fo:language="en" fo:country="US"/>
    </style:style>
    <style:style style:name="T842" style:parent-style-name="sqlcolor" style:family="text">
      <style:text-properties fo:color="#000000" fo:language="en" fo:country="US"/>
    </style:style>
    <style:style style:name="T843" style:parent-style-name="sqlkeywordcolor" style:family="text">
      <style:text-properties fo:color="#0000CD" fo:language="en" fo:country="US"/>
    </style:style>
    <style:style style:name="T844" style:parent-style-name="sqlcolor" style:family="text">
      <style:text-properties fo:color="#000000" fo:language="en" fo:country="US"/>
    </style:style>
    <style:style style:name="T845" style:parent-style-name="sqlkeywordcolor" style:family="text">
      <style:text-properties fo:color="#0000CD" fo:language="en" fo:country="US"/>
    </style:style>
    <style:style style:name="T846" style:parent-style-name="sqlcolor" style:family="text">
      <style:text-properties fo:color="#000000" fo:language="en" fo:country="US"/>
    </style:style>
    <style:style style:name="T847" style:parent-style-name="sqlkeywordcolor" style:family="text">
      <style:text-properties fo:color="#0000CD" fo:language="en" fo:country="US"/>
    </style:style>
    <style:style style:name="T848" style:parent-style-name="sqlcolor" style:family="text">
      <style:text-properties fo:color="#000000" fo:language="en" fo:country="US"/>
    </style:style>
    <style:style style:name="P84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850" style:parent-style-name="Normal" style:family="paragraph">
      <style:paragraph-properties fo:widows="2" fo:orphans="2" style:vertical-align="auto"/>
      <style:text-properties fo:hyphenate="true"/>
    </style:style>
    <style:style style:name="T85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85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5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5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5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85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5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5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5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86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6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6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86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6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6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6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86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86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86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870" style:parent-style-name="Standard" style:family="paragraph">
      <style:text-properties fo:language="en" fo:country="US"/>
    </style:style>
    <style:style style:name="T871" style:parent-style-name="sqlkeywordcolor" style:family="text">
      <style:text-properties fo:color="#0000CD" fo:language="en" fo:country="US"/>
    </style:style>
    <style:style style:name="T872" style:parent-style-name="sqlcolor" style:family="text">
      <style:text-properties fo:color="#000000" fo:language="en" fo:country="US"/>
    </style:style>
    <style:style style:name="T873" style:parent-style-name="sqlkeywordcolor" style:family="text">
      <style:text-properties fo:color="#0000CD" fo:language="en" fo:country="US"/>
    </style:style>
    <style:style style:name="T874" style:parent-style-name="sqlcolor" style:family="text">
      <style:text-properties fo:color="#000000" fo:language="en" fo:country="US"/>
    </style:style>
    <style:style style:name="T875" style:parent-style-name="Fuentedepárrafopredeter." style:family="text">
      <style:text-properties fo:color="#000000" fo:language="en" fo:country="US"/>
    </style:style>
    <style:style style:name="T876" style:parent-style-name="sqlkeywordcolor" style:family="text">
      <style:text-properties fo:color="#0000CD" fo:language="en" fo:country="US"/>
    </style:style>
    <style:style style:name="T877" style:parent-style-name="sqlcolor" style:family="text">
      <style:text-properties fo:color="#000000" fo:language="en" fo:country="US"/>
    </style:style>
    <style:style style:name="T878" style:parent-style-name="sqlkeywordcolor" style:family="text">
      <style:text-properties fo:color="#0000CD" fo:language="en" fo:country="US"/>
    </style:style>
    <style:style style:name="T879" style:parent-style-name="sqlcolor" style:family="text">
      <style:text-properties fo:color="#000000" fo:language="en" fo:country="US"/>
    </style:style>
    <style:style style:name="T880" style:parent-style-name="sqlstringcolor" style:family="text">
      <style:text-properties fo:color="#A52A2A" fo:language="en" fo:country="US"/>
    </style:style>
    <style:style style:name="T881" style:parent-style-name="sqlcolor" style:family="text">
      <style:text-properties fo:color="#000000" fo:language="en" fo:country="US"/>
    </style:style>
    <style:style style:name="T882" style:parent-style-name="sqlkeywordcolor" style:family="text">
      <style:text-properties fo:color="#0000CD" fo:language="en" fo:country="US"/>
    </style:style>
    <style:style style:name="T883" style:parent-style-name="sqlcolor" style:family="text">
      <style:text-properties fo:color="#000000" fo:language="en" fo:country="US"/>
    </style:style>
    <style:style style:name="T884" style:parent-style-name="sqlstringcolor" style:family="text">
      <style:text-properties fo:color="#A52A2A" fo:language="en" fo:country="US"/>
    </style:style>
    <style:style style:name="T885" style:parent-style-name="sqlcolor" style:family="text">
      <style:text-properties fo:color="#000000" fo:language="en" fo:country="US"/>
    </style:style>
    <style:style style:name="T886" style:parent-style-name="sqlkeywordcolor" style:family="text">
      <style:text-properties fo:color="#0000CD" fo:language="en" fo:country="US"/>
    </style:style>
    <style:style style:name="T887" style:parent-style-name="sqlcolor" style:family="text">
      <style:text-properties fo:color="#000000" fo:language="en" fo:country="US"/>
    </style:style>
    <style:style style:name="T888" style:parent-style-name="sqlkeywordcolor" style:family="text">
      <style:text-properties fo:color="#0000CD" fo:language="en" fo:country="US"/>
    </style:style>
    <style:style style:name="T889" style:parent-style-name="sqlcolor" style:family="text">
      <style:text-properties fo:color="#000000" fo:language="en" fo:country="US"/>
    </style:style>
    <style:style style:name="T890" style:parent-style-name="Fuentedepárrafopredeter." style:family="text">
      <style:text-properties fo:color="#000000" fo:language="en" fo:country="US"/>
    </style:style>
    <style:style style:name="T891" style:parent-style-name="sqlkeywordcolor" style:family="text">
      <style:text-properties fo:color="#0000CD" fo:language="en" fo:country="US"/>
    </style:style>
    <style:style style:name="T892" style:parent-style-name="sqlcolor" style:family="text">
      <style:text-properties fo:color="#000000" fo:language="en" fo:country="US"/>
    </style:style>
    <style:style style:name="T893" style:parent-style-name="sqlkeywordcolor" style:family="text">
      <style:text-properties fo:color="#0000CD" fo:language="en" fo:country="US"/>
    </style:style>
    <style:style style:name="T894" style:parent-style-name="sqlcolor" style:family="text">
      <style:text-properties fo:color="#000000" fo:language="en" fo:country="US"/>
    </style:style>
    <style:style style:name="T895" style:parent-style-name="sqlkeywordcolor" style:family="text">
      <style:text-properties fo:color="#0000CD" fo:language="en" fo:country="US"/>
    </style:style>
    <style:style style:name="T896" style:parent-style-name="sqlcolor" style:family="text">
      <style:text-properties fo:color="#000000" fo:language="en" fo:country="US"/>
    </style:style>
    <style:style style:name="T897" style:parent-style-name="sqlnumbercolor" style:family="text">
      <style:text-properties fo:color="#000000" fo:language="en" fo:country="US"/>
    </style:style>
    <style:style style:name="T898" style:parent-style-name="sqlcolor" style:family="text">
      <style:text-properties fo:color="#000000" fo:language="en" fo:country="US"/>
    </style:style>
    <style:style style:name="T899" style:parent-style-name="sqlkeywordcolor" style:family="text">
      <style:text-properties fo:color="#0000CD" fo:language="en" fo:country="US"/>
    </style:style>
    <style:style style:name="T900" style:parent-style-name="sqlcolor" style:family="text">
      <style:text-properties fo:color="#000000" fo:language="en" fo:country="US"/>
    </style:style>
    <style:style style:name="T901" style:parent-style-name="sqlnumbercolor" style:family="text">
      <style:text-properties fo:color="#000000" fo:language="en" fo:country="US"/>
    </style:style>
    <style:style style:name="T902" style:parent-style-name="sqlcolor" style:family="text">
      <style:text-properties fo:color="#000000" fo:language="en" fo:country="US"/>
    </style:style>
    <style:style style:name="T903" style:parent-style-name="sqlkeywordcolor" style:family="text">
      <style:text-properties fo:color="#0000CD" fo:language="en" fo:country="US"/>
    </style:style>
    <style:style style:name="T904" style:parent-style-name="sqlcolor" style:family="text">
      <style:text-properties fo:color="#000000" fo:language="en" fo:country="US"/>
    </style:style>
    <style:style style:name="T905" style:parent-style-name="sqlkeywordcolor" style:family="text">
      <style:text-properties fo:color="#0000CD" fo:language="en" fo:country="US"/>
    </style:style>
    <style:style style:name="T906" style:parent-style-name="sqlcolor" style:family="text">
      <style:text-properties fo:color="#000000" fo:language="en" fo:country="US"/>
    </style:style>
    <style:style style:name="T907" style:parent-style-name="Fuentedepárrafopredeter." style:family="text">
      <style:text-properties fo:color="#000000" fo:language="en" fo:country="US"/>
    </style:style>
    <style:style style:name="T908" style:parent-style-name="sqlkeywordcolor" style:family="text">
      <style:text-properties fo:color="#0000CD" fo:language="en" fo:country="US"/>
    </style:style>
    <style:style style:name="T909" style:parent-style-name="sqlcolor" style:family="text">
      <style:text-properties fo:color="#000000" fo:language="en" fo:country="US"/>
    </style:style>
    <style:style style:name="T910" style:parent-style-name="sqlkeywordcolor" style:family="text">
      <style:text-properties fo:color="#0000CD" fo:language="en" fo:country="US"/>
    </style:style>
    <style:style style:name="T911" style:parent-style-name="sqlcolor" style:family="text">
      <style:text-properties fo:color="#000000" fo:language="en" fo:country="US"/>
    </style:style>
    <style:style style:name="T912" style:parent-style-name="sqlnumbercolor" style:family="text">
      <style:text-properties fo:color="#000000" fo:language="en" fo:country="US"/>
    </style:style>
    <style:style style:name="T913" style:parent-style-name="sqlcolor" style:family="text">
      <style:text-properties fo:color="#000000" fo:language="en" fo:country="US"/>
    </style:style>
    <style:style style:name="T914" style:parent-style-name="sqlkeywordcolor" style:family="text">
      <style:text-properties fo:color="#0000CD" fo:language="en" fo:country="US"/>
    </style:style>
    <style:style style:name="T915" style:parent-style-name="sqlcolor" style:family="text">
      <style:text-properties fo:color="#000000" fo:language="en" fo:country="US"/>
    </style:style>
    <style:style style:name="T916" style:parent-style-name="sqlnumbercolor" style:family="text">
      <style:text-properties fo:color="#000000" fo:language="en" fo:country="US"/>
    </style:style>
    <style:style style:name="T917" style:parent-style-name="Fuentedepárrafopredeter." style:family="text">
      <style:text-properties fo:color="#000000" fo:language="en" fo:country="US"/>
    </style:style>
    <style:style style:name="T918" style:parent-style-name="sqlkeywordcolor" style:family="text">
      <style:text-properties fo:color="#0000CD" fo:language="en" fo:country="US"/>
    </style:style>
    <style:style style:name="T919" style:parent-style-name="sqlcolor" style:family="text">
      <style:text-properties fo:color="#000000" fo:language="en" fo:country="US"/>
    </style:style>
    <style:style style:name="T920" style:parent-style-name="sqlkeywordcolor" style:family="text">
      <style:text-properties fo:color="#0000CD" fo:language="en" fo:country="US"/>
    </style:style>
    <style:style style:name="T921" style:parent-style-name="sqlcolor" style:family="text">
      <style:text-properties fo:color="#000000" fo:language="en" fo:country="US"/>
    </style:style>
    <style:style style:name="T922" style:parent-style-name="sqlkeywordcolor" style:family="text">
      <style:text-properties fo:color="#0000CD" fo:language="en" fo:country="US"/>
    </style:style>
    <style:style style:name="T923" style:parent-style-name="sqlcolor" style:family="text">
      <style:text-properties fo:color="#000000" fo:language="en" fo:country="US"/>
    </style:style>
    <style:style style:name="T924" style:parent-style-name="sqlnumbercolor" style:family="text">
      <style:text-properties fo:color="#000000" fo:language="en" fo:country="US"/>
    </style:style>
    <style:style style:name="T925" style:parent-style-name="sqlcolor" style:family="text">
      <style:text-properties fo:color="#000000" fo:language="en" fo:country="US"/>
    </style:style>
    <style:style style:name="T926" style:parent-style-name="sqlnumbercolor" style:family="text">
      <style:text-properties fo:color="#000000" fo:language="en" fo:country="US"/>
    </style:style>
    <style:style style:name="T927" style:parent-style-name="sqlcolor" style:family="text">
      <style:text-properties fo:color="#000000" fo:language="en" fo:country="US"/>
    </style:style>
    <style:style style:name="T928" style:parent-style-name="sqlnumbercolor" style:family="text">
      <style:text-properties fo:color="#000000" fo:language="en" fo:country="US"/>
    </style:style>
    <style:style style:name="T929" style:parent-style-name="sqlcolor" style:family="text">
      <style:text-properties fo:color="#000000" fo:language="en" fo:country="US"/>
    </style:style>
    <style:style style:name="P93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931" style:parent-style-name="Normal" style:family="paragraph">
      <style:paragraph-properties fo:widows="2" fo:orphans="2" style:vertical-align="auto"/>
      <style:text-properties fo:hyphenate="true"/>
    </style:style>
    <style:style style:name="T93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3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3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3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3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3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3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3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4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4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4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4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4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4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4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4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4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4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5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5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952" style:parent-style-name="Standard" style:family="paragraph">
      <style:text-properties fo:language="en" fo:country="US"/>
    </style:style>
    <style:style style:name="T953" style:parent-style-name="sqlkeywordcolor" style:family="text">
      <style:text-properties fo:color="#0000CD" fo:language="en" fo:country="US"/>
    </style:style>
    <style:style style:name="T954" style:parent-style-name="sqlcolor" style:family="text">
      <style:text-properties fo:color="#000000" fo:language="en" fo:country="US"/>
    </style:style>
    <style:style style:name="T955" style:parent-style-name="Fuentedepárrafopredeter." style:family="text">
      <style:text-properties fo:color="#000000" fo:language="en" fo:country="US"/>
    </style:style>
    <style:style style:name="T956" style:parent-style-name="sqlkeywordcolor" style:family="text">
      <style:text-properties fo:color="#0000CD" fo:language="en" fo:country="US"/>
    </style:style>
    <style:style style:name="T957" style:parent-style-name="sqlcolor" style:family="text">
      <style:text-properties fo:color="#000000" fo:language="en" fo:country="US"/>
    </style:style>
    <style:style style:name="T958" style:parent-style-name="Fuentedepárrafopredeter." style:family="text">
      <style:text-properties fo:color="#000000" fo:language="en" fo:country="US"/>
    </style:style>
    <style:style style:name="T959" style:parent-style-name="sqlkeywordcolor" style:family="text">
      <style:text-properties fo:color="#0000CD" fo:language="en" fo:country="US"/>
    </style:style>
    <style:style style:name="T960" style:parent-style-name="sqlcolor" style:family="text">
      <style:text-properties fo:color="#000000" fo:language="en" fo:country="US"/>
    </style:style>
    <style:style style:name="T961" style:parent-style-name="sqlkeywordcolor" style:family="text">
      <style:text-properties fo:color="#0000CD" fo:language="en" fo:country="US"/>
    </style:style>
    <style:style style:name="T962" style:parent-style-name="sqlcolor" style:family="text">
      <style:text-properties fo:color="#000000" fo:language="en" fo:country="US"/>
    </style:style>
    <style:style style:name="T963" style:parent-style-name="sqlkeywordcolor" style:family="text">
      <style:text-properties fo:color="#0000CD" fo:language="en" fo:country="US"/>
    </style:style>
    <style:style style:name="T964" style:parent-style-name="sqlcolor" style:family="text">
      <style:text-properties fo:color="#000000" fo:language="en" fo:country="US"/>
    </style:style>
    <style:style style:name="T965" style:parent-style-name="sqlkeywordcolor" style:family="text">
      <style:text-properties fo:color="#0000CD" fo:language="en" fo:country="US"/>
    </style:style>
    <style:style style:name="T966" style:parent-style-name="sqlcolor" style:family="text">
      <style:text-properties fo:color="#000000" fo:language="en" fo:country="US"/>
    </style:style>
    <style:style style:name="T967" style:parent-style-name="Fuentedepárrafopredeter." style:family="text">
      <style:text-properties fo:color="#000000" fo:language="en" fo:country="US"/>
    </style:style>
    <style:style style:name="T968" style:parent-style-name="sqlkeywordcolor" style:family="text">
      <style:text-properties fo:color="#0000CD" fo:language="en" fo:country="US"/>
    </style:style>
    <style:style style:name="T969" style:parent-style-name="sqlcolor" style:family="text">
      <style:text-properties fo:color="#000000" fo:language="en" fo:country="US"/>
    </style:style>
    <style:style style:name="T970" style:parent-style-name="Fuentedepárrafopredeter." style:family="text">
      <style:text-properties fo:color="#000000" fo:language="en" fo:country="US"/>
    </style:style>
    <style:style style:name="T971" style:parent-style-name="sqlkeywordcolor" style:family="text">
      <style:text-properties fo:color="#0000CD" fo:language="en" fo:country="US"/>
    </style:style>
    <style:style style:name="T972" style:parent-style-name="sqlcolor" style:family="text">
      <style:text-properties fo:color="#000000" fo:language="en" fo:country="US"/>
    </style:style>
    <style:style style:name="T973" style:parent-style-name="sqlkeywordcolor" style:family="text">
      <style:text-properties fo:color="#0000CD" fo:language="en" fo:country="US"/>
    </style:style>
    <style:style style:name="T974" style:parent-style-name="sqlcolor" style:family="text">
      <style:text-properties fo:color="#000000" fo:language="en" fo:country="US"/>
    </style:style>
    <style:style style:name="T975" style:parent-style-name="sqlkeywordcolor" style:family="text">
      <style:text-properties fo:color="#0000CD" fo:language="en" fo:country="US"/>
    </style:style>
    <style:style style:name="T976" style:parent-style-name="sqlcolor" style:family="text">
      <style:text-properties fo:color="#000000" fo:language="en" fo:country="US"/>
    </style:style>
    <style:style style:name="T977" style:parent-style-name="Fuentedepárrafopredeter." style:family="text">
      <style:text-properties fo:color="#000000" fo:language="en" fo:country="US"/>
    </style:style>
    <style:style style:name="T978" style:parent-style-name="sqlkeywordcolor" style:family="text">
      <style:text-properties fo:color="#0000CD" fo:language="en" fo:country="US"/>
    </style:style>
    <style:style style:name="T979" style:parent-style-name="sqlcolor" style:family="text">
      <style:text-properties fo:color="#000000" fo:language="en" fo:country="US"/>
    </style:style>
    <style:style style:name="T980" style:parent-style-name="sqlkeywordcolor" style:family="text">
      <style:text-properties fo:color="#0000CD" fo:language="en" fo:country="US"/>
    </style:style>
    <style:style style:name="T981" style:parent-style-name="sqlcolor" style:family="text">
      <style:text-properties fo:color="#000000" fo:language="en" fo:country="US"/>
    </style:style>
    <style:style style:name="T982" style:parent-style-name="sqlkeywordcolor" style:family="text">
      <style:text-properties fo:color="#0000CD" fo:language="en" fo:country="US"/>
    </style:style>
    <style:style style:name="T983" style:parent-style-name="sqlcolor" style:family="text">
      <style:text-properties fo:color="#000000" fo:language="en" fo:country="US"/>
    </style:style>
    <style:style style:name="P98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985" style:parent-style-name="Normal" style:family="paragraph">
      <style:paragraph-properties fo:widows="2" fo:orphans="2" style:vertical-align="auto"/>
      <style:text-properties fo:hyphenate="true"/>
    </style:style>
    <style:style style:name="T98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8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8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8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9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9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9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9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9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9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9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99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99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99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0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0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0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0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0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0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0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0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0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P1009" style:parent-style-name="Standard" style:family="paragraph">
      <style:text-properties fo:language="en" fo:country="US"/>
    </style:style>
    <style:style style:name="T1010" style:parent-style-name="sqlkeywordcolor" style:family="text">
      <style:text-properties fo:color="#0000CD" fo:language="en" fo:country="US"/>
    </style:style>
    <style:style style:name="T1011" style:parent-style-name="sqlcolor" style:family="text">
      <style:text-properties fo:color="#000000" fo:language="en" fo:country="US"/>
    </style:style>
    <style:style style:name="T1012" style:parent-style-name="sqlkeywordcolor" style:family="text">
      <style:text-properties fo:color="#0000CD" fo:language="en" fo:country="US"/>
    </style:style>
    <style:style style:name="T1013" style:parent-style-name="sqlcolor" style:family="text">
      <style:text-properties fo:color="#000000" fo:language="en" fo:country="US"/>
    </style:style>
    <style:style style:name="T1014" style:parent-style-name="Fuentedepárrafopredeter." style:family="text">
      <style:text-properties fo:color="#000000" fo:language="en" fo:country="US"/>
    </style:style>
    <style:style style:name="T1015" style:parent-style-name="sqlkeywordcolor" style:family="text">
      <style:text-properties fo:color="#0000CD" fo:language="en" fo:country="US"/>
    </style:style>
    <style:style style:name="T1016" style:parent-style-name="sqlcolor" style:family="text">
      <style:text-properties fo:color="#000000" fo:language="en" fo:country="US"/>
    </style:style>
    <style:style style:name="T1017" style:parent-style-name="Fuentedepárrafopredeter." style:family="text">
      <style:text-properties fo:color="#000000" fo:language="en" fo:country="US"/>
    </style:style>
    <style:style style:name="T1018" style:parent-style-name="sqlkeywordcolor" style:family="text">
      <style:text-properties fo:color="#0000CD" fo:language="en" fo:country="US"/>
    </style:style>
    <style:style style:name="T1019" style:parent-style-name="sqlcolor" style:family="text">
      <style:text-properties fo:color="#000000" fo:language="en" fo:country="US"/>
    </style:style>
    <style:style style:name="T1020" style:parent-style-name="sqlkeywordcolor" style:family="text">
      <style:text-properties fo:color="#0000CD" fo:language="en" fo:country="US"/>
    </style:style>
    <style:style style:name="T1021" style:parent-style-name="sqlcolor" style:family="text">
      <style:text-properties fo:color="#000000" fo:language="en" fo:country="US"/>
    </style:style>
    <style:style style:name="T1022" style:parent-style-name="Fuentedepárrafopredeter." style:family="text">
      <style:text-properties fo:color="#000000" fo:language="en" fo:country="US"/>
    </style:style>
    <style:style style:name="T1023" style:parent-style-name="sqlkeywordcolor" style:family="text">
      <style:text-properties fo:color="#0000CD" fo:language="en" fo:country="US"/>
    </style:style>
    <style:style style:name="T1024" style:parent-style-name="sqlcolor" style:family="text">
      <style:text-properties fo:color="#000000" fo:language="en" fo:country="US"/>
    </style:style>
    <style:style style:name="T1025" style:parent-style-name="sqlkeywordcolor" style:family="text">
      <style:text-properties fo:color="#0000CD" fo:language="en" fo:country="US"/>
    </style:style>
    <style:style style:name="T1026" style:parent-style-name="sqlcolor" style:family="text">
      <style:text-properties fo:color="#000000" fo:language="en" fo:country="US"/>
    </style:style>
    <style:style style:name="T1027" style:parent-style-name="sqlkeywordcolor" style:family="text">
      <style:text-properties fo:color="#0000CD" fo:language="en" fo:country="US"/>
    </style:style>
    <style:style style:name="T1028" style:parent-style-name="sqlcolor" style:family="text">
      <style:text-properties fo:color="#000000" fo:language="en" fo:country="US"/>
    </style:style>
    <style:style style:name="T1029" style:parent-style-name="sqlkeywordcolor" style:family="text">
      <style:text-properties fo:color="#0000CD" fo:language="en" fo:country="US"/>
    </style:style>
    <style:style style:name="T1030" style:parent-style-name="sqlcolor" style:family="text">
      <style:text-properties fo:color="#000000" fo:language="en" fo:country="US"/>
    </style:style>
    <style:style style:name="P103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1032" style:parent-style-name="Normal" style:family="paragraph">
      <style:paragraph-properties fo:widows="2" fo:orphans="2" style:vertical-align="auto"/>
      <style:text-properties fo:hyphenate="true"/>
    </style:style>
    <style:style style:name="T103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3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3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3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3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3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3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4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4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4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4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4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4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4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4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4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4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5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5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5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5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5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5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5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5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5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5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6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1061" style:parent-style-name="Standard" style:family="paragraph">
      <style:text-properties fo:language="en" fo:country="US"/>
    </style:style>
    <style:style style:name="T1062" style:parent-style-name="sqlkeywordcolor" style:family="text">
      <style:text-properties fo:color="#0000CD" fo:language="en" fo:country="US"/>
    </style:style>
    <style:style style:name="T1063" style:parent-style-name="sqlcolor" style:family="text">
      <style:text-properties fo:color="#000000" fo:language="en" fo:country="US"/>
    </style:style>
    <style:style style:name="T1064" style:parent-style-name="sqlkeywordcolor" style:family="text">
      <style:text-properties fo:color="#0000CD" fo:language="en" fo:country="US"/>
    </style:style>
    <style:style style:name="T1065" style:parent-style-name="sqlcolor" style:family="text">
      <style:text-properties fo:color="#000000" fo:language="en" fo:country="US"/>
    </style:style>
    <style:style style:name="T1066" style:parent-style-name="Fuentedepárrafopredeter." style:family="text">
      <style:text-properties fo:color="#000000" fo:language="en" fo:country="US"/>
    </style:style>
    <style:style style:name="T1067" style:parent-style-name="sqlkeywordcolor" style:family="text">
      <style:text-properties fo:color="#0000CD" fo:language="en" fo:country="US"/>
    </style:style>
    <style:style style:name="T1068" style:parent-style-name="sqlcolor" style:family="text">
      <style:text-properties fo:color="#000000" fo:language="en" fo:country="US"/>
    </style:style>
    <style:style style:name="T1069" style:parent-style-name="Fuentedepárrafopredeter." style:family="text">
      <style:text-properties fo:color="#000000" fo:language="en" fo:country="US"/>
    </style:style>
    <style:style style:name="T1070" style:parent-style-name="sqlkeywordcolor" style:family="text">
      <style:text-properties fo:color="#0000CD" fo:language="en" fo:country="US"/>
    </style:style>
    <style:style style:name="T1071" style:parent-style-name="sqlcolor" style:family="text">
      <style:text-properties fo:color="#000000" fo:language="en" fo:country="US"/>
    </style:style>
    <style:style style:name="T1072" style:parent-style-name="sqlkeywordcolor" style:family="text">
      <style:text-properties fo:color="#0000CD" fo:language="en" fo:country="US"/>
    </style:style>
    <style:style style:name="T1073" style:parent-style-name="sqlcolor" style:family="text">
      <style:text-properties fo:color="#000000" fo:language="en" fo:country="US"/>
    </style:style>
    <style:style style:name="T1074" style:parent-style-name="Fuentedepárrafopredeter." style:family="text">
      <style:text-properties fo:color="#000000" fo:language="en" fo:country="US"/>
    </style:style>
    <style:style style:name="T1075" style:parent-style-name="sqlkeywordcolor" style:family="text">
      <style:text-properties fo:color="#0000CD" fo:language="en" fo:country="US"/>
    </style:style>
    <style:style style:name="T1076" style:parent-style-name="sqlcolor" style:family="text">
      <style:text-properties fo:color="#000000" fo:language="en" fo:country="US"/>
    </style:style>
    <style:style style:name="T1077" style:parent-style-name="sqlkeywordcolor" style:family="text">
      <style:text-properties fo:color="#0000CD" fo:language="en" fo:country="US"/>
    </style:style>
    <style:style style:name="T1078" style:parent-style-name="sqlcolor" style:family="text">
      <style:text-properties fo:color="#000000" fo:language="en" fo:country="US"/>
    </style:style>
    <style:style style:name="T1079" style:parent-style-name="sqlnumbercolor" style:family="text">
      <style:text-properties fo:color="#000000" fo:language="en" fo:country="US"/>
    </style:style>
    <style:style style:name="T1080" style:parent-style-name="sqlcolor" style:family="text">
      <style:text-properties fo:color="#000000" fo:language="en" fo:country="US"/>
    </style:style>
    <style:style style:name="P108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1082" style:parent-style-name="Normal" style:family="paragraph">
      <style:paragraph-properties fo:widows="2" fo:orphans="2" style:vertical-align="auto"/>
      <style:text-properties fo:hyphenate="true"/>
    </style:style>
    <style:style style:name="T108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8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8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8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8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8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8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9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9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9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9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9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95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9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097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09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09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00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0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02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0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04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0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1106" style:parent-style-name="Standard" style:family="paragraph">
      <style:text-properties fo:language="en" fo:country="US"/>
    </style:style>
    <style:style style:name="T1107" style:parent-style-name="sqlkeywordcolor" style:family="text">
      <style:text-properties fo:color="#0000CD" fo:language="en" fo:country="US"/>
    </style:style>
    <style:style style:name="T1108" style:parent-style-name="sqlcolor" style:family="text">
      <style:text-properties fo:color="#000000" fo:language="en" fo:country="US"/>
    </style:style>
    <style:style style:name="T1109" style:parent-style-name="Fuentedepárrafopredeter." style:family="text">
      <style:text-properties fo:color="#000000" fo:language="en" fo:country="US"/>
    </style:style>
    <style:style style:name="T1110" style:parent-style-name="sqlkeywordcolor" style:family="text">
      <style:text-properties fo:color="#0000CD" fo:language="en" fo:country="US"/>
    </style:style>
    <style:style style:name="T1111" style:parent-style-name="sqlcolor" style:family="text">
      <style:text-properties fo:color="#000000" fo:language="en" fo:country="US"/>
    </style:style>
    <style:style style:name="T1112" style:parent-style-name="Fuentedepárrafopredeter." style:family="text">
      <style:text-properties fo:color="#000000" fo:language="en" fo:country="US"/>
    </style:style>
    <style:style style:name="T1113" style:parent-style-name="sqlkeywordcolor" style:family="text">
      <style:text-properties fo:color="#0000CD" fo:language="en" fo:country="US"/>
    </style:style>
    <style:style style:name="T1114" style:parent-style-name="sqlcolor" style:family="text">
      <style:text-properties fo:color="#000000" fo:language="en" fo:country="US"/>
    </style:style>
    <style:style style:name="T1115" style:parent-style-name="sqlkeywordcolor" style:family="text">
      <style:text-properties fo:color="#0000CD" fo:language="en" fo:country="US"/>
    </style:style>
    <style:style style:name="T1116" style:parent-style-name="sqlcolor" style:family="text">
      <style:text-properties fo:color="#000000" fo:language="en" fo:country="US"/>
    </style:style>
    <style:style style:name="T1117" style:parent-style-name="sqlkeywordcolor" style:family="text">
      <style:text-properties fo:color="#0000CD" fo:language="en" fo:country="US"/>
    </style:style>
    <style:style style:name="T1118" style:parent-style-name="sqlcolor" style:family="text">
      <style:text-properties fo:color="#000000" fo:language="en" fo:country="US"/>
    </style:style>
    <style:style style:name="T1119" style:parent-style-name="sqlkeywordcolor" style:family="text">
      <style:text-properties fo:color="#0000CD" fo:language="en" fo:country="US"/>
    </style:style>
    <style:style style:name="T1120" style:parent-style-name="sqlcolor" style:family="text">
      <style:text-properties fo:color="#000000" fo:language="en" fo:country="US"/>
    </style:style>
    <style:style style:name="T1121" style:parent-style-name="sqlkeywordcolor" style:family="text">
      <style:text-properties fo:color="#0000CD" fo:language="en" fo:country="US"/>
    </style:style>
    <style:style style:name="T1122" style:parent-style-name="sqlcolor" style:family="text">
      <style:text-properties fo:color="#000000" fo:language="en" fo:country="US"/>
    </style:style>
    <style:style style:name="T1123" style:parent-style-name="sqlkeywordcolor" style:family="text">
      <style:text-properties fo:color="#0000CD" fo:language="en" fo:country="US"/>
    </style:style>
    <style:style style:name="T1124" style:parent-style-name="sqlcolor" style:family="text">
      <style:text-properties fo:color="#000000" fo:language="en" fo:country="US"/>
    </style:style>
    <style:style style:name="T1125" style:parent-style-name="sqlnumbercolor" style:family="text">
      <style:text-properties fo:color="#000000" fo:language="en" fo:country="US"/>
    </style:style>
    <style:style style:name="T1126" style:parent-style-name="sqlcolor" style:family="text">
      <style:text-properties fo:color="#000000" fo:language="en" fo:country="US"/>
    </style:style>
    <style:style style:name="P112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1128" style:parent-style-name="Normal" style:family="paragraph">
      <style:paragraph-properties fo:widows="2" fo:orphans="2" style:vertical-align="auto"/>
      <style:text-properties fo:hyphenate="true"/>
    </style:style>
    <style:style style:name="T1129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3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3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3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3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3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3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36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37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38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3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40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41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42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4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4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4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4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4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4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4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5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5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5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5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115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s" style:country-asian="ES" style:language-complex="ar" style:country-complex="SA" fo:hyphenate="true"/>
    </style:style>
    <style:style style:name="P1155" style:parent-style-name="Normal" style:family="paragraph">
      <style:paragraph-properties fo:widows="2" fo:orphans="2" style:vertical-align="auto"/>
      <style:text-properties fo:hyphenate="true"/>
    </style:style>
    <style:style style:name="T115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5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5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5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6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6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6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63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64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65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66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6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68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6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70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71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7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73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74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75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76" style:parent-style-name="Fuentedepárrafopredeter." style:family="text">
      <style:text-properties style:font-name-asian="Times New Roman" style:font-name-complex="Times New Roman" fo:color="#0000CD" style:letter-kerning="false" fo:language="en" fo:country="US" style:language-asian="es" style:country-asian="ES" style:language-complex="ar" style:country-complex="SA"/>
    </style:style>
    <style:style style:name="T1177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T1178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000000" style:letter-kerning="false" fo:language="en" fo:country="US" style:language-asian="es" style:country-asian="ES" style:language-complex="ar" style:country-complex="SA"/>
    </style:style>
    <style:style style:name="T1179" style:parent-style-name="Fuentedepárrafopredeter." style:family="text">
      <style:text-properties style:font-name-asian="Times New Roman" style:font-name-complex="Times New Roman" fo:color="#000000" style:letter-kerning="false" fo:language="en" fo:country="US" style:language-asian="es" style:country-asian="ES" style:language-complex="ar" style:country-complex="SA"/>
    </style:style>
    <style:style style:name="P118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81" style:parent-style-name="Fuentedepárrafopredeter.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s" style:country-asian="ES" style:language-complex="ar" style:country-complex="SA"/>
    </style:style>
    <style:style style:name="T1182" style:parent-style-name="Fuentedepárrafopredeter." style:family="text">
      <style:text-properties style:font-name-asian="Times New Roman" style:font-name-complex="Times New Roman" style:letter-kerning="false" fo:language="en" fo:country="US" style:language-asian="es" style:country-asian="ES" style:language-complex="ar" style:country-complex="SA"/>
    </style:style>
    <style:style style:name="T1183" style:parent-style-name="Fuentedepárrafopredeter." style:family="text">
      <style:text-properties style:font-name-asian="Times New Roman" style:font-name-complex="Times New Roman" fo:font-style="italic" style:font-style-asian="italic" style:font-style-complex="italic" style:letter-kerning="false" fo:language="en" fo:country="US" style:language-asian="es" style:country-asian="ES" style:language-complex="ar" style:country-complex="SA"/>
    </style:style>
    <style:style style:name="T1184" style:parent-style-name="Fuentedepárrafopredeter." style:family="text">
      <style:text-properties style:font-name-asian="Times New Roman" style:font-name-complex="Times New Roman" style:letter-kerning="false" fo:language="en" fo:country="US" style:language-asian="es" style:country-asian="ES" style:language-complex="ar" style:country-complex="SA"/>
    </style:style>
    <style:style style:name="T1185" style:parent-style-name="sqlkeywordcolor" style:family="text">
      <style:text-properties fo:color="#0000CD" fo:language="en" fo:country="US"/>
    </style:style>
    <style:style style:name="T1186" style:parent-style-name="sqlcolor" style:family="text">
      <style:text-properties fo:color="#000000" fo:language="en" fo:country="US"/>
    </style:style>
    <style:style style:name="T1187" style:parent-style-name="Fuentedepárrafopredeter." style:family="text">
      <style:text-properties fo:color="#000000" fo:language="en" fo:country="US"/>
    </style:style>
    <style:style style:name="T1188" style:parent-style-name="sqlkeywordcolor" style:family="text">
      <style:text-properties fo:color="#0000CD" fo:language="en" fo:country="US"/>
    </style:style>
    <style:style style:name="T1189" style:parent-style-name="sqlcolor" style:family="text">
      <style:text-properties fo:color="#000000" fo:language="en" fo:country="US"/>
    </style:style>
    <style:style style:name="T1190" style:parent-style-name="Fuentedepárrafopredeter." style:family="text">
      <style:text-properties fo:color="#000000" fo:language="en" fo:country="US"/>
    </style:style>
    <style:style style:name="T1191" style:parent-style-name="sqlkeywordcolor" style:family="text">
      <style:text-properties fo:color="#0000CD" fo:language="en" fo:country="US"/>
    </style:style>
    <style:style style:name="T1192" style:parent-style-name="sqlcolor" style:family="text">
      <style:text-properties fo:color="#000000" fo:language="en" fo:country="US"/>
    </style:style>
    <style:style style:name="T1193" style:parent-style-name="sqlkeywordcolor" style:family="text">
      <style:text-properties fo:color="#0000CD" fo:language="en" fo:country="US"/>
    </style:style>
    <style:style style:name="T1194" style:parent-style-name="sqlcolor" style:family="text">
      <style:text-properties fo:color="#000000" fo:language="en" fo:country="US"/>
    </style:style>
    <style:style style:name="T1195" style:parent-style-name="sqlkeywordcolor" style:family="text">
      <style:text-properties fo:color="#0000CD" fo:language="en" fo:country="US"/>
    </style:style>
    <style:style style:name="T1196" style:parent-style-name="sqlcolor" style:family="text">
      <style:text-properties fo:color="#000000" fo:language="en" fo:country="US"/>
    </style:style>
    <style:style style:name="T1197" style:parent-style-name="sqlkeywordcolor" style:family="text">
      <style:text-properties fo:color="#0000CD" fo:language="en" fo:country="US"/>
    </style:style>
    <style:style style:name="T1198" style:parent-style-name="sqlcolor" style:family="text">
      <style:text-properties fo:color="#000000" fo:language="en" fo:country="US"/>
    </style:style>
    <style:style style:name="T1199" style:parent-style-name="sqlkeywordcolor" style:family="text">
      <style:text-properties fo:color="#0000CD" fo:language="en" fo:country="US"/>
    </style:style>
    <style:style style:name="T1200" style:parent-style-name="sqlcolor" style:family="text">
      <style:text-properties fo:color="#000000" fo:language="en" fo:country="US"/>
    </style:style>
    <style:style style:name="T1201" style:parent-style-name="sqlnumbercolor" style:family="text">
      <style:text-properties fo:color="#000000" fo:language="en" fo:country="US"/>
    </style:style>
    <style:style style:name="T1202" style:parent-style-name="sqlcolor" style:family="text">
      <style:text-properties fo:color="#000000" fo:language="en" fo:country="US"/>
    </style:style>
    <style:style style:name="T1203" style:parent-style-name="sqlkeywordcolor" style:family="text">
      <style:text-properties fo:color="#0000CD" fo:language="en" fo:country="US"/>
    </style:style>
    <style:style style:name="T1204" style:parent-style-name="sqlcolor" style:family="text">
      <style:text-properties fo:color="#000000" fo:language="en" fo:country="US"/>
    </style:style>
    <style:style style:name="T1205" style:parent-style-name="sqlkeywordcolor" style:family="text">
      <style:text-properties fo:color="#0000CD" fo:language="en" fo:country="US"/>
    </style:style>
    <style:style style:name="T1206" style:parent-style-name="sqlcolor" style:family="text">
      <style:text-properties fo:color="#000000" fo:language="en" fo:country="US"/>
    </style:style>
    <style:style style:name="T1207" style:parent-style-name="Fuentedepárrafopredeter." style:family="text">
      <style:text-properties fo:color="#000000" fo:language="en" fo:country="US"/>
    </style:style>
    <style:style style:name="T1208" style:parent-style-name="sqlkeywordcolor" style:family="text">
      <style:text-properties fo:color="#0000CD" fo:language="en" fo:country="US"/>
    </style:style>
    <style:style style:name="T1209" style:parent-style-name="sqlcolor" style:family="text">
      <style:text-properties fo:color="#000000" fo:language="en" fo:country="US"/>
    </style:style>
    <style:style style:name="T1210" style:parent-style-name="sqlkeywordcolor" style:family="text">
      <style:text-properties fo:color="#0000CD" fo:language="en" fo:country="US"/>
    </style:style>
    <style:style style:name="T1211" style:parent-style-name="sqlcolor" style:family="text">
      <style:text-properties fo:color="#000000" fo:language="en" fo:country="US"/>
    </style:style>
    <style:style style:name="T1212" style:parent-style-name="Fuentedepárrafopredeter." style:family="text">
      <style:text-properties fo:color="#000000" fo:language="en" fo:country="US"/>
    </style:style>
    <style:style style:name="T1213" style:parent-style-name="sqlkeywordcolor" style:family="text">
      <style:text-properties fo:color="#0000CD" fo:language="en" fo:country="US"/>
    </style:style>
    <style:style style:name="T1214" style:parent-style-name="sqlcolor" style:family="text">
      <style:text-properties fo:color="#000000" fo:language="en" fo:country="US"/>
    </style:style>
    <style:style style:name="T1215" style:parent-style-name="sqlkeywordcolor" style:family="text">
      <style:text-properties fo:color="#0000CD" fo:language="en" fo:country="US"/>
    </style:style>
    <style:style style:name="T1216" style:parent-style-name="sqlcolor" style:family="text">
      <style:text-properties fo:color="#000000" fo:language="en" fo:country="US"/>
    </style:style>
    <style:style style:name="T1217" style:parent-style-name="sqlkeywordcolor" style:family="text">
      <style:text-properties fo:color="#0000CD" fo:language="en" fo:country="US"/>
    </style:style>
    <style:style style:name="T1218" style:parent-style-name="sqlcolor" style:family="text">
      <style:text-properties fo:color="#000000" fo:language="en" fo:country="US"/>
    </style:style>
    <style:style style:name="P1219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>Cookies</text:p>
      <text:p text:style-name="Standard"/>
      <text:p text:style-name="Textbody"><text:span text:style-name="T2">Las cookies son pequeños piezas <text:s/></text:span><text:span text:style-name="T3">de información textual,</text:span><text:span text:style-name="T4"><text:s/>que un servidor web (o un contenedor de aplicaciones tal como Tomcat) envía a un cliente (navegador ) para identificarlo;</text:span></text:p>
      <text:p text:style-name="Textbody"><text:span text:style-name="T5">el navegador<text:s/></text:span><text:span text:style-name="T6">luego devuelve en su petición esa cookie</text:span><text:span text:style-name="T7"><text:s/>(o cookies) cuando visita nuevamente ese sitio web.</text:span></text:p>
      <text:p text:style-name="P8">De esta manera el servidor, a través de una página jsp o servlet, lee las cookies que le envió previamente en una conexión anterior.</text:p>
      <text:p text:style-name="P9">Esta técnica permite al cliente ciertas ventajas:</text:p>
      <text:p text:style-name="P10"><text:span text:style-name="T11">Identificar a un usuario durante una sesión de comercio electrónico:</text:span><text:span text:style-name="T12"><text:line-break/></text:span><text:span text:style-name="T13">El mantener información sobre</text:span><text:span text:style-name="T14"><text:s/>un cliente a lo largo de un proceso que implica múltiples</text:span></text:p>
      <text:p text:style-name="P15">conexiones se puede realizar de tres formas distintas:</text:p>
      <text:p text:style-name="P16"><text:span text:style-name="T17">1. Mediante<text:s/></text:span><text:span text:style-name="T18">cookies</text:span></text:p>
      <text:list text:style-name="LFO1" text:continue-numbering="true">
        <text:list-item>
          <text:p text:style-name="P19"><text:span text:style-name="T20">Mediante<text:s/></text:span><text:span text:style-name="T21">seguimiento de sesiones<text:s/></text:span><text:span text:style-name="T22">(</text:span><text:span text:style-name="T23">Session Tracking</text:span><text:span text:style-name="T24">)</text:span></text:p>
        </text:list-item>
        <text:list-item>
          <text:p text:style-name="P25"><text:span text:style-name="T26">Mediante la<text:s/></text:span><text:span text:style-name="T27">reescritura<text:s/></text:span><text:span text:style-name="T28">de URLs</text:span></text:p>
        </text:list-item>
      </text:list>
      <text:p text:style-name="P29"/>
      <text:p text:style-name="P30"><text:span text:style-name="T31">Evitar la<text:s/></text:span><text:span text:style-name="T32">autentificación constantemente:</text:span><text:span text:style-name="T33"><text:line-break/></text:span></text:p>
      <text:p text:style-name="P34"><text:span text:style-name="T35">Personalizar un sitio:</text:span><text:span text:style-name="T36"><text:line-break/></text:span><text:span text:style-name="T37"><text:s/>widgets <text:s/>agregados, cuantas pestañas tienes, etc…</text:span></text:p>
      <text:p text:style-name="P38"><text:span text:style-name="T39">Publicidad personalizada:</text:span><text:span text:style-name="T40"><text:line-break/></text:span></text:p>
      <text:p text:style-name="P41"><text:span text:style-name="T42">Las<text:s/></text:span><text:span text:style-name="T43">cookies<text:s/></text:span><text:span text:style-name="T44">almacenadas en el cliente son enviadas en principio sólo al servidor que las</text:span></text:p>
      <text:p text:style-name="P45"><text:span text:style-name="T46">originó. Por este motivo<text:s/></text:span><text:span text:style-name="T47">(porque las<text:s/></text:span><text:span text:style-name="T48">cookies<text:s/></text:span><text:span text:style-name="T49">son enviadas al<text:s/></text:span><text:span text:style-name="T50">servidor HTTP<text:s/></text:span><text:span text:style-name="T51">y<text:s/></text:span><text:span text:style-name="T52">no<text:s/></text:span><text:span text:style-name="T53">al<text:s/></text:span><text:span text:style-name="T54">servlet</text:span><text:span text:style-name="T55">), los</text:span></text:p>
      <text:p text:style-name="P56"><text:span text:style-name="T57">servlets<text:s/></text:span><text:span text:style-name="T58">que se ejecutan en un mismo servidor comparten las mismas<text:s/></text:span><text:span text:style-name="T59">cookies</text:span><text:span text:style-name="T60">.</text:span></text:p>
      <text:p text:style-name="P61"/>
      <text:p text:style-name="P62">se utilizaría como la ficha que le dan a un cliente en un guardarropa al dejar el</text:p>
      <text:p text:style-name="P63">abrigo y que tiene que entregar para que le reconozcan y le devuelvan dicha prenda.</text:p>
      <text:p text:style-name="P64"/>
      <text:p text:style-name="P65"><text:span text:style-name="T66">Éste sería el sentido de la palabra<text:s/></text:span><text:span text:style-name="T67">cookie<text:s/></text:span><text:span text:style-name="T68">en el contexto de los<text:s/></text:span><text:span text:style-name="T69">servlets</text:span><text:span text:style-name="T70">: algo que se utiliza para que un<text:s/></text:span><text:span text:style-name="T71">servidor HTTP<text:s/></text:span><text:span text:style-name="T72">reconozca a un cliente como alguien que ya se había conectado anteriorment</text:span><text:span text:style-name="T73">e. Como era de esperar, los<text:s/></text:span><text:span text:style-name="T74">cookies<text:s/></text:span><text:span text:style-name="T75">en<text:s/></text:span><text:span text:style-name="T76">Java<text:s/></text:span><text:span text:style-name="T77">son objetos de la clase<text:s/></text:span><text:span text:style-name="T78">Cookie</text:span><text:span text:style-name="T79">, en el package<text:s/></text:span><text:span text:style-name="T80">javax.servlet.http</text:span><text:span text:style-name="T81">.</text:span></text:p>
      <text:p text:style-name="P82"/>
      <text:p text:style-name="P83"><text:span text:style-name="T84">El empleo de<text:s/></text:span><text:span text:style-name="T85">cookies<text:s/></text:span><text:span text:style-name="T86">en el seguimiento de un cliente requiere que dicho cliente sea capaz de<text:s/></text:span><text:span text:style-name="T87">soportarlas. Los browsers más extendidos<text:s/></text:span><text:span text:style-name="T88">tienen soporte para<text:s/></text:span><text:span text:style-name="T89">cookies</text:span><text:span text:style-name="T90">. Sin embargo, puede ocurrir que a pesar de estar disponible, dicha opción esté<text:s/></text:span><text:span text:style-name="T91">desactivada<text:s/></text:span><text:span text:style-name="T92">por el usuario, por lo que puede ser necesario emplear otras alternativas de seguimiento de clientes como la reescritura de<text:s/></text:span><text:span text:style-name="T93">URLs</text:span></text:p>
      <text:p text:style-name="P94"/>
      <text:p text:style-name="P95"><text:span text:style-name="T96">Cada<text:s/></text:span><text:span text:style-name="T97">co</text:span><text:span text:style-name="T98">okie<text:s/></text:span><text:span text:style-name="T99">tiene un nombre que puede ser el mismo para varias<text:s/></text:span><text:span text:style-name="T100">cookies</text:span><text:span text:style-name="T101">, y se almacenan en<text:s/></text:span><text:span text:style-name="T102">un directorio o fichero predeterminado en el disco duro del cliente. De esta forma, puede mantenerse información acerca del cliente durante días, ya que esa información qued</text:span><text:span text:style-name="T103">a almacenada en el ordenador del cliente (aunque no indefinidamente, pues las<text:s/></text:span><text:span text:style-name="T104">cookies<text:s/></text:span><text:span text:style-name="T105">tienen una fecha de caducidad).</text:span></text:p>
      <text:p text:style-name="P106"><text:span text:style-name="T107">La forma de implementar todo esto es relativamente simple gracias a la clase<text:s/></text:span><text:span text:style-name="T108">Cookie<text:s/></text:span><text:span text:style-name="T109">incluida<text:s/></text:span><text:span text:style-name="T110">en el<text:s/></text:span><text:span text:style-name="T111">Servlet API</text:span><text:span text:style-name="T112">. Para enviar una<text:s/></text:span><text:span text:style-name="T113">cookie<text:s/></text:span><text:span text:style-name="T114">es<text:s/></text:span><text:span text:style-name="T115">preciso:</text:span></text:p>
      <text:soft-page-break/>
      <text:p text:style-name="P116"><text:span text:style-name="T117">1. Crear un objeto<text:s/></text:span><text:span text:style-name="T118">Cookie</text:span></text:p>
      <text:p text:style-name="P119">2. Establecer sus atributos (una pareja de valores)</text:p>
      <text:p text:style-name="P120"><text:span text:style-name="T121">3. Enviar la<text:s/></text:span><text:span text:style-name="T122">cookie</text:span></text:p>
      <text:p text:style-name="P123"><text:span text:style-name="T124">Por otra parte, para obtener información de una<text:s/></text:span><text:span text:style-name="T125">cookie</text:span><text:span text:style-name="T126">, es necesario:</text:span></text:p>
      <text:p text:style-name="P127"><text:span text:style-name="T128">1. Recoger todas las<text:s/></text:span><text:span text:style-name="T129">cookies<text:s/></text:span><text:span text:style-name="T130">de la petición del cliente</text:span></text:p>
      <text:p text:style-name="P131"><text:span text:style-name="T132">2. Encontrar la<text:s/></text:span><text:span text:style-name="T133">cookie<text:s/></text:span><text:span text:style-name="T134">precisa</text:span></text:p>
      <text:list text:style-name="LFO2" text:continue-numbering="true">
        <text:list-item>
          <text:p text:style-name="P135">Obtener el valor recogido en la misma</text:p>
        </text:list-item>
      </text:list>
      <text:p text:style-name="P136"/>
      <text:p text:style-name="P137">¿Y la seguridad?…</text:p>
      <text:p text:style-name="P138"><text:bookmark-start text:name="more-1751"/><text:bookmark-end text:name="more-1751"/>Las cookies no se “interpretan” o ejecutan en un sistema, por lo que no se puede insertar virus en ellas para comprometer la integridad del sistema.</text:p>
      <text:p text:style-name="P139">Los navegadores, generalmente sólo<text:s/>aceptan 20 cookies por sitio, además un navegador nunca poseerá más de 300 cookies en total, y cada cookie esta limitada a un tamaño de 4 KB, así que no se pueden usar para llenar el disco duro de un cliente (especialmente con el tamaño de los discos duros<text:s/>modernos).</text:p>
      <text:p text:style-name="P140"/>
      <text:p text:style-name="Standard"/>
      <text:p text:style-name="Standard"/>
      <text:p text:style-name="Standard"/>
      <text:p text:style-name="P141">Las cookies en Java son objetos de la clase Cookie que se encuentra en el paquete javax.servlet.http</text:p>
      <text:p text:style-name="P142">Some important methods of Cookie class are:</text:p>
      <text:list text:style-name="LFO3" text:continue-numbering="true">
        <text:list-item>
          <text:p text:style-name="P143"><text:span text:style-name="T144">getComment()</text:span><text:span text:style-name="T145"><text:s/>– Returns the comment describing the purpose of this cookie, used at client side. Note that server doesn’t receive this information when client sends cookie in request header. We can use<text:s/></text:span><text:span text:style-name="T146">setComment()</text:span><text:span text:style-name="T147"><text:s/>method to set cookie description at server side.</text:span></text:p>
        </text:list-item>
        <text:list-item>
          <text:p text:style-name="P148"><text:span text:style-name="T149">getDom</text:span><text:span text:style-name="T150">ain()</text:span><text:span text:style-name="T151"><text:s/>– returns the domain name for the cookie. We can use<text:s/></text:span><text:span text:style-name="T152">setDomain()</text:span><text:span text:style-name="T153"><text:s/>method to set the domain name for cookie, if domain name is set then the cookie will be sent only to that particular domain requests.</text:span></text:p>
        </text:list-item>
        <text:list-item>
          <text:p text:style-name="P154"><text:span text:style-name="T155">getMaxAge()</text:span><text:span text:style-name="T156"><text:s/>– returns the maximum age in seconds. W</text:span><text:span text:style-name="T157">e can use<text:s/></text:span><text:span text:style-name="T158">setMaxAge()</text:span><text:span text:style-name="T159"><text:s/>to set the expiration time of cookie.</text:span></text:p>
        </text:list-item>
        <text:list-item>
          <text:p text:style-name="P160"><text:span text:style-name="T161">getName()</text:span><text:span text:style-name="T162"><text:s/>– returns the name of the cookie, can be used at both browser and server side. There is no setter for name, we can set name once through constructor only.</text:span></text:p>
        </text:list-item>
        <text:list-item>
          <text:p text:style-name="P163"><text:span text:style-name="T164">getPath()</text:span><text:span text:style-name="T165"><text:s/>– Returns the path on</text:span><text:span text:style-name="T166"><text:s/>the server to which the browser returns this cookie. We will see it’s example where the cookie will be sent to specific resource only. We can use<text:s/></text:span><text:span text:style-name="T167">setPath()</text:span><text:span text:style-name="T168"><text:s/>to instruct browser to send cookie to a particular resource only.</text:span></text:p>
        </text:list-item>
        <text:list-item>
          <text:p text:style-name="P169"><text:span text:style-name="T170">getSecure()</text:span><text:span text:style-name="T171"><text:s/>– Returns true if the</text:span><text:span text:style-name="T172"><text:s/>browser is sending cookies only over a secure protocol, or false if the browser can send cookies using any protocol. We can use<text:s/></text:span><text:span text:style-name="T173">setSecure()</text:span><text:span text:style-name="T174"><text:s/>method to instruct browser to send cookie only over secured protocol.</text:span></text:p>
        </text:list-item>
        <text:list-item>
          <text:p text:style-name="P175"><text:span text:style-name="T176">getValue()</text:span><text:span text:style-name="T177"><text:s/>– returns the value of the cookie as String. There is also<text:s/></text:span><text:span text:style-name="T178">setValue()</text:span><text:span text:style-name="T179"><text:s/>method to change the value of cookie.</text:span></text:p>
        </text:list-item>
        <text:list-item>
          <text:p text:style-name="P180"><text:span text:style-name="T181">getVersion()</text:span><text:span text:style-name="T182"><text:s/>– Returns the version of the protocol this cookie com</text:span><text:span text:style-name="T183">plies with.<text:s/></text:span><text:span text:style-name="T184">There is also a setter method for version.</text:span></text:p>
        </text:list-item>
        <text:list-item>
          <text:p text:style-name="P185"><text:span text:style-name="T186">isHttpOnly()</text:span><text:span text:style-name="T187"><text:s/>– Checks whether this Cookie has been marked as HttpOnly. There is also a setter method that we can use to instruct client to use it for HTTP only.</text:span></text:p>
        </text:list-item>
      </text:list>
      <text:p text:style-name="P188">Recapitulando:</text:p>
      <text:p text:style-name="Textbody"><text:span text:style-name="T189">Dominio:<text:s/></text:span><text:span text:style-name="T190">Establece el nom</text:span><text:span text:style-name="T191">bre de domino (o dominios) para el cual una<text:s/></text:span><text:span text:style-name="T192">cookie<text:s/></text:span><text:span text:style-name="T193">es valida. Se establece a través del método<text:s/></text:span><text:span text:style-name="T194">setDomain(String dominio)<text:s/></text:span><text:span text:style-name="T195">de la clase<text:s/></text:span><text:span text:style-name="T196">Cookie</text:span></text:p>
      <text:list text:style-name="LFO4" text:continue-numbering="true">
        <text:list-item>
          <text:p text:style-name="P197"><text:span text:style-name="T198">Path:<text:s/></text:span><text:span text:style-name="T199">Establece la uri especifica en la que la<text:s/></text:span><text:span text:style-name="T200">cookie<text:s/></text:span><text:span text:style-name="T201">será valida (e.g: /admin) es útil si no queremos exponer la<text:s/></text:span><text:span text:style-name="T202">co</text:span><text:span text:style-name="T203">okie<text:s/></text:span><text:span text:style-name="T204">en toda la aplicación. Se establece como es de esperarse con el metodo<text:s/></text:span><text:span text:style-name="T205">setPath(String path)<text:s/></text:span><text:span text:style-name="T206">de la clase<text:s/></text:span><text:span text:style-name="T207">Cookie</text:span></text:p>
        </text:list-item>
        <text:list-item>
          <text:p text:style-name="P208"><text:span text:style-name="T209">Expiración:<text:s/></text:span><text:span text:style-name="T210">Indica cuanto debe durar una<text:s/></text:span><text:span text:style-name="T211">cookie<text:s/></text:span><text:span text:style-name="T212">en el navegador. Este valor se establece en segundos a través del método<text:s/></text:span><text:span text:style-name="T213">setMaxAge(int segundos)<text:s/></text:span><text:span text:style-name="T214">de la clase<text:s/></text:span><text:span text:style-name="T215">Cookie</text:span></text:p>
        </text:list-item>
        <text:list-item>
          <text:p text:style-name="P216"><text:span text:style-name="T217">HostOnly:<text:s/></text:span><text:span text:style-name="T218">Esta propiedad es muy importante en términos de seguridad, ya que establece si una<text:s/></text:span><text:span text:style-name="T219">cookie<text:s/></text:span><text:span text:style-name="T220">podrá ser leída por el cliente o solo por el servidor. Piensen que si alguien logra un ataque XSS bien podrían ro</text:span><text:span text:style-name="T221">bar las<text:s/></text:span><text:span text:style-name="T222">cookies<text:s/></text:span><text:span text:style-name="T223">de sus usuarios sin mayores pormenores. <text:s/>Por eso<text:s/></text:span><text:span text:style-name="T224">HostOnly</text:span><text:span text:style-name="T225"><text:s/>debería ser<text:s/></text:span><text:span text:style-name="T226">true</text:span><text:span text:style-name="T227"><text:s/>siempre que el dominio desde el cual se esta intentando leer no sea igual al dominio de origen establecido. Por lo tanto la clase no expone un método para manipular<text:s/></text:span><text:span text:style-name="T228">esta bandera, si no que mas bien se establece automáticamente siguiendo el mecanismo establecido en la especificación<text:s/></text:span><text:a xlink:href="https://tools.ietf.org/html/rfc6265#section-5.3" office:target-frame-name="_top" xlink:show="replace"><text:span text:style-name="T229">RFC-6265</text:span></text:a><text:span text:style-name="T230"><text:s/>Sección 5.3 numeral 6.</text:span></text:p>
        </text:list-item>
        <text:list-item>
          <text:p text:style-name="P231"><text:span text:style-name="T232">Secure:<text:s/></text:span><text:span text:style-name="T233">Otra parámetro muy importante que</text:span><text:span text:style-name="T234"><text:s/>indica que la<text:s/></text:span><text:span text:style-name="T235">cookie<text:s/></text:span><text:span text:style-name="T236">en cuestión puede ser leída únicamente a través de un protocolo seguro HTTPS o SSL. Y se establece con el metodo<text:s/></text:span><text:span text:style-name="T237">setSecure(boolean isSecure)<text:s/></text:span><text:span text:style-name="T238">de la clase<text:s/></text:span><text:span text:style-name="T239">Cookie.</text:span></text:p>
        </text:list-item>
        <text:list-item>
          <text:p text:style-name="P240"><text:span text:style-name="T241">HttpOnly:<text:s/></text:span><text:span text:style-name="T242">Es similar a<text:s/></text:span><text:span text:style-name="T243">HostOnly<text:s/></text:span><text:span text:style-name="T244">excepto que esta si se puede manipular. F</text:span><text:span text:style-name="T245">unciona como una medida de seguridad extra a la especificación establecida y fue desarrollada por<text:s/></text:span><text:a xlink:href="https://msdn.microsoft.com/en-us/library/ms972826.aspx" office:target-frame-name="_top" xlink:show="replace"><text:span text:style-name="T246">microsoft en el 2002</text:span></text:a><text:span text:style-name="T247"><text:s/>gracias a la incapacidad del IE6 para apegarse a los estándares m</text:span><text:span text:style-name="T248">undiales. Java al ser un lenguaje de clase mundial ofrece el metodo<text:s/></text:span><text:span text:style-name="T249">setHttpOnly(boolean isHttpOnly)<text:s/></text:span><text:span text:style-name="T250">para estos efectos.</text:span></text:p>
        </text:list-item>
      </text:list>
      <text:p text:style-name="P251"/>
      <text:p text:style-name="P252">Crear un objeto Cookie</text:p>
      <text:p text:style-name="P253"><text:span text:style-name="T254">La clase<text:s/></text:span><text:span text:style-name="T255">javax.servlet.http.Cookie<text:s/></text:span><text:span text:style-name="T256">tiene un constructor que presenta como argumentos un<text:s/></text:span><text:span text:style-name="T257">String</text:span></text:p>
      <text:p text:style-name="P258"><text:span text:style-name="T259">con el<text:s/></text:span><text:span text:style-name="T260">nombre<text:s/></text:span><text:span text:style-name="T261">de la<text:s/></text:span><text:span text:style-name="T262">cookie<text:s/></text:span><text:span text:style-name="T263">y otro<text:s/></text:span><text:span text:style-name="T264">String<text:s/></text:span><text:span text:style-name="T265">con su<text:s/></text:span><text:span text:style-name="T266">valor</text:span><text:span text:style-name="T267">.</text:span></text:p>
      <text:p text:style-name="P268"><text:span text:style-name="T269">Es importante hacer notar que toda la información almacenada en<text:s/></text:span><text:span text:style-name="T270">cookies<text:s/></text:span><text:span text:style-name="T271">lo es en forma de<text:s/></text:span><text:span text:style-name="T272">String</text:span><text:span text:style-name="T273">, por lo que será preciso convertir cualquier valor a<text:s/></text:span><text:span text:style-name="T274">String<text:s/></text:span><text:span text:style-name="T275">antes de añadirlo a una<text:s/></text:span><text:span text:style-name="T276">cookie</text:span><text:span text:style-name="T277">.</text:span></text:p>
      <text:p text:style-name="P278"><text:span text:style-name="T279">Hay que ser<text:s/></text:span><text:span text:style-name="T280">cuidadosos con los<text:s/></text:span><text:span text:style-name="T281">nombres<text:s/></text:span><text:span text:style-name="T282">empleados, ya que aquellos que contengan caracteres</text:span></text:p>
      <text:p text:style-name="P283">especiales pueden no ser válidos. Adicionalmente, aquellos que comienzan por el símbolo de dólar</text:p>
      <text:p text:style-name="P284"><text:span text:style-name="T285">(</text:span><text:span text:style-name="T286">$</text:span><text:span text:style-name="T287">) no pueden emplearse, por estar reservados.</text:span></text:p>
      <text:p text:style-name="P288"/>
      <text:p text:style-name="P289"><text:span text:style-name="T290">Con respecto al<text:s/></text:span><text:span text:style-name="T291">valor<text:s/></text:span><text:span text:style-name="T292">de la<text:s/></text:span><text:span text:style-name="T293">cook</text:span><text:span text:style-name="T294">ie</text:span><text:span text:style-name="T295">, en principio puede tener cualquier forma, aunque hay que</text:span></text:p>
      <text:p text:style-name="P296"><text:span text:style-name="T297">tener cautela con el valor<text:s/></text:span><text:span text:style-name="T298">null</text:span><text:span text:style-name="T299">, que puede ser incorrectamente manejado por los browsers.</text:span></text:p>
      <text:p text:style-name="P300"><text:span text:style-name="T301">Adicionalmente,<text:s/></text:span><text:span text:style-name="T302"><text:s/></text:span><text:span text:style-name="T303">deben evitarse aquellos valores que contenganun espacio en blanco o los siguientes carac</text:span><text:span text:style-name="T304">teres:</text:span></text:p>
      <text:soft-page-break/>
      <text:p text:style-name="P305">[ ] ( ) = , “ / ? @:;</text:p>
      <text:p text:style-name="P306"/>
      <text:p text:style-name="P307"><text:span text:style-name="T308">Por último, es importante saber que es necesario crear la<text:s/></text:span><text:span text:style-name="T309">cookie<text:s/></text:span><text:span text:style-name="T310">antes de acceder al<text:s/></text:span><text:span text:style-name="T311">Writer<text:s/></text:span><text:span text:style-name="T312">del</text:span></text:p>
      <text:p text:style-name="P313"><text:span text:style-name="T314">objeto<text:s/></text:span><text:span text:style-name="T315">HttpServletResponse</text:span><text:span text:style-name="T316">, pues como las<text:s/></text:span><text:span text:style-name="T317">cookies<text:s/></text:span><text:span text:style-name="T318">son enviadas al cliente en el<text:s/></text:span><text:span text:style-name="T319">header<text:s/></text:span><text:span text:style-name="T320">del</text:span></text:p>
      <text:p text:style-name="P321"><text:span text:style-name="T322">mensaje, y éstas deben ser<text:s/></text:span><text:span text:style-name="T323">escritas antes de crear el<text:s/></text:span><text:span text:style-name="T324">Writer</text:span></text:p>
      <text:p text:style-name="P325">Operatividad</text:p>
      <text:p text:style-name="P326">1.-Crear un objeto cookie a partir de la clase Cookie con</text:p>
      <text:p text:style-name="P327"><text:span text:style-name="T328">Por ejemplo, el siguiente código crea una<text:s/></text:span><text:span text:style-name="T329">cookie<text:s/></text:span><text:span text:style-name="T330">con el nombre “</text:span><text:span text:style-name="T331">Compra</text:span><text:span text:style-name="T332">”</text:span><text:span text:style-name="T333"><text:s/>y el valor de</text:span></text:p>
      <text:p text:style-name="P334"><text:span text:style-name="T335">IdObjetoAComprar</text:span><text:span text:style-name="T336">, que es una variable que contiene la identificación de un objeto a comprar</text:span></text:p>
      <text:p text:style-name="P337">(301):</text:p>
      <text:p text:style-name="P338">...</text:p>
      <text:p text:style-name="P339">String IdObjetoAComprar = new String("301");</text:p>
      <text:p text:style-name="P340">if(IdObjetoAComprar!=null)</text:p>
      <text:p text:style-name="P341">Cookie miCookie=new Cookie("Compra", IdObjetoAComprar);</text:p>
      <text:p text:style-name="P342"/>
      <text:p text:style-name="P343">Establecer los atributos de la cookie</text:p>
      <text:p text:style-name="P344"/>
      <text:p text:style-name="P345">2.-Vamos a fijar su fecha de caducidad/expiración por medio del método,</text:p>
      <text:p text:style-name="P346"><text:span text:style-name="T347">Galleta.setMaxAge(1*365*24*60*60); //Expira dentro de un año. En segundos</text:span></text:p>
      <text:p text:style-name="P348"><text:span text:style-name="T349">Galleta.setMaxAge(-1); //Expira al finalizar la sesión del<text:s/></text:span><text:span text:style-name="T350">cliente/navegador,</text:span><text:span text:style-name="T351">hacer que sea eliminada al cerrar el browser</text:span></text:p>
      <text:p text:style-name="P352">3.- Vamos a eliminar una cookie haciendo que su expiración sea cero, con</text:p>
      <text:p text:style-name="P353"><text:span text:style-name="T354">Galleta.setMaxAge(0); //El cliente/navegador eliminará la cookie en la siguiente llamada.</text:span></text:p>
      <text:p text:style-name="P355">4.- Vamos a limitar el<text:s/>directorio donde se encuentra la página jsp o servlet que tendrá acceso a las cookies, con</text:p>
      <text:p text:style-name="P356"><text:span text:style-name="T357">Galleta.setPath(“/”); //Directorio por defecto desde donde se capturarán las cookies.</text:span></text:p>
      <text:p text:style-name="P358"><text:span text:style-name="T359">Enviar la cookie</text:span></text:p>
      <text:p text:style-name="P360"><text:span text:style-name="T361">Las<text:s/></text:span><text:span text:style-name="T362">cookies<text:s/></text:span><text:span text:style-name="T363">son enviadas como parte del<text:s/></text:span><text:span text:style-name="T364">header<text:s/></text:span><text:span text:style-name="T365">de la<text:s/></text:span><text:span text:style-name="T366">respuesta al cliente. Por ello, tienen que ser</text:span></text:p>
      <text:p text:style-name="P367"><text:span text:style-name="T368">añadidas a un objeto<text:s/></text:span><text:span text:style-name="T369">HttpServletResponse<text:s/></text:span><text:span text:style-name="T370">mediante el método<text:s/></text:span><text:span text:style-name="T371">addCookie(Cookie)</text:span><text:span text:style-name="T372">. Tal y como se</text:span></text:p>
      <text:p text:style-name="P373"><text:span text:style-name="T374">ha explicado con anterioridad, esto debe realizarse antes de llamar al método<text:s/></text:span><text:span text:style-name="T375">getWriter()<text:s/></text:span><text:span text:style-name="T376">de ese</text:span></text:p>
      <text:p text:style-name="P377">mismo objeto.</text:p>
      <text:p text:style-name="P378">3.-Vamos a enviar esta cookie al solicitante de la página a través del objeto implícito response con</text:p>
      <text:p text:style-name="P379"><text:span text:style-name="T380">response.addCookie(</text:span><text:span text:style-name="T381">miCookie</text:span><text:span text:style-name="T382">);</text:span></text:p>
      <text:p text:style-name="P383">5.-Vamos a recuperar todas las posibles cookies almacenadas en el cliente con,</text:p>
      <text:p text:style-name="P384"><text:span text:style-name="T385">Cookie[] todas = request.getCookies(); //Recuperar<text:s/></text:span><text:span text:style-name="T386">todas las cookies</text:span></text:p>
      <text:p text:style-name="P387"><text:span text:style-name="T388">Cookie[] todas= request.getCookies(“kuki”); //Recuperar una cookies llamada kuki</text:span></text:p>
      <text:p text:style-name="P389">public void doGet(HttpServletRequest req, HttpServletResponse resp)</text:p>
      <text:p text:style-name="P390">throws ServletException, IOException {</text:p>
      <text:p text:style-name="P391">...</text:p>
      <text:p text:style-name="P392">Cookie miCookie=new<text:s/>Cookie("Nombre","Valor");</text:p>
      <text:p text:style-name="P393">miCookie.setMaxAge(-1);</text:p>
      <text:p text:style-name="P394">miCookie.setComment("Esto es un comentario");</text:p>
      <text:p text:style-name="P395">response.addCookie(miCookie);</text:p>
      <text:p text:style-name="P396">PrintWriter out=resp.getWriter();</text:p>
      <text:p text:style-name="P397">...</text:p>
      <text:p text:style-name="P398">}</text:p>
      <text:p text:style-name="P399"/>
      <text:p text:style-name="P400">Obtener el valor de la cookie</text:p>
      <text:p text:style-name="P401"><text:span text:style-name="T402">Para obtener el valor de una<text:s/></text:span><text:span text:style-name="T403">cookie<text:s/></text:span><text:span text:style-name="T404">se utiliza el método<text:s/></text:span><text:span text:style-name="T405">ge</text:span><text:span text:style-name="T406">tValue()<text:s/></text:span><text:span text:style-name="T407">de la clase<text:s/></text:span><text:span text:style-name="T408">Cookie</text:span><text:span text:style-name="T409">. Obsérvese el</text:span></text:p>
      <text:soft-page-break/>
      <text:p text:style-name="P410">siguiente ejemplo. Supóngase que se tiene una tienda virtual de libros y que un usuario ha decidido</text:p>
      <text:p text:style-name="P411"><text:span text:style-name="T412">eliminar un libro del carro de la compra. Se tienen dos<text:s/></text:span><text:span text:style-name="T413">cookies<text:s/></text:span><text:span text:style-name="T414">con el mismo nombre (</text:span><text:span text:style-name="T415">compra</text:span><text:span text:style-name="T416">),</text:span></text:p>
      <text:p text:style-name="P417"><text:span text:style-name="T418">pero con dos<text:s/></text:span><text:span text:style-name="T419">valores (</text:span><text:span text:style-name="T420">libro1</text:span><text:span text:style-name="T421">,<text:s/></text:span><text:span text:style-name="T422">libro2</text:span><text:span text:style-name="T423">). Si se quiere eliminar el valor<text:s/></text:span><text:span text:style-name="T424">libro1</text:span><text:span text:style-name="T425">:</text:span></text:p>
      <text:p text:style-name="P426">...</text:p>
      <text:p text:style-name="P427">String libroABorrar=req.getParameter("Borrar");</text:p>
      <text:p text:style-name="P428">...</text:p>
      <text:p text:style-name="P429">if(libroABorrar!=null) {</text:p>
      <text:p text:style-name="P430">Cookie[] arrayCookies=req.getCookies();</text:p>
      <text:p text:style-name="P431">for(i=0;i&lt;arrayCookies.length;i++) {</text:p>
      <text:p text:style-name="P432"><text:tab/>Cookie miCookie=arrayCookies[i];</text:p>
      <text:p text:style-name="P433"><text:tab/>if(miCookie.getName().equals("compra") &amp;&amp; miCookie.getValue.equals("libro1") {</text:p>
      <text:p text:style-name="P434"><text:span text:style-name="T435"><text:tab/></text:span><text:span text:style-name="T436"><text:tab/></text:span><text:span text:style-name="T437">miCookie.setMaxAge(0); // Elimina la cookie</text:span></text:p>
      <text:p text:style-name="P438"><text:tab/>} // fin del if</text:p>
      <text:p text:style-name="P439">} // fin del for</text:p>
      <text:p text:style-name="P440">} // fin del if</text:p>
      <text:p text:style-name="P441">...</text:p>
      <text:p text:style-name="Standard"/>
      <text:p text:style-name="P442"><text:span text:style-name="T443">Crear una<text:s/></text:span><text:span text:style-name="T444">cookie<text:s/></text:span><text:span text:style-name="T445">es bastante fácil cuando utilizamos la clase<text:s/></text:span><text:span text:style-name="T446">Cookie</text:span><text:span text:style-name="T447"><text:s/></text:span><text:span text:style-name="T448">que encontramos en el paquete javax.servlet.http, simplemente hacemos una instancia de esta clase y la mandamos en la respuesta del servidor con el método<text:s/></text:span><text:span text:style-name="T449">addCookie</text:span></text:p>
      <text:p text:style-name="Standard"/>
      <text:p text:style-name="P450">private static final void galleta(HttpServletRequest request, HttpServletResponse response) {</text:p>
      <text:p text:style-name="P451"><text:s text:c="2"/>Cookie galletaColor = new Cookie("color", "rojo");</text:p>
      <text:p text:style-name="Standard"><text:span text:style-name="T452"><text:s text:c="2"/></text:span>response.addCookie(galletaColor);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pan text:style-name="T453">Finalmente si deseamos quitar una<text:s/></text:span><text:span text:style-name="T454">cookie,<text:s/></text:span><text:span text:style-name="T455">basta con poner el tiempo de expiación en 0, y en la siguiente respuesta el navegador interpretara esto como que de</text:span><text:span text:style-name="T456">be borrar dicha cookie.</text:span></text:p>
      <text:p text:style-name="Standard"/>
      <text:p text:style-name="P457">private static final void galleta(HttpServletRequest request, HttpServletResponse response) {</text:p>
      <text:p text:style-name="P458"><text:s text:c="2"/>Cookie galletaColor = new Cookie("color", "rojo");</text:p>
      <text:p text:style-name="Standard"><text:span text:style-name="T459"><text:s text:c="2"/></text:span>galletaColor.setMaxAge(0);</text:p>
      <text:p text:style-name="Standard"><text:s text:c="2"/>response.addCookie(galletaColor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TAS SQL</text:p>
      <text:p text:style-name="Standard"/>
      <text:h text:style-name="P460" text:outline-level="3">SELECT Syntax</text:h>
      <text:h text:style-name="P461" text:outline-level="3">WHERE Syntax</text:h>
      <text:p text:style-name="P462"><text:span text:style-name="T463">SELECT</text:span><text:span text:style-name="T464"><text:s/></text:span><text:span text:style-name="T465">column1</text:span><text:span text:style-name="T466">,</text:span><text:span text:style-name="T467"><text:s/>column2, ...</text:span><text:span text:style-name="T468"><text:line-break/></text:span><text:span text:style-name="T469">FROM</text:span><text:span text:style-name="T470"><text:s/></text:span><text:span text:style-name="T471">table_name</text:span><text:span text:style-name="T472"><text:line-break/></text:span><text:span text:style-name="T473">WHERE</text:span><text:span text:style-name="T474"><text:s/></text:span><text:span text:style-name="T475">condition</text:span><text:span text:style-name="T476">;<text:s/></text:span></text:p>
      <text:h text:style-name="P477" text:outline-level="3">SELECT DISTINCT Syntax</text:h>
      <text:p text:style-name="P478"><text:span text:style-name="T479">SELECT</text:span><text:span text:style-name="T480"><text:s/></text:span><text:span text:style-name="T481">DISTINCT</text:span><text:span text:style-name="T482"><text:s/></text:span><text:span text:style-name="T483">column1</text:span><text:span text:style-name="T484">,</text:span><text:span text:style-name="T485"><text:s/>column2, ...</text:span><text:span text:style-name="T486"><text:line-break/></text:span><text:span text:style-name="T487">FROM</text:span><text:span text:style-name="T488"><text:s/></text:span><text:span text:style-name="T489">table_name</text:span><text:span text:style-name="T490">;<text:s/></text:span></text:p>
      <text:p text:style-name="P491"/>
      <text:h text:style-name="P492" text:outline-level="3">AND Syntax</text:h>
      <text:p text:style-name="P493"><text:span text:style-name="T494">SELECT</text:span><text:span text:style-name="T495"><text:s/></text:span><text:span text:style-name="T496">column1</text:span><text:span text:style-name="T497">,</text:span><text:span text:style-name="T498"><text:s/>column2, ...</text:span><text:span text:style-name="T499"><text:line-break/></text:span><text:span text:style-name="T500">FROM</text:span><text:span text:style-name="T501"><text:s/></text:span><text:span text:style-name="T502">table_name</text:span><text:span text:style-name="T503"><text:line-break/></text:span><text:span text:style-name="T504">WHERE</text:span><text:span text:style-name="T505"><text:s/></text:span><text:span text:style-name="T506">condition1</text:span><text:span text:style-name="T507"><text:s/></text:span><text:span text:style-name="T508">AND</text:span><text:span text:style-name="T509"><text:s/></text:span><text:span text:style-name="T510">condition2</text:span><text:span text:style-name="T511"><text:s/></text:span><text:span text:style-name="T512">AND</text:span><text:span text:style-name="T513"><text:s/></text:span><text:span text:style-name="T514">condition3 ...</text:span><text:span text:style-name="T515">;<text:s/></text:span></text:p>
      <text:h text:style-name="P516" text:outline-level="3">OR Syntax</text:h>
      <text:p text:style-name="P517"><text:span text:style-name="T518">SELECT</text:span><text:span text:style-name="T519"><text:s/></text:span><text:span text:style-name="T520">column1</text:span><text:span text:style-name="T521">,</text:span><text:span text:style-name="T522"><text:s/>column2, ...</text:span><text:span text:style-name="T523"><text:line-break/></text:span><text:span text:style-name="T524">FROM</text:span><text:span text:style-name="T525"><text:s/></text:span><text:span text:style-name="T526">table_name</text:span><text:span text:style-name="T527"><text:line-break/></text:span><text:span text:style-name="T528">WHERE</text:span><text:span text:style-name="T529"><text:s/></text:span><text:span text:style-name="T530">condition1</text:span><text:span text:style-name="T531"><text:s/></text:span><text:span text:style-name="T532">OR</text:span><text:span text:style-name="T533"><text:s/></text:span><text:span text:style-name="T534">condition2</text:span><text:span text:style-name="T535"><text:s/></text:span><text:span text:style-name="T536">OR</text:span><text:span text:style-name="T537"><text:s/></text:span><text:span text:style-name="T538">condition3 ...</text:span><text:span text:style-name="T539">;<text:s/></text:span></text:p>
      <text:h text:style-name="P540" text:outline-level="3"><text:span text:style-name="T541">NOT Syntax</text:span></text:h>
      <text:p text:style-name="P542"><text:span text:style-name="T543">SELECT</text:span><text:span text:style-name="T544"><text:s/></text:span><text:span text:style-name="T545">column1</text:span><text:span text:style-name="T546">,</text:span><text:span text:style-name="T547"><text:s/>column2, ...</text:span><text:span text:style-name="T548"><text:line-break/></text:span><text:span text:style-name="T549">FROM</text:span><text:span text:style-name="T550"><text:s/></text:span><text:span text:style-name="T551">table_name</text:span><text:span text:style-name="T552"><text:line-break/></text:span><text:span text:style-name="T553">WHERE</text:span><text:span text:style-name="T554"><text:s/></text:span><text:span text:style-name="T555">NOT</text:span><text:span text:style-name="T556"><text:s/></text:span><text:span text:style-name="T557">condition</text:span><text:span text:style-name="T558">;<text:s/></text:span></text:p>
      <text:p text:style-name="P559"/>
      <text:h text:style-name="P560" text:outline-level="3">ORDER BY Syntax</text:h>
      <text:p text:style-name="P561"><text:span text:style-name="T562">SELECT</text:span><text:span text:style-name="T563"><text:s/></text:span><text:span text:style-name="T564">column1</text:span><text:span text:style-name="T565">,</text:span><text:span text:style-name="T566"><text:s/>column2, ...</text:span><text:span text:style-name="T567"><text:line-break/></text:span><text:span text:style-name="T568">FROM</text:span><text:span text:style-name="T569"><text:s/></text:span><text:span text:style-name="T570">table_name</text:span><text:span text:style-name="T571"><text:line-break/></text:span><text:span text:style-name="T572">ORDER</text:span><text:span text:style-name="T573"><text:s/></text:span><text:span text:style-name="T574">BY</text:span><text:span text:style-name="T575"><text:s/></text:span><text:span text:style-name="T576">column1, column2, ...<text:s/></text:span><text:span text:style-name="T577">ASC</text:span><text:span text:style-name="T578">|</text:span><text:span text:style-name="T579">DESC</text:span><text:span text:style-name="T580">;<text:s/></text:span></text:p>
      <text:p text:style-name="P581"/>
      <text:h text:style-name="P582" text:outline-level="3">INSERT INTO Syntax</text:h>
      <text:p text:style-name="P583"><text:span text:style-name="T584">INSERT</text:span><text:span text:style-name="T585"><text:s/></text:span><text:span text:style-name="T586">INTO</text:span><text:span text:style-name="T587"><text:s/></text:span><text:span text:style-name="T588">table_name</text:span><text:span text:style-name="T589"><text:s/>(</text:span><text:span text:style-name="T590">column1</text:span><text:span text:style-name="T591">,</text:span><text:span text:style-name="T592"><text:s/>column2</text:span><text:span text:style-name="T593">,</text:span><text:span text:style-name="T594"><text:s/>column3</text:span><text:span text:style-name="T595">, ...)</text:span><text:span text:style-name="T596"><text:line-break/></text:span><text:span text:style-name="T597">VALUES</text:span><text:span text:style-name="T598"><text:s/>(</text:span><text:span text:style-name="T599">value1</text:span><text:span text:style-name="T600">,</text:span><text:span text:style-name="T601"><text:s/>value2</text:span><text:span text:style-name="T602">,</text:span><text:span text:style-name="T603"><text:s/>value3</text:span><text:span text:style-name="T604">, ...);<text:s/></text:span></text:p>
      <text:p text:style-name="P605"/>
      <text:p text:style-name="Standard"><text:span text:style-name="T606">INSERT</text:span><text:span text:style-name="T607"><text:s/></text:span><text:span text:style-name="T608">INTO</text:span><text:span text:style-name="T609"><text:s/></text:span><text:span text:style-name="T610">table_name</text:span><text:span text:style-name="T611"><text:line-break/></text:span><text:soft-page-break/><text:span text:style-name="T612">VALUES</text:span><text:span text:style-name="T613"><text:s/>(</text:span><text:span text:style-name="T614">value1</text:span><text:span text:style-name="T615">,</text:span><text:span text:style-name="T616"><text:s/>value2</text:span><text:span text:style-name="T617">,</text:span><text:span text:style-name="T618"><text:s/>value3</text:span><text:span text:style-name="T619">, ...);</text:span></text:p>
      <text:h text:style-name="P620" text:outline-level="3">IS NULL Syntax</text:h>
      <text:p text:style-name="P621"><text:span text:style-name="T622">SELECT</text:span><text:span text:style-name="T623"><text:s/></text:span><text:span text:style-name="T624">column_names</text:span><text:span text:style-name="T625"><text:line-break/></text:span><text:span text:style-name="T626">FROM</text:span><text:span text:style-name="T627"><text:s/></text:span><text:span text:style-name="T628">table_name</text:span><text:span text:style-name="T629"><text:line-break/></text:span><text:span text:style-name="T630">WHERE</text:span><text:span text:style-name="T631"><text:s/></text:span><text:span text:style-name="T632">column_name</text:span><text:span text:style-name="T633"><text:s/></text:span><text:span text:style-name="T634">IS</text:span><text:span text:style-name="T635"><text:s/></text:span><text:span text:style-name="T636">NULL</text:span><text:span text:style-name="T637">;<text:s/></text:span></text:p>
      <text:h text:style-name="P638" text:outline-level="3">IS NOT NULL Syntax</text:h>
      <text:p text:style-name="P639"><text:span text:style-name="T640">SELECT</text:span><text:span text:style-name="T641"><text:s/></text:span><text:span text:style-name="T642">column_names</text:span><text:span text:style-name="T643"><text:line-break/></text:span><text:span text:style-name="T644">FROM</text:span><text:span text:style-name="T645"><text:s/></text:span><text:span text:style-name="T646">table_name</text:span><text:span text:style-name="T647"><text:line-break/></text:span><text:span text:style-name="T648">WHERE</text:span><text:span text:style-name="T649"><text:s/></text:span><text:span text:style-name="T650">column_name</text:span><text:span text:style-name="T651"><text:s/></text:span><text:span text:style-name="T652">IS</text:span><text:span text:style-name="T653"><text:s/></text:span><text:span text:style-name="T654">NOT</text:span><text:span text:style-name="T655"><text:s/></text:span><text:span text:style-name="T656">NULL</text:span><text:span text:style-name="T657">;<text:s/></text:span></text:p>
      <text:p text:style-name="P658"/>
      <text:h text:style-name="P659" text:outline-level="3">UPDATE Syntax</text:h>
      <text:p text:style-name="P660"><text:span text:style-name="T661">UPDATE</text:span><text:span text:style-name="T662"><text:s/></text:span><text:span text:style-name="T663">table_name</text:span><text:span text:style-name="T664"><text:line-break/></text:span><text:span text:style-name="T665">SET</text:span><text:span text:style-name="T666"><text:s/></text:span><text:span text:style-name="T667">column1<text:s/></text:span><text:span text:style-name="T668">=</text:span><text:span text:style-name="T669"><text:s/>value1</text:span><text:span text:style-name="T670">,</text:span><text:span text:style-name="T671"><text:s/>column2<text:s/></text:span><text:span text:style-name="T672">=</text:span><text:span text:style-name="T673"><text:s/>value2</text:span><text:span text:style-name="T674">, ...</text:span><text:span text:style-name="T675"><text:line-break/></text:span><text:span text:style-name="T676">WHERE</text:span><text:span text:style-name="T677"><text:s/></text:span><text:span text:style-name="T678">condition</text:span><text:span text:style-name="T679">;<text:s/></text:span></text:p>
      <text:p text:style-name="P680"/>
      <text:h text:style-name="P681" text:outline-level="3">DELETE Syntax</text:h>
      <text:p text:style-name="P682"><text:span text:style-name="T683">DELETE</text:span><text:span text:style-name="T684"><text:s/></text:span><text:span text:style-name="T685">FROM</text:span><text:span text:style-name="T686"><text:s/></text:span><text:span text:style-name="T687">table_name<text:s/></text:span><text:span text:style-name="T688">WHERE</text:span><text:span text:style-name="T689"><text:s/></text:span><text:span text:style-name="T690">condition</text:span><text:span text:style-name="T691">;</text:span></text:p>
      <text:p text:style-name="P692"/>
      <text:p text:style-name="P693"><text:span text:style-name="T694">MySQL Syntax:</text:span></text:p>
      <text:p text:style-name="P695"><text:span text:style-name="T696">SELECT</text:span><text:span text:style-name="T697"><text:s/></text:span><text:span text:style-name="T698">column_name(s)</text:span><text:span text:style-name="T699"><text:line-break/></text:span><text:span text:style-name="T700">FROM</text:span><text:span text:style-name="T701"><text:s/></text:span><text:span text:style-name="T702">table_name</text:span><text:span text:style-name="T703"><text:line-break/></text:span><text:span text:style-name="T704">WHERE</text:span><text:span text:style-name="T705"><text:s/></text:span><text:span text:style-name="T706">condition</text:span><text:span text:style-name="T707"><text:line-break/></text:span><text:span text:style-name="T708">LIMIT</text:span><text:span text:style-name="T709"><text:s/></text:span><text:span text:style-name="T710">number</text:span><text:span text:style-name="T711">;<text:s/></text:span></text:p>
      <text:p text:style-name="P712"/>
      <text:h text:style-name="P713" text:outline-level="3">MAX() Syntax</text:h>
      <text:p text:style-name="P714"><text:span text:style-name="T715">SELECT</text:span><text:span text:style-name="T716"><text:s/>MAX(</text:span><text:span text:style-name="T717">column_name</text:span><text:span text:style-name="T718">)</text:span><text:span text:style-name="T719"><text:line-break/></text:span><text:span text:style-name="T720">FROM</text:span><text:span text:style-name="T721"><text:s/></text:span><text:span text:style-name="T722">table_name</text:span><text:span text:style-name="T723"><text:line-break/></text:span><text:span text:style-name="T724">WHERE</text:span><text:span text:style-name="T725"><text:s/></text:span><text:span text:style-name="T726">condition</text:span><text:span text:style-name="T727">;<text:s/></text:span></text:p>
      <text:p text:style-name="P728"/>
      <text:h text:style-name="P729" text:outline-level="3">COUNT() Syntax</text:h>
      <text:p text:style-name="P730"><text:span text:style-name="T731">SELECT</text:span><text:span text:style-name="T732"><text:s/></text:span><text:span text:style-name="T733">COUNT</text:span><text:span text:style-name="T734">(</text:span><text:span text:style-name="T735">column_name</text:span><text:span text:style-name="T736">)</text:span></text:p>
      <text:p text:style-name="P737"><text:span text:style-name="T738">SELECT</text:span><text:span text:style-name="T739"><text:s/></text:span><text:span text:style-name="T740">SUM</text:span><text:span text:style-name="T741">(</text:span><text:span text:style-name="T742">column_name</text:span><text:span text:style-name="T743">)</text:span></text:p>
      <text:p text:style-name="P744"><text:span text:style-name="T745">SELECT</text:span><text:span text:style-name="T746"><text:s/></text:span><text:span text:style-name="T747">AVG</text:span><text:span text:style-name="T748">(</text:span><text:span text:style-name="T749">column_name</text:span><text:span text:style-name="T750">)</text:span><text:span text:style-name="T751"><text:line-break/></text:span><text:span text:style-name="T752">FROM</text:span><text:span text:style-name="T753"><text:s/></text:span><text:span text:style-name="T754">table_name</text:span><text:span text:style-name="T755"><text:line-break/></text:span><text:span text:style-name="T756">WHERE</text:span><text:span text:style-name="T757"><text:s/></text:span><text:span text:style-name="T758">condition</text:span><text:span text:style-name="T759">;<text:s/></text:span></text:p>
      <text:p text:style-name="P760"/>
      <text:soft-page-break/>
      <text:list text:style-name="LFO5" text:continue-numbering="true">
        <text:list-item>
          <text:p text:style-name="P761">% - The percent sign represents zero, one, or multiple characters</text:p>
        </text:list-item>
        <text:list-item>
          <text:p text:style-name="P762">_ - The underscore represents a single character</text:p>
        </text:list-item>
      </text:list>
      <text:p text:style-name="P763"/>
      <text:h text:style-name="P764" text:outline-level="3">LIKE Syntax</text:h>
      <text:p text:style-name="P765"><text:span text:style-name="T766">SELECT</text:span><text:span text:style-name="T767"><text:s/></text:span><text:span text:style-name="T768">column1, column2, ...</text:span><text:span text:style-name="T769"><text:line-break/></text:span><text:span text:style-name="T770">FROM</text:span><text:span text:style-name="T771"><text:s/></text:span><text:span text:style-name="T772">table_name</text:span><text:span text:style-name="T773"><text:line-break/></text:span><text:span text:style-name="T774">WHERE</text:span><text:span text:style-name="T775"><text:s/></text:span><text:span text:style-name="T776">columnN</text:span><text:span text:style-name="T777"><text:s/></text:span><text:span text:style-name="T778">LIKE</text:span><text:span text:style-name="T779"><text:s/></text:span><text:span text:style-name="T780">pattern</text:span><text:span text:style-name="T781">;<text:s/></text:span></text:p>
      <text:p text:style-name="P782"/>
      <text:h text:style-name="P783" text:outline-level="3">IN Syntax</text:h>
      <text:p text:style-name="P784"><text:span text:style-name="T785">SELECT</text:span><text:span text:style-name="T786"><text:s/></text:span><text:span text:style-name="T787">column_name(s)</text:span><text:span text:style-name="T788"><text:line-break/></text:span><text:span text:style-name="T789">FROM</text:span><text:span text:style-name="T790"><text:s/></text:span><text:span text:style-name="T791">table_name</text:span><text:span text:style-name="T792"><text:line-break/></text:span><text:span text:style-name="T793">WHERE</text:span><text:span text:style-name="T794"><text:s/></text:span><text:span text:style-name="T795">column_name</text:span><text:span text:style-name="T796"><text:s/></text:span><text:span text:style-name="T797">IN</text:span><text:span text:style-name="T798"><text:s/>(</text:span><text:span text:style-name="T799">value1</text:span><text:span text:style-name="T800">,</text:span><text:span text:style-name="T801"><text:s/>value2</text:span><text:span text:style-name="T802">, ...);<text:s/></text:span></text:p>
      <text:p text:style-name="P803"/>
      <text:p text:style-name="Standard"><text:span text:style-name="T804">SELECT</text:span><text:span text:style-name="T805"><text:s/>*<text:s/></text:span><text:span text:style-name="T806">FROM</text:span><text:span text:style-name="T807"><text:s/>Customers</text:span><text:span text:style-name="T808"><text:line-break/></text:span><text:span text:style-name="T809">WHERE</text:span><text:span text:style-name="T810"><text:s/>Country<text:s/></text:span><text:span text:style-name="T811">IN</text:span><text:span text:style-name="T812"><text:s/>(</text:span><text:span text:style-name="T813">'Germany'</text:span><text:span text:style-name="T814">,<text:s/></text:span><text:span text:style-name="T815">'France'</text:span><text:span text:style-name="T816">,<text:s/></text:span><text:span text:style-name="T817">'UK'</text:span><text:span text:style-name="T818">);</text:span></text:p>
      <text:p text:style-name="Standard"/>
      <text:p text:style-name="Standard"><text:span text:style-name="T819">SELECT</text:span><text:span text:style-name="T820"><text:s/>*<text:s/></text:span><text:span text:style-name="T821">FROM</text:span><text:span text:style-name="T822"><text:s/>Customers</text:span><text:span text:style-name="T823"><text:line-break/></text:span><text:span text:style-name="T824">WHERE</text:span><text:span text:style-name="T825"><text:s/>Country<text:s/></text:span><text:span text:style-name="T826">NOT</text:span><text:span text:style-name="T827"><text:s/></text:span><text:span text:style-name="T828">IN</text:span><text:span text:style-name="T829"><text:s/>(</text:span><text:span text:style-name="T830">'Germany'</text:span><text:span text:style-name="T831">,<text:s/></text:span><text:span text:style-name="T832">'France'</text:span><text:span text:style-name="T833">,<text:s/></text:span><text:span text:style-name="T834">'UK'</text:span><text:span text:style-name="T835">);</text:span></text:p>
      <text:p text:style-name="Standard"/>
      <text:p text:style-name="Standard"><text:span text:style-name="T836">SELECT</text:span><text:span text:style-name="T837"><text:s/>*<text:s/></text:span><text:span text:style-name="T838">FROM</text:span><text:span text:style-name="T839"><text:s/>Customers</text:span><text:span text:style-name="T840"><text:line-break/></text:span><text:span text:style-name="T841">WHERE</text:span><text:span text:style-name="T842"><text:s/>Country<text:s/></text:span><text:span text:style-name="T843">IN</text:span><text:span text:style-name="T844"><text:s/>(</text:span><text:span text:style-name="T845">SELECT</text:span><text:span text:style-name="T846"><text:s/>Country<text:s/></text:span><text:span text:style-name="T847">FROM</text:span><text:span text:style-name="T848"><text:s/>Suppliers);</text:span></text:p>
      <text:p text:style-name="Standard"/>
      <text:h text:style-name="P849" text:outline-level="3">BETWEEN Syntax</text:h>
      <text:p text:style-name="P850"><text:span text:style-name="T851">SELECT</text:span><text:span text:style-name="T852"><text:s/></text:span><text:span text:style-name="T853">column_name(s)</text:span><text:span text:style-name="T854"><text:line-break/></text:span><text:span text:style-name="T855">FROM</text:span><text:span text:style-name="T856"><text:s/></text:span><text:span text:style-name="T857">table_name</text:span><text:span text:style-name="T858"><text:line-break/></text:span><text:span text:style-name="T859">WHERE</text:span><text:span text:style-name="T860"><text:s/></text:span><text:span text:style-name="T861">column_name<text:s/></text:span><text:span text:style-name="T862">BETWEEN</text:span><text:span text:style-name="T863"><text:s/></text:span><text:span text:style-name="T864">value1</text:span><text:span text:style-name="T865"><text:s/></text:span><text:span text:style-name="T866">AND</text:span><text:span text:style-name="T867"><text:s/></text:span><text:span text:style-name="T868">value2;</text:span><text:span text:style-name="T869"><text:s/></text:span></text:p>
      <text:p text:style-name="P870"/>
      <text:p text:style-name="Standard"><text:span text:style-name="T871">SELECT</text:span><text:span text:style-name="T872"><text:s/>*<text:s/></text:span><text:span text:style-name="T873">FROM</text:span><text:span text:style-name="T874"><text:s/>Orders</text:span><text:span text:style-name="T875"><text:line-break/></text:span><text:span text:style-name="T876">WHERE</text:span><text:span text:style-name="T877"><text:s/>OrderDate<text:s/></text:span><text:span text:style-name="T878">BETWEEN</text:span><text:span text:style-name="T879"><text:s/></text:span><text:span text:style-name="T880">'1996-07-01'</text:span><text:span text:style-name="T881"><text:s/></text:span><text:span text:style-name="T882">AND</text:span><text:span text:style-name="T883"><text:s/></text:span><text:span text:style-name="T884">'1996-07-31'</text:span><text:span text:style-name="T885">;</text:span></text:p>
      <text:p text:style-name="Standard"/>
      <text:p text:style-name="Standard"><text:span text:style-name="T886">SELECT</text:span><text:span text:style-name="T887"><text:s/>*<text:s/></text:span><text:span text:style-name="T888">FROM</text:span><text:span text:style-name="T889"><text:s/>Products</text:span><text:span text:style-name="T890"><text:line-break/></text:span><text:span text:style-name="T891">WHERE</text:span><text:span text:style-name="T892"><text:s/>Price<text:s/></text:span><text:span text:style-name="T893">NOT</text:span><text:span text:style-name="T894"><text:s/></text:span><text:span text:style-name="T895">BETWEEN</text:span><text:span text:style-name="T896"><text:s/></text:span><text:span text:style-name="T897">10</text:span><text:span text:style-name="T898"><text:s/></text:span><text:span text:style-name="T899">AND</text:span><text:span text:style-name="T900"><text:s/></text:span><text:span text:style-name="T901">20</text:span><text:span text:style-name="T902">;</text:span></text:p>
      <text:p text:style-name="Standard"/>
      <text:p text:style-name="Standard"><text:span text:style-name="T903">SELECT</text:span><text:span text:style-name="T904"><text:s/>*<text:s/></text:span><text:span text:style-name="T905">FROM</text:span><text:span text:style-name="T906"><text:s/>Products</text:span><text:span text:style-name="T907"><text:line-break/></text:span><text:span text:style-name="T908">WHERE</text:span><text:span text:style-name="T909"><text:s/>Price<text:s/></text:span><text:span text:style-name="T910">BETWEEN</text:span><text:span text:style-name="T911"><text:s/></text:span><text:span text:style-name="T912">10</text:span><text:span text:style-name="T913"><text:s/></text:span><text:span text:style-name="T914">AND</text:span><text:span text:style-name="T915"><text:s/></text:span><text:span text:style-name="T916">20</text:span><text:span text:style-name="T917"><text:line-break/></text:span><text:span text:style-name="T918">AND</text:span><text:span text:style-name="T919"><text:s/>CategoryID<text:s/></text:span><text:span text:style-name="T920">NOT</text:span><text:span text:style-name="T921"><text:s/></text:span><text:span text:style-name="T922">IN</text:span><text:span text:style-name="T923"><text:s/>(</text:span><text:span text:style-name="T924">1</text:span><text:span text:style-name="T925">,</text:span><text:span text:style-name="T926">2</text:span><text:span text:style-name="T927">,</text:span><text:span text:style-name="T928">3</text:span><text:span text:style-name="T929">);</text:span></text:p>
      <text:p text:style-name="Standard"/>
      <text:h text:style-name="P930" text:outline-level="3">NNER JOIN Syntax</text:h>
      <text:p text:style-name="P931"><text:span text:style-name="T932">SELECT</text:span><text:span text:style-name="T933"><text:s/></text:span><text:span text:style-name="T934">column_name(s)</text:span><text:span text:style-name="T935"><text:line-break/></text:span><text:span text:style-name="T936">FROM</text:span><text:span text:style-name="T937"><text:s/></text:span><text:span text:style-name="T938">table1</text:span><text:span text:style-name="T939"><text:line-break/></text:span><text:span text:style-name="T940">INNER</text:span><text:span text:style-name="T941"><text:s/></text:span><text:span text:style-name="T942">JOIN</text:span><text:span text:style-name="T943"><text:s/></text:span><text:span text:style-name="T944">table2</text:span><text:span text:style-name="T945"><text:line-break/></text:span><text:span text:style-name="T946">ON</text:span><text:span text:style-name="T947"><text:s/></text:span><text:span text:style-name="T948">table1.column_name<text:s/></text:span><text:span text:style-name="T949">=</text:span><text:span text:style-name="T950"><text:s/>table2.column_name</text:span><text:span text:style-name="T951">;</text:span></text:p>
      <text:p text:style-name="P952"/>
      <text:soft-page-break/>
      <text:p text:style-name="Standard"><text:span text:style-name="T953">SELECT</text:span><text:span text:style-name="T954"><text:s/>Orders.OrderID, Customers.CustomerName</text:span><text:span text:style-name="T955"><text:line-break/></text:span><text:span text:style-name="T956">FROM</text:span><text:span text:style-name="T957"><text:s/>Orders</text:span><text:span text:style-name="T958"><text:line-break/></text:span><text:span text:style-name="T959">INNER</text:span><text:span text:style-name="T960"><text:s/></text:span><text:span text:style-name="T961">JOIN</text:span><text:span text:style-name="T962"><text:s/>Customers<text:s/></text:span><text:span text:style-name="T963">ON</text:span><text:span text:style-name="T964"><text:s/>Orders.CustomerID = Customers.CustomerID;</text:span></text:p>
      <text:p text:style-name="Standard"/>
      <text:p text:style-name="Standard"><text:span text:style-name="T965">SELECT</text:span><text:span text:style-name="T966"><text:s/>Orders.OrderID, Customers.CustomerName, Shippers.ShipperName</text:span><text:span text:style-name="T967"><text:line-break/></text:span><text:span text:style-name="T968">FROM</text:span><text:span text:style-name="T969"><text:s/>((Orders</text:span><text:span text:style-name="T970"><text:line-break/></text:span><text:span text:style-name="T971">INNER</text:span><text:span text:style-name="T972"><text:s/></text:span><text:span text:style-name="T973">JOIN</text:span><text:span text:style-name="T974"><text:s/>Customers<text:s/></text:span><text:span text:style-name="T975">ON</text:span><text:span text:style-name="T976"><text:s/>Orders.CustomerID = Customers.CustomerID)</text:span><text:span text:style-name="T977"><text:line-break/></text:span><text:span text:style-name="T978">INNER</text:span><text:span text:style-name="T979"><text:s/></text:span><text:span text:style-name="T980">JOIN</text:span><text:span text:style-name="T981"><text:s/>Shippers<text:s/></text:span><text:span text:style-name="T982">ON</text:span><text:span text:style-name="T983"><text:s/>Orders.ShipperID = Shippers.ShipperID);</text:span></text:p>
      <text:p text:style-name="Standard"/>
      <text:h text:style-name="P984" text:outline-level="3">GROUP BY Syntax</text:h>
      <text:p text:style-name="P985"><text:span text:style-name="T986">SELECT</text:span><text:span text:style-name="T987"><text:s/></text:span><text:span text:style-name="T988">column_name(s)</text:span><text:span text:style-name="T989"><text:line-break/></text:span><text:span text:style-name="T990">FROM</text:span><text:span text:style-name="T991"><text:s/></text:span><text:span text:style-name="T992">table_name</text:span><text:span text:style-name="T993"><text:line-break/></text:span><text:span text:style-name="T994">WHERE</text:span><text:span text:style-name="T995"><text:s/></text:span><text:span text:style-name="T996">condition</text:span><text:span text:style-name="T997"><text:line-break/></text:span><text:span text:style-name="T998">GROUP</text:span><text:span text:style-name="T999"><text:s/></text:span><text:span text:style-name="T1000">BY</text:span><text:span text:style-name="T1001"><text:s/></text:span><text:span text:style-name="T1002">column_name(s)</text:span><text:span text:style-name="T1003"><text:line-break/></text:span><text:span text:style-name="T1004">ORDER</text:span><text:span text:style-name="T1005"><text:s/></text:span><text:span text:style-name="T1006">BY</text:span><text:span text:style-name="T1007"><text:s/></text:span><text:span text:style-name="T1008">column_name(s);<text:s/></text:span></text:p>
      <text:p text:style-name="P1009"/>
      <text:p text:style-name="Standard"><text:span text:style-name="T1010">SELECT</text:span><text:span text:style-name="T1011"><text:s/></text:span><text:span text:style-name="T1012">COUNT</text:span><text:span text:style-name="T1013">(CustomerID), Country</text:span><text:span text:style-name="T1014"><text:line-break/></text:span><text:span text:style-name="T1015">FROM</text:span><text:span text:style-name="T1016"><text:s/>Customers</text:span><text:span text:style-name="T1017"><text:line-break/></text:span><text:span text:style-name="T1018">GROUP</text:span><text:span text:style-name="T1019"><text:s/></text:span><text:span text:style-name="T1020">BY</text:span><text:span text:style-name="T1021"><text:s/>Country</text:span><text:span text:style-name="T1022"><text:line-break/></text:span><text:span text:style-name="T1023">ORDER</text:span><text:span text:style-name="T1024"><text:s/></text:span><text:span text:style-name="T1025">BY</text:span><text:span text:style-name="T1026"><text:s/></text:span><text:span text:style-name="T1027">COUNT</text:span><text:span text:style-name="T1028">(CustomerID)<text:s/></text:span><text:span text:style-name="T1029">DESC</text:span><text:span text:style-name="T1030">;</text:span></text:p>
      <text:p text:style-name="Standard"/>
      <text:h text:style-name="P1031" text:outline-level="3">HAVING Syntax</text:h>
      <text:p text:style-name="P1032"><text:span text:style-name="T1033">SELECT</text:span><text:span text:style-name="T1034"><text:s/></text:span><text:span text:style-name="T1035">column_name(s)</text:span><text:span text:style-name="T1036"><text:line-break/></text:span><text:span text:style-name="T1037">FROM</text:span><text:span text:style-name="T1038"><text:s/></text:span><text:span text:style-name="T1039">table_name</text:span><text:span text:style-name="T1040"><text:line-break/></text:span><text:span text:style-name="T1041">WHERE</text:span><text:span text:style-name="T1042"><text:s/></text:span><text:span text:style-name="T1043">condition</text:span><text:span text:style-name="T1044"><text:line-break/></text:span><text:span text:style-name="T1045">GROUP</text:span><text:span text:style-name="T1046"><text:s/></text:span><text:span text:style-name="T1047">BY</text:span><text:span text:style-name="T1048"><text:s/></text:span><text:span text:style-name="T1049">column_name(s)</text:span><text:span text:style-name="T1050"><text:line-break/></text:span><text:span text:style-name="T1051">HAVING</text:span><text:span text:style-name="T1052"><text:s/></text:span><text:span text:style-name="T1053">condition</text:span><text:span text:style-name="T1054"><text:line-break/></text:span><text:span text:style-name="T1055">ORDER</text:span><text:span text:style-name="T1056"><text:s/></text:span><text:span text:style-name="T1057">BY</text:span><text:span text:style-name="T1058"><text:s/></text:span><text:span text:style-name="T1059">column_name(s);</text:span><text:span text:style-name="T1060"><text:s/></text:span></text:p>
      <text:p text:style-name="P1061"/>
      <text:p text:style-name="Standard"><text:span text:style-name="T1062">SELECT</text:span><text:span text:style-name="T1063"><text:s/></text:span><text:span text:style-name="T1064">COUNT</text:span><text:span text:style-name="T1065">(CustomerID), Country</text:span><text:span text:style-name="T1066"><text:line-break/></text:span><text:span text:style-name="T1067">FROM</text:span><text:span text:style-name="T1068"><text:s/>Customers</text:span><text:span text:style-name="T1069"><text:line-break/></text:span><text:span text:style-name="T1070">GROUP</text:span><text:span text:style-name="T1071"><text:s/></text:span><text:span text:style-name="T1072">BY</text:span><text:span text:style-name="T1073"><text:s/>Country</text:span><text:span text:style-name="T1074"><text:line-break/></text:span><text:span text:style-name="T1075">HAVING</text:span><text:span text:style-name="T1076"><text:s/></text:span><text:span text:style-name="T1077">COUNT</text:span><text:span text:style-name="T1078">(CustomerID) &gt;<text:s/></text:span><text:span text:style-name="T1079">5</text:span><text:span text:style-name="T1080">;</text:span></text:p>
      <text:p text:style-name="Standard"/>
      <text:h text:style-name="P1081" text:outline-level="3">EXISTS Syntax</text:h>
      <text:p text:style-name="P1082"><text:span text:style-name="T1083">SELECT</text:span><text:span text:style-name="T1084"><text:s/></text:span><text:span text:style-name="T1085">column_name(s)</text:span><text:span text:style-name="T1086"><text:line-break/></text:span><text:span text:style-name="T1087">FROM</text:span><text:span text:style-name="T1088"><text:s/></text:span><text:span text:style-name="T1089">table_name</text:span><text:span text:style-name="T1090"><text:line-break/></text:span><text:span text:style-name="T1091">WHERE</text:span><text:span text:style-name="T1092"><text:s/></text:span><text:span text:style-name="T1093">EXISTS</text:span><text:span text:style-name="T1094"><text:line-break/>(</text:span><text:span text:style-name="T1095">SELECT</text:span><text:span text:style-name="T1096"><text:s/></text:span><text:span text:style-name="T1097">column_name<text:s/></text:span><text:span text:style-name="T1098">FROM</text:span><text:span text:style-name="T1099"><text:s/></text:span><text:span text:style-name="T1100">table_name</text:span><text:span text:style-name="T1101"><text:s/></text:span><text:span text:style-name="T1102">WHERE</text:span><text:span text:style-name="T1103"><text:s/></text:span><text:span text:style-name="T1104">condition</text:span><text:span text:style-name="T1105">);<text:s/></text:span></text:p>
      <text:p text:style-name="P1106"/>
      <text:p text:style-name="Standard"><text:span text:style-name="T1107">SELECT</text:span><text:span text:style-name="T1108"><text:s/>SupplierName</text:span><text:span text:style-name="T1109"><text:line-break/></text:span><text:span text:style-name="T1110">FROM</text:span><text:span text:style-name="T1111"><text:s/>Suppliers</text:span><text:span text:style-name="T1112"><text:line-break/></text:span><text:span text:style-name="T1113">WHERE</text:span><text:span text:style-name="T1114"><text:s/></text:span><text:span text:style-name="T1115">EXISTS</text:span><text:span text:style-name="T1116"><text:s/>(</text:span><text:span text:style-name="T1117">SELECT</text:span><text:span text:style-name="T1118"><text:s/>ProductName<text:s/></text:span><text:span text:style-name="T1119">FROM</text:span><text:span text:style-name="T1120"><text:s/>Products<text:s/></text:span><text:span text:style-name="T1121">WHERE</text:span><text:span text:style-name="T1122"><text:s/>Products.SupplierID = Suppliers.supplierID<text:s/></text:span><text:span text:style-name="T1123">AND</text:span><text:span text:style-name="T1124"><text:s/>Price &lt;<text:s/></text:span><text:span text:style-name="T1125">20</text:span><text:span text:style-name="T1126">);</text:span></text:p>
      <text:p text:style-name="Standard"/>
      <text:soft-page-break/>
      <text:h text:style-name="P1127" text:outline-level="3">ANY Syntax</text:h>
      <text:p text:style-name="P1128"><text:span text:style-name="T1129">SELECT</text:span><text:span text:style-name="T1130"><text:s/></text:span><text:span text:style-name="T1131">column_name(s)</text:span><text:span text:style-name="T1132"><text:line-break/></text:span><text:span text:style-name="T1133">FROM</text:span><text:span text:style-name="T1134"><text:s/></text:span><text:span text:style-name="T1135">table_name</text:span><text:span text:style-name="T1136"><text:line-break/></text:span><text:span text:style-name="T1137">WHERE</text:span><text:span text:style-name="T1138"><text:s/></text:span><text:span text:style-name="T1139">column_name operator</text:span><text:span text:style-name="T1140"><text:s/></text:span><text:span text:style-name="T1141">ANY</text:span><text:span text:style-name="T1142"><text:line-break/>(</text:span><text:span text:style-name="T1143">SELECT</text:span><text:span text:style-name="T1144"><text:s/></text:span><text:span text:style-name="T1145">column_name<text:s/></text:span><text:span text:style-name="T1146">FROM</text:span><text:span text:style-name="T1147"><text:s/></text:span><text:span text:style-name="T1148">table_name</text:span><text:span text:style-name="T1149"><text:s/></text:span><text:span text:style-name="T1150">WHERE</text:span><text:span text:style-name="T1151"><text:s/></text:span><text:span text:style-name="T1152">condition</text:span><text:span text:style-name="T1153">);<text:s/></text:span></text:p>
      <text:h text:style-name="P1154" text:outline-level="3">ALL Syntax</text:h>
      <text:p text:style-name="P1155"><text:span text:style-name="T1156">SELECT</text:span><text:span text:style-name="T1157"><text:s/></text:span><text:span text:style-name="T1158">column_name(s)</text:span><text:span text:style-name="T1159"><text:line-break/></text:span><text:span text:style-name="T1160">FROM</text:span><text:span text:style-name="T1161"><text:s/></text:span><text:span text:style-name="T1162">table_name</text:span><text:span text:style-name="T1163"><text:line-break/></text:span><text:span text:style-name="T1164">WHERE</text:span><text:span text:style-name="T1165"><text:s/></text:span><text:span text:style-name="T1166">column_name operator</text:span><text:span text:style-name="T1167"><text:s/></text:span><text:span text:style-name="T1168">ALL</text:span><text:span text:style-name="T1169"><text:line-break/>(</text:span><text:span text:style-name="T1170">SELECT</text:span><text:span text:style-name="T1171"><text:s/></text:span><text:span text:style-name="T1172">column_name<text:s/></text:span><text:span text:style-name="T1173">FROM</text:span><text:span text:style-name="T1174"><text:s/></text:span><text:span text:style-name="T1175">table_name<text:s/></text:span><text:span text:style-name="T1176">WHERE</text:span><text:span text:style-name="T1177"><text:s/></text:span><text:span text:style-name="T1178">condition</text:span><text:span text:style-name="T1179">);<text:s/></text:span></text:p>
      <text:p text:style-name="P1180"><text:span text:style-name="T1181">Note:</text:span><text:span text:style-name="T1182"><text:s/>The<text:s/></text:span><text:span text:style-name="T1183">operator</text:span><text:span text:style-name="T1184"><text:s/>must be a standard comparison operator (=, &lt;&gt;, !=, &gt;, &gt;=, &lt;, or &lt;=).</text:span></text:p>
      <text:p text:style-name="Standard"><text:span text:style-name="T1185">SELECT</text:span><text:span text:style-name="T1186"><text:s/>ProductName</text:span><text:span text:style-name="T1187"><text:line-break/></text:span><text:span text:style-name="T1188">FROM</text:span><text:span text:style-name="T1189"><text:s/>Products</text:span><text:span text:style-name="T1190"><text:line-break/></text:span><text:span text:style-name="T1191">WHERE</text:span><text:span text:style-name="T1192"><text:s/>ProductID =<text:s/></text:span><text:span text:style-name="T1193">ALL</text:span><text:span text:style-name="T1194"><text:s/>(</text:span><text:span text:style-name="T1195">SELECT</text:span><text:span text:style-name="T1196"><text:s/>ProductID<text:s/></text:span><text:span text:style-name="T1197">FROM</text:span><text:span text:style-name="T1198"><text:s/>OrderDetails<text:s/></text:span><text:span text:style-name="T1199">WHERE</text:span><text:span text:style-name="T1200"><text:s/>Quantity =<text:s/></text:span><text:span text:style-name="T1201">10</text:span><text:span text:style-name="T1202">);</text:span></text:p>
      <text:p text:style-name="Standard"/>
      <text:h text:style-name="Título2" text:outline-level="2">SQL FOREIGN KEY</text:h>
      <text:p text:style-name="Standard"/>
      <text:p text:style-name="Standard"><text:span text:style-name="T1203">ALTER</text:span><text:span text:style-name="T1204"><text:s/></text:span><text:span text:style-name="T1205">TABLE</text:span><text:span text:style-name="T1206"><text:s/>Orders</text:span><text:span text:style-name="T1207"><text:line-break/></text:span><text:span text:style-name="T1208">ADD</text:span><text:span text:style-name="T1209"><text:s/></text:span><text:span text:style-name="T1210">CONSTRAINT</text:span><text:span text:style-name="T1211"><text:s/>FK_PersonOrder</text:span><text:span text:style-name="T1212"><text:line-break/></text:span><text:span text:style-name="T1213">FOREIGN</text:span><text:span text:style-name="T1214"><text:s/></text:span><text:span text:style-name="T1215">KEY</text:span><text:span text:style-name="T1216"><text:s/>(PersonID)<text:s/></text:span><text:span text:style-name="T1217">REFERENCES</text:span><text:span text:style-name="T1218"><text:s/>Persons(PersonID);</text:span></text:p>
      <text:p text:style-name="Standard"/>
      <text:p text:style-name="P1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, Arial, Tahoma, sans-" svg:font-family="Helvetica, Arial, Tahoma, sans-" style:font-family-generic="system"/>
    <style:font-face style:name="synthese, sans-serif" svg:font-family="synthese, sans-serif" style:font-family-generic="system"/>
    <style:font-face style:name="inherit" svg:font-family="inherit" style:font-family-generic="system"/>
    <style:font-face style:name="Roboto, Arial, sans-serif" svg:font-family="Roboto, Arial, sans-serif" style:font-family-generic="system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/>
    </style:style>
    <style:style style:name="sqlcolor" style:display-name="sqlcolor" style:family="text" style:parent-style-name="Fuentedepárrafopredeter."/>
    <style:style style:name="sqlkeywordcolor" style:display-name="sqlkeywordcolor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qlstringcolor" style:display-name="sqlstringcolor" style:family="text" style:parent-style-name="Fuentedepárrafopredeter."/>
    <style:style style:name="sqlnumbercolor" style:display-name="sqlnumbercolor" style:family="text" style:parent-style-name="Fuentedepárrafopredeter.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12-09T20:10:00Z</meta:creation-date>
    <dc:date>2020-02-18T03:50:00Z</dc:date>
    <meta:template xlink:href="Normal" xlink:type="simple"/>
    <meta:editing-cycles>3</meta:editing-cycles>
    <meta:editing-duration>PT33960S</meta:editing-duration>
    <meta:document-statistic meta:page-count="10" meta:paragraph-count="31" meta:word-count="2439" meta:character-count="15826" meta:row-count="111" meta:non-whitespace-character-count="13418"/>
  </office:meta>
</office:document-meta>
</file>